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48.93pt" svg:y="44.22pt">
            <draw:object draw:notify-on-update-of-ranges="source_2.D1:source_2.D1 source_2.D2:source_2.D251 source_2.E1:source_2.E1 source_2.E2:source_2.E2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.77pt" svg:y="304.78pt">
            <draw:object draw:notify-on-update-of-ranges="source_2.H1:source_2.H1 source_2.H2:source_2.H251 source_2.I1:source_2.I1 source_2.I2:source_2.I2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2889.57246" calcext:value-type="float">
            <text:p>1443132889.57246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2889.7638" calcext:value-type="float">
            <text:p>1443132889.7638</text:p>
          </table:table-cell>
          <table:table-cell table:formula="of:=[.G2]-[.$B$2]" office:value-type="float" office:value="0.191340684890747" calcext:value-type="float">
            <text:p>0.1913406849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340684890747" calcext:value-type="float">
            <text:p>0.1913406849</text:p>
          </table:table-cell>
          <table:table-cell table:formula="of:=MAX([.J2:.J2001])" office:value-type="float" office:value="10.6744158267975" calcext:value-type="float">
            <text:p>10.6744158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2900.10301" calcext:value-type="float">
            <text:p>1443132900.10301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10.5305542945862" calcext:value-type="float">
            <text:p>10.5305542946</text:p>
          </table:table-cell>
          <table:table-cell table:formula="of:=[.C3]/([.D3]-[.D2])" office:value-type="float" office:value="780.965537989582" calcext:value-type="float">
            <text:p>780.9655379896</text:p>
          </table:table-cell>
          <table:table-cell/>
          <table:table-cell office:value-type="float" office:value="1443132900.29426" calcext:value-type="float">
            <text:p>1443132900.29426</text:p>
          </table:table-cell>
          <table:table-cell table:formula="of:=[.G3]-[.$B$2]" office:value-type="float" office:value="10.7218022346497" calcext:value-type="float">
            <text:p>10.7218022346</text:p>
          </table:table-cell>
          <table:table-cell table:formula="of:=[.C3]/([.H3]-[.H2])" office:value-type="float" office:value="780.972416179449" calcext:value-type="float">
            <text:p>780.9724161794</text:p>
          </table:table-cell>
          <table:table-cell table:formula="of:=[.G3]-[.$B3]" office:value-type="float" office:value="0.191247940063477" calcext:value-type="float">
            <text:p>0.19124794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2900.20595" calcext:value-type="float">
            <text:p>1443132900.20595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10.6334958076477" calcext:value-type="float">
            <text:p>10.6334958076</text:p>
          </table:table-cell>
          <table:table-cell table:formula="of:=[.C4]/([.D4]-[.D3])" office:value-type="float" office:value="79890.024494636" calcext:value-type="float">
            <text:p>79890.024494636</text:p>
          </table:table-cell>
          <table:table-cell/>
          <table:table-cell office:value-type="float" office:value="1443132902.09116" calcext:value-type="float">
            <text:p>1443132902.09116</text:p>
          </table:table-cell>
          <table:table-cell table:formula="of:=[.G4]-[.$B$2]" office:value-type="float" office:value="12.5187017917633" calcext:value-type="float">
            <text:p>12.5187017918</text:p>
          </table:table-cell>
          <table:table-cell table:formula="of:=[.C4]/([.H4]-[.H3])" office:value-type="float" office:value="4576.77223384159" calcext:value-type="float">
            <text:p>4576.7722338416</text:p>
          </table:table-cell>
          <table:table-cell table:formula="of:=[.G4]-[.$B4]" office:value-type="float" office:value="1.8852059841156" calcext:value-type="float">
            <text:p>1.88520598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2900.3089" calcext:value-type="float">
            <text:p>1443132900.3089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10.7364475727081" calcext:value-type="float">
            <text:p>10.7364475727</text:p>
          </table:table-cell>
          <table:table-cell table:formula="of:=[.C5]/([.D5]-[.D4])" office:value-type="float" office:value="79882.0689977791" calcext:value-type="float">
            <text:p>79882.0689977791</text:p>
          </table:table-cell>
          <table:table-cell/>
          <table:table-cell office:value-type="float" office:value="1443132907.13704" calcext:value-type="float">
            <text:p>1443132907.13704</text:p>
          </table:table-cell>
          <table:table-cell table:formula="of:=[.G5]-[.$B$2]" office:value-type="float" office:value="17.5645859241486" calcext:value-type="float">
            <text:p>17.5645859241</text:p>
          </table:table-cell>
          <table:table-cell table:formula="of:=[.C5]/([.H5]-[.H4])" office:value-type="float" office:value="1629.84321166178" calcext:value-type="float">
            <text:p>1629.8432116618</text:p>
          </table:table-cell>
          <table:table-cell table:formula="of:=[.G5]-[.$B5]" office:value-type="float" office:value="6.82813835144043" calcext:value-type="float">
            <text:p>6.82813835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2900.41186" calcext:value-type="float">
            <text:p>1443132900.41186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10.8394050598145" calcext:value-type="float">
            <text:p>10.8394050598</text:p>
          </table:table-cell>
          <table:table-cell table:formula="of:=[.C6]/([.D6]-[.D5])" office:value-type="float" office:value="79877.6294093809" calcext:value-type="float">
            <text:p>79877.6294093809</text:p>
          </table:table-cell>
          <table:table-cell/>
          <table:table-cell office:value-type="float" office:value="1443132910.01817" calcext:value-type="float">
            <text:p>1443132910.01817</text:p>
          </table:table-cell>
          <table:table-cell table:formula="of:=[.G6]-[.$B$2]" office:value-type="float" office:value="20.4457159042358" calcext:value-type="float">
            <text:p>20.4457159042</text:p>
          </table:table-cell>
          <table:table-cell table:formula="of:=[.C6]/([.H6]-[.H5])" office:value-type="float" office:value="2854.43560576565" calcext:value-type="float">
            <text:p>2854.4356057657</text:p>
          </table:table-cell>
          <table:table-cell table:formula="of:=[.G6]-[.$B6]" office:value-type="float" office:value="9.60631084442139" calcext:value-type="float">
            <text:p>9.60631084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2900.5148" calcext:value-type="float">
            <text:p>1443132900.5148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10.9423429965973" calcext:value-type="float">
            <text:p>10.9423429966</text:p>
          </table:table-cell>
          <table:table-cell table:formula="of:=[.C7]/([.D7]-[.D6])" office:value-type="float" office:value="79892.8000407641" calcext:value-type="float">
            <text:p>79892.8000407641</text:p>
          </table:table-cell>
          <table:table-cell/>
          <table:table-cell office:value-type="float" office:value="1443132910.99424" calcext:value-type="float">
            <text:p>1443132910.99424</text:p>
          </table:table-cell>
          <table:table-cell table:formula="of:=[.G7]-[.$B$2]" office:value-type="float" office:value="21.4217867851257" calcext:value-type="float">
            <text:p>21.4217867851</text:p>
          </table:table-cell>
          <table:table-cell table:formula="of:=[.C7]/([.H7]-[.H6])" office:value-type="float" office:value="8425.61760730133" calcext:value-type="float">
            <text:p>8425.6176073013</text:p>
          </table:table-cell>
          <table:table-cell table:formula="of:=[.G7]-[.$B7]" office:value-type="float" office:value="10.4794437885284" calcext:value-type="float">
            <text:p>10.47944378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2900.61775" calcext:value-type="float">
            <text:p>1443132900.61775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11.0452897548676" calcext:value-type="float">
            <text:p>11.0452897549</text:p>
          </table:table-cell>
          <table:table-cell table:formula="of:=[.C8]/([.D8]-[.D7])" office:value-type="float" office:value="79885.9540424744" calcext:value-type="float">
            <text:p>79885.9540424744</text:p>
          </table:table-cell>
          <table:table-cell/>
          <table:table-cell office:value-type="float" office:value="1443132911.01199" calcext:value-type="float">
            <text:p>1443132911.01199</text:p>
          </table:table-cell>
          <table:table-cell table:formula="of:=[.G8]-[.$B$2]" office:value-type="float" office:value="21.4395322799683" calcext:value-type="float">
            <text:p>21.43953228</text:p>
          </table:table-cell>
          <table:table-cell table:formula="of:=[.C8]/([.H8]-[.H7])" office:value-type="float" office:value="463441.57054951" calcext:value-type="float">
            <text:p>463441.57054951</text:p>
          </table:table-cell>
          <table:table-cell table:formula="of:=[.G8]-[.$B8]" office:value-type="float" office:value="10.3942425251007" calcext:value-type="float">
            <text:p>10.39424252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2900.72069" calcext:value-type="float">
            <text:p>1443132900.72069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11.1482372283936" calcext:value-type="float">
            <text:p>11.1482372284</text:p>
          </table:table-cell>
          <table:table-cell table:formula="of:=[.C9]/([.D9]-[.D8])" office:value-type="float" office:value="79885.399012953" calcext:value-type="float">
            <text:p>79885.399012953</text:p>
          </table:table-cell>
          <table:table-cell/>
          <table:table-cell office:value-type="float" office:value="1443132911.02954" calcext:value-type="float">
            <text:p>1443132911.02954</text:p>
          </table:table-cell>
          <table:table-cell table:formula="of:=[.G9]-[.$B$2]" office:value-type="float" office:value="21.4570841789246" calcext:value-type="float">
            <text:p>21.4570841789</text:p>
          </table:table-cell>
          <table:table-cell table:formula="of:=[.C9]/([.H9]-[.H8])" office:value-type="float" office:value="468553.289901926" calcext:value-type="float">
            <text:p>468553.289901926</text:p>
          </table:table-cell>
          <table:table-cell table:formula="of:=[.G9]-[.$B9]" office:value-type="float" office:value="10.308846950531" calcext:value-type="float">
            <text:p>10.30884695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2900.82363" calcext:value-type="float">
            <text:p>1443132900.82363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11.2511789798737" calcext:value-type="float">
            <text:p>11.2511789799</text:p>
          </table:table-cell>
          <table:table-cell table:formula="of:=[.C10]/([.D10]-[.D9])" office:value-type="float" office:value="79889.8394650843" calcext:value-type="float">
            <text:p>79889.8394650843</text:p>
          </table:table-cell>
          <table:table-cell/>
          <table:table-cell office:value-type="float" office:value="1443132911.04709" calcext:value-type="float">
            <text:p>1443132911.04709</text:p>
          </table:table-cell>
          <table:table-cell table:formula="of:=[.G10]-[.$B$2]" office:value-type="float" office:value="21.4746372699738" calcext:value-type="float">
            <text:p>21.47463727</text:p>
          </table:table-cell>
          <table:table-cell table:formula="of:=[.C10]/([.H10]-[.H9])" office:value-type="float" office:value="468521.468780137" calcext:value-type="float">
            <text:p>468521.468780137</text:p>
          </table:table-cell>
          <table:table-cell table:formula="of:=[.G10]-[.$B10]" office:value-type="float" office:value="10.2234582901001" calcext:value-type="float">
            <text:p>10.22345829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2900.92658" calcext:value-type="float">
            <text:p>1443132900.92658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11.3541250228882" calcext:value-type="float">
            <text:p>11.3541250229</text:p>
          </table:table-cell>
          <table:table-cell table:formula="of:=[.C11]/([.D11]-[.D10])" office:value-type="float" office:value="79886.5090797083" calcext:value-type="float">
            <text:p>79886.5090797083</text:p>
          </table:table-cell>
          <table:table-cell/>
          <table:table-cell office:value-type="float" office:value="1443132911.06465" calcext:value-type="float">
            <text:p>1443132911.06465</text:p>
          </table:table-cell>
          <table:table-cell table:formula="of:=[.G11]-[.$B$2]" office:value-type="float" office:value="21.4921941757202" calcext:value-type="float">
            <text:p>21.4921941757</text:p>
          </table:table-cell>
          <table:table-cell table:formula="of:=[.C11]/([.H11]-[.H10])" office:value-type="float" office:value="468419.670229091" calcext:value-type="float">
            <text:p>468419.670229091</text:p>
          </table:table-cell>
          <table:table-cell table:formula="of:=[.G11]-[.$B11]" office:value-type="float" office:value="10.138069152832" calcext:value-type="float">
            <text:p>10.13806915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2901.02779" calcext:value-type="float">
            <text:p>1443132901.02779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1.4553346633911" calcext:value-type="float">
            <text:p>11.4553346634</text:p>
          </table:table-cell>
          <table:table-cell table:formula="of:=[.C12]/([.D12]-[.D11])" office:value-type="float" office:value="81257.0814315059" calcext:value-type="float">
            <text:p>81257.0814315059</text:p>
          </table:table-cell>
          <table:table-cell/>
          <table:table-cell office:value-type="float" office:value="1443132911.0822" calcext:value-type="float">
            <text:p>1443132911.0822</text:p>
          </table:table-cell>
          <table:table-cell table:formula="of:=[.G12]-[.$B$2]" office:value-type="float" office:value="21.5097496509552" calcext:value-type="float">
            <text:p>21.509749651</text:p>
          </table:table-cell>
          <table:table-cell table:formula="of:=[.C12]/([.H12]-[.H11])" office:value-type="float" office:value="468457.839501311" calcext:value-type="float">
            <text:p>468457.839501311</text:p>
          </table:table-cell>
          <table:table-cell table:formula="of:=[.G12]-[.$B12]" office:value-type="float" office:value="10.0544149875641" calcext:value-type="float">
            <text:p>10.05441498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2901.12469" calcext:value-type="float">
            <text:p>1443132901.12469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1.552237033844" calcext:value-type="float">
            <text:p>11.5522370338</text:p>
          </table:table-cell>
          <table:table-cell table:formula="of:=[.C13]/([.D13]-[.D12])" office:value-type="float" office:value="84868.9248938337" calcext:value-type="float">
            <text:p>84868.9248938337</text:p>
          </table:table-cell>
          <table:table-cell/>
          <table:table-cell office:value-type="float" office:value="1443132911.10277" calcext:value-type="float">
            <text:p>1443132911.10277</text:p>
          </table:table-cell>
          <table:table-cell table:formula="of:=[.G13]-[.$B$2]" office:value-type="float" office:value="21.5303158760071" calcext:value-type="float">
            <text:p>21.530315876</text:p>
          </table:table-cell>
          <table:table-cell table:formula="of:=[.C13]/([.H13]-[.H12])" office:value-type="float" office:value="399878.926699204" calcext:value-type="float">
            <text:p>399878.926699204</text:p>
          </table:table-cell>
          <table:table-cell table:formula="of:=[.G13]-[.$B13]" office:value-type="float" office:value="9.97807884216309" calcext:value-type="float">
            <text:p>9.97807884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2901.22158" calcext:value-type="float">
            <text:p>1443132901.22158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1.6491272449493" calcext:value-type="float">
            <text:p>11.6491272449</text:p>
          </table:table-cell>
          <table:table-cell table:formula="of:=[.C14]/([.D14]-[.D13])" office:value-type="float" office:value="84879.575616346" calcext:value-type="float">
            <text:p>84879.575616346</text:p>
          </table:table-cell>
          <table:table-cell/>
          <table:table-cell office:value-type="float" office:value="1443132911.19856" calcext:value-type="float">
            <text:p>1443132911.19856</text:p>
          </table:table-cell>
          <table:table-cell table:formula="of:=[.G14]-[.$B$2]" office:value-type="float" office:value="21.6261005401611" calcext:value-type="float">
            <text:p>21.6261005402</text:p>
          </table:table-cell>
          <table:table-cell table:formula="of:=[.C14]/([.H14]-[.H13])" office:value-type="float" office:value="85859.2559950218" calcext:value-type="float">
            <text:p>85859.2559950218</text:p>
          </table:table-cell>
          <table:table-cell table:formula="of:=[.G14]-[.$B14]" office:value-type="float" office:value="9.97697329521179" calcext:value-type="float">
            <text:p>9.97697329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2901.31849" calcext:value-type="float">
            <text:p>1443132901.31849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1.7460298538208" calcext:value-type="float">
            <text:p>11.7460298538</text:p>
          </table:table-cell>
          <table:table-cell table:formula="of:=[.C15]/([.D15]-[.D14])" office:value-type="float" office:value="84868.7160828562" calcext:value-type="float">
            <text:p>84868.7160828562</text:p>
          </table:table-cell>
          <table:table-cell/>
          <table:table-cell office:value-type="float" office:value="1443132911.29443" calcext:value-type="float">
            <text:p>1443132911.29443</text:p>
          </table:table-cell>
          <table:table-cell table:formula="of:=[.G15]-[.$B$2]" office:value-type="float" office:value="21.7219724655151" calcext:value-type="float">
            <text:p>21.7219724655</text:p>
          </table:table-cell>
          <table:table-cell table:formula="of:=[.C15]/([.H15]-[.H14])" office:value-type="float" office:value="85781.1081777398" calcext:value-type="float">
            <text:p>85781.1081777398</text:p>
          </table:table-cell>
          <table:table-cell table:formula="of:=[.G15]-[.$B15]" office:value-type="float" office:value="9.97594261169434" calcext:value-type="float">
            <text:p>9.97594261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2901.41538" calcext:value-type="float">
            <text:p>1443132901.41538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1.8429222106934" calcext:value-type="float">
            <text:p>11.8429222107</text:p>
          </table:table-cell>
          <table:table-cell table:formula="of:=[.C16]/([.D16]-[.D15])" office:value-type="float" office:value="84877.6958828335" calcext:value-type="float">
            <text:p>84877.6958828335</text:p>
          </table:table-cell>
          <table:table-cell/>
          <table:table-cell office:value-type="float" office:value="1443132911.39024" calcext:value-type="float">
            <text:p>1443132911.39024</text:p>
          </table:table-cell>
          <table:table-cell table:formula="of:=[.G16]-[.$B$2]" office:value-type="float" office:value="21.8177835941315" calcext:value-type="float">
            <text:p>21.8177835941</text:p>
          </table:table-cell>
          <table:table-cell table:formula="of:=[.C16]/([.H16]-[.H15])" office:value-type="float" office:value="85835.5403883432" calcext:value-type="float">
            <text:p>85835.5403883432</text:p>
          </table:table-cell>
          <table:table-cell table:formula="of:=[.G16]-[.$B16]" office:value-type="float" office:value="9.97486138343811" calcext:value-type="float">
            <text:p>9.97486138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2901.51227" calcext:value-type="float">
            <text:p>1443132901.51227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1.9398131370544" calcext:value-type="float">
            <text:p>11.9398131371</text:p>
          </table:table-cell>
          <table:table-cell table:formula="of:=[.C17]/([.D17]-[.D16])" office:value-type="float" office:value="84878.9490292576" calcext:value-type="float">
            <text:p>84878.9490292576</text:p>
          </table:table-cell>
          <table:table-cell/>
          <table:table-cell office:value-type="float" office:value="1443132911.48606" calcext:value-type="float">
            <text:p>1443132911.48606</text:p>
          </table:table-cell>
          <table:table-cell table:formula="of:=[.G17]-[.$B$2]" office:value-type="float" office:value="21.9136056900024" calcext:value-type="float">
            <text:p>21.91360569</text:p>
          </table:table-cell>
          <table:table-cell table:formula="of:=[.C17]/([.H17]-[.H16])" office:value-type="float" office:value="85825.7161383106" calcext:value-type="float">
            <text:p>85825.7161383106</text:p>
          </table:table-cell>
          <table:table-cell table:formula="of:=[.G17]-[.$B17]" office:value-type="float" office:value="9.973792552948" calcext:value-type="float">
            <text:p>9.97379255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2901.60922" calcext:value-type="float">
            <text:p>1443132901.60922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2.0367679595947" calcext:value-type="float">
            <text:p>12.0367679596</text:p>
          </table:table-cell>
          <table:table-cell table:formula="of:=[.C18]/([.D18]-[.D17])" office:value-type="float" office:value="84823.0112182719" calcext:value-type="float">
            <text:p>84823.0112182719</text:p>
          </table:table-cell>
          <table:table-cell/>
          <table:table-cell office:value-type="float" office:value="1443132911.58185" calcext:value-type="float">
            <text:p>1443132911.58185</text:p>
          </table:table-cell>
          <table:table-cell table:formula="of:=[.G18]-[.$B$2]" office:value-type="float" office:value="22.0093955993652" calcext:value-type="float">
            <text:p>22.0093955994</text:p>
          </table:table-cell>
          <table:table-cell table:formula="of:=[.C18]/([.H18]-[.H17])" office:value-type="float" office:value="85854.5545632846" calcext:value-type="float">
            <text:p>85854.5545632846</text:p>
          </table:table-cell>
          <table:table-cell table:formula="of:=[.G18]-[.$B18]" office:value-type="float" office:value="9.97262763977051" calcext:value-type="float">
            <text:p>9.972627639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2901.70616" calcext:value-type="float">
            <text:p>1443132901.70616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2.1337056159973" calcext:value-type="float">
            <text:p>12.133705616</text:p>
          </table:table-cell>
          <table:table-cell table:formula="of:=[.C19]/([.D19]-[.D18])" office:value-type="float" office:value="84838.0320424215" calcext:value-type="float">
            <text:p>84838.0320424215</text:p>
          </table:table-cell>
          <table:table-cell/>
          <table:table-cell office:value-type="float" office:value="1443132911.67761" calcext:value-type="float">
            <text:p>1443132911.67761</text:p>
          </table:table-cell>
          <table:table-cell table:formula="of:=[.G19]-[.$B$2]" office:value-type="float" office:value="22.1051595211029" calcext:value-type="float">
            <text:p>22.1051595211</text:p>
          </table:table-cell>
          <table:table-cell table:formula="of:=[.C19]/([.H19]-[.H18])" office:value-type="float" office:value="85877.8530658786" calcext:value-type="float">
            <text:p>85877.8530658786</text:p>
          </table:table-cell>
          <table:table-cell table:formula="of:=[.G19]-[.$B19]" office:value-type="float" office:value="9.97145390510559" calcext:value-type="float">
            <text:p>9.971453905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2901.80306" calcext:value-type="float">
            <text:p>1443132901.80306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2.2306008338928" calcext:value-type="float">
            <text:p>12.2306008339</text:p>
          </table:table-cell>
          <table:table-cell table:formula="of:=[.C20]/([.D20]-[.D19])" office:value-type="float" office:value="84875.1897009901" calcext:value-type="float">
            <text:p>84875.1897009901</text:p>
          </table:table-cell>
          <table:table-cell/>
          <table:table-cell office:value-type="float" office:value="1443132911.77348" calcext:value-type="float">
            <text:p>1443132911.77348</text:p>
          </table:table-cell>
          <table:table-cell table:formula="of:=[.G20]-[.$B$2]" office:value-type="float" office:value="22.201025724411" calcext:value-type="float">
            <text:p>22.2010257244</text:p>
          </table:table-cell>
          <table:table-cell table:formula="of:=[.C20]/([.H20]-[.H19])" office:value-type="float" office:value="85786.2282661679" calcext:value-type="float">
            <text:p>85786.2282661679</text:p>
          </table:table-cell>
          <table:table-cell table:formula="of:=[.G20]-[.$B20]" office:value-type="float" office:value="9.97042489051819" calcext:value-type="float">
            <text:p>9.97042489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2901.89997" calcext:value-type="float">
            <text:p>1443132901.89997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2.327517747879" calcext:value-type="float">
            <text:p>12.3275177479</text:p>
          </table:table-cell>
          <table:table-cell table:formula="of:=[.C21]/([.D21]-[.D20])" office:value-type="float" office:value="84856.1893042787" calcext:value-type="float">
            <text:p>84856.1893042787</text:p>
          </table:table-cell>
          <table:table-cell/>
          <table:table-cell office:value-type="float" office:value="1443132911.86929" calcext:value-type="float">
            <text:p>1443132911.86929</text:p>
          </table:table-cell>
          <table:table-cell table:formula="of:=[.G21]-[.$B$2]" office:value-type="float" office:value="22.2968382835388" calcext:value-type="float">
            <text:p>22.2968382835</text:p>
          </table:table-cell>
          <table:table-cell table:formula="of:=[.C21]/([.H21]-[.H20])" office:value-type="float" office:value="85834.2588368789" calcext:value-type="float">
            <text:p>85834.2588368789</text:p>
          </table:table-cell>
          <table:table-cell table:formula="of:=[.G21]-[.$B21]" office:value-type="float" office:value="9.96932053565979" calcext:value-type="float">
            <text:p>9.969320535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2901.99691" calcext:value-type="float">
            <text:p>1443132901.99691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2.4244532585144" calcext:value-type="float">
            <text:p>12.4244532585</text:p>
          </table:table-cell>
          <table:table-cell table:formula="of:=[.C22]/([.D22]-[.D21])" office:value-type="float" office:value="84839.9100195043" calcext:value-type="float">
            <text:p>84839.9100195043</text:p>
          </table:table-cell>
          <table:table-cell/>
          <table:table-cell office:value-type="float" office:value="1443132911.96511" calcext:value-type="float">
            <text:p>1443132911.96511</text:p>
          </table:table-cell>
          <table:table-cell table:formula="of:=[.G22]-[.$B$2]" office:value-type="float" office:value="22.3926556110382" calcext:value-type="float">
            <text:p>22.392655611</text:p>
          </table:table-cell>
          <table:table-cell table:formula="of:=[.C22]/([.H22]-[.H21])" office:value-type="float" office:value="85829.98727503" calcext:value-type="float">
            <text:p>85829.98727503</text:p>
          </table:table-cell>
          <table:table-cell table:formula="of:=[.G22]-[.$B22]" office:value-type="float" office:value="9.9682023525238" calcext:value-type="float">
            <text:p>9.96820235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2902.07791" calcext:value-type="float">
            <text:p>1443132902.07791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12.5054571628571" calcext:value-type="float">
            <text:p>12.5054571629</text:p>
          </table:table-cell>
          <table:table-cell table:formula="of:=[.C23]/([.D23]-[.D22])" office:value-type="float" office:value="101525.970466954" calcext:value-type="float">
            <text:p>101525.970466954</text:p>
          </table:table-cell>
          <table:table-cell/>
          <table:table-cell office:value-type="float" office:value="1443132912.06097" calcext:value-type="float">
            <text:p>1443132912.06097</text:p>
          </table:table-cell>
          <table:table-cell table:formula="of:=[.G23]-[.$B$2]" office:value-type="float" office:value="22.4885170459747" calcext:value-type="float">
            <text:p>22.488517046</text:p>
          </table:table-cell>
          <table:table-cell table:formula="of:=[.C23]/([.H23]-[.H22])" office:value-type="float" office:value="85790.4954734475" calcext:value-type="float">
            <text:p>85790.4954734475</text:p>
          </table:table-cell>
          <table:table-cell table:formula="of:=[.G23]-[.$B23]" office:value-type="float" office:value="9.98305988311768" calcext:value-type="float">
            <text:p>9.983059883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2902.15836" calcext:value-type="float">
            <text:p>1443132902.15836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12.5859093666077" calcext:value-type="float">
            <text:p>12.5859093666</text:p>
          </table:table-cell>
          <table:table-cell table:formula="of:=[.C24]/([.D24]-[.D23])" office:value-type="float" office:value="102222.184310739" calcext:value-type="float">
            <text:p>102222.184310739</text:p>
          </table:table-cell>
          <table:table-cell/>
          <table:table-cell office:value-type="float" office:value="1443132912.07676" calcext:value-type="float">
            <text:p>1443132912.07676</text:p>
          </table:table-cell>
          <table:table-cell table:formula="of:=[.G24]-[.$B$2]" office:value-type="float" office:value="22.5043087005615" calcext:value-type="float">
            <text:p>22.5043087006</text:p>
          </table:table-cell>
          <table:table-cell table:formula="of:=[.C24]/([.H24]-[.H23])" office:value-type="float" office:value="520781.40101155" calcext:value-type="float">
            <text:p>520781.40101155</text:p>
          </table:table-cell>
          <table:table-cell table:formula="of:=[.G24]-[.$B24]" office:value-type="float" office:value="9.91839933395386" calcext:value-type="float">
            <text:p>9.91839933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2902.23882" calcext:value-type="float">
            <text:p>1443132902.23882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12.6663610935211" calcext:value-type="float">
            <text:p>12.6663610935</text:p>
          </table:table-cell>
          <table:table-cell table:formula="of:=[.C25]/([.D25]-[.D24])" office:value-type="float" office:value="102222.790181336" calcext:value-type="float">
            <text:p>102222.790181336</text:p>
          </table:table-cell>
          <table:table-cell/>
          <table:table-cell office:value-type="float" office:value="1443132912.09255" calcext:value-type="float">
            <text:p>1443132912.09255</text:p>
          </table:table-cell>
          <table:table-cell table:formula="of:=[.G25]-[.$B$2]" office:value-type="float" office:value="22.5200991630554" calcext:value-type="float">
            <text:p>22.5200991631</text:p>
          </table:table-cell>
          <table:table-cell table:formula="of:=[.C25]/([.H25]-[.H24])" office:value-type="float" office:value="520820.717137249" calcext:value-type="float">
            <text:p>520820.717137249</text:p>
          </table:table-cell>
          <table:table-cell table:formula="of:=[.G25]-[.$B25]" office:value-type="float" office:value="9.8537380695343" calcext:value-type="float">
            <text:p>9.853738069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2902.31928" calcext:value-type="float">
            <text:p>1443132902.31928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12.7468268871307" calcext:value-type="float">
            <text:p>12.7468268871</text:p>
          </table:table-cell>
          <table:table-cell table:formula="of:=[.C26]/([.D26]-[.D25])" office:value-type="float" office:value="102204.920017304" calcext:value-type="float">
            <text:p>102204.920017304</text:p>
          </table:table-cell>
          <table:table-cell/>
          <table:table-cell office:value-type="float" office:value="1443132912.10835" calcext:value-type="float">
            <text:p>1443132912.10835</text:p>
          </table:table-cell>
          <table:table-cell table:formula="of:=[.G26]-[.$B$2]" office:value-type="float" office:value="22.5358908176422" calcext:value-type="float">
            <text:p>22.5358908176</text:p>
          </table:table-cell>
          <table:table-cell table:formula="of:=[.C26]/([.H26]-[.H25])" office:value-type="float" office:value="520781.40101155" calcext:value-type="float">
            <text:p>520781.40101155</text:p>
          </table:table-cell>
          <table:table-cell table:formula="of:=[.G26]-[.$B26]" office:value-type="float" office:value="9.78906393051147" calcext:value-type="float">
            <text:p>9.789063930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2902.39973" calcext:value-type="float">
            <text:p>1443132902.39973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12.8272738456726" calcext:value-type="float">
            <text:p>12.8272738457</text:p>
          </table:table-cell>
          <table:table-cell table:formula="of:=[.C27]/([.D27]-[.D26])" office:value-type="float" office:value="102228.849282346" calcext:value-type="float">
            <text:p>102228.849282346</text:p>
          </table:table-cell>
          <table:table-cell/>
          <table:table-cell office:value-type="float" office:value="1443132912.12414" calcext:value-type="float">
            <text:p>1443132912.12414</text:p>
          </table:table-cell>
          <table:table-cell table:formula="of:=[.G27]-[.$B$2]" office:value-type="float" office:value="22.5516848564148" calcext:value-type="float">
            <text:p>22.5516848564</text:p>
          </table:table-cell>
          <table:table-cell table:formula="of:=[.C27]/([.H27]-[.H26])" office:value-type="float" office:value="520702.786565024" calcext:value-type="float">
            <text:p>520702.786565024</text:p>
          </table:table-cell>
          <table:table-cell table:formula="of:=[.G27]-[.$B27]" office:value-type="float" office:value="9.72441101074219" calcext:value-type="float">
            <text:p>9.724411010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2902.48018" calcext:value-type="float">
            <text:p>1443132902.48018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12.9077265262604" calcext:value-type="float">
            <text:p>12.9077265263</text:p>
          </table:table-cell>
          <table:table-cell table:formula="of:=[.C28]/([.D28]-[.D27])" office:value-type="float" office:value="102221.578447323" calcext:value-type="float">
            <text:p>102221.578447323</text:p>
          </table:table-cell>
          <table:table-cell/>
          <table:table-cell office:value-type="float" office:value="1443132912.15732" calcext:value-type="float">
            <text:p>1443132912.15732</text:p>
          </table:table-cell>
          <table:table-cell table:formula="of:=[.G28]-[.$B$2]" office:value-type="float" office:value="22.5848677158356" calcext:value-type="float">
            <text:p>22.5848677158</text:p>
          </table:table-cell>
          <table:table-cell table:formula="of:=[.C28]/([.H28]-[.H27])" office:value-type="float" office:value="247838.7982095" calcext:value-type="float">
            <text:p>247838.7982095</text:p>
          </table:table-cell>
          <table:table-cell table:formula="of:=[.G28]-[.$B28]" office:value-type="float" office:value="9.6771411895752" calcext:value-type="float">
            <text:p>9.677141189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2902.56063" calcext:value-type="float">
            <text:p>1443132902.56063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12.988174200058" calcext:value-type="float">
            <text:p>12.9881742001</text:p>
          </table:table-cell>
          <table:table-cell table:formula="of:=[.C29]/([.D29]-[.D28])" office:value-type="float" office:value="102227.940371404" calcext:value-type="float">
            <text:p>102227.940371404</text:p>
          </table:table-cell>
          <table:table-cell/>
          <table:table-cell office:value-type="float" office:value="1443132912.24599" calcext:value-type="float">
            <text:p>1443132912.24599</text:p>
          </table:table-cell>
          <table:table-cell table:formula="of:=[.G29]-[.$B$2]" office:value-type="float" office:value="22.6735351085663" calcext:value-type="float">
            <text:p>22.6735351086</text:p>
          </table:table-cell>
          <table:table-cell table:formula="of:=[.C29]/([.H29]-[.H28])" office:value-type="float" office:value="92751.120188869" calcext:value-type="float">
            <text:p>92751.120188869</text:p>
          </table:table-cell>
          <table:table-cell table:formula="of:=[.G29]-[.$B29]" office:value-type="float" office:value="9.6853609085083" calcext:value-type="float">
            <text:p>9.685360908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2902.64108" calcext:value-type="float">
            <text:p>1443132902.64108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13.0686264038086" calcext:value-type="float">
            <text:p>13.0686264038</text:p>
          </table:table-cell>
          <table:table-cell table:formula="of:=[.C30]/([.D30]-[.D29])" office:value-type="float" office:value="102222.184310739" calcext:value-type="float">
            <text:p>102222.184310739</text:p>
          </table:table-cell>
          <table:table-cell/>
          <table:table-cell office:value-type="float" office:value="1443132912.33471" calcext:value-type="float">
            <text:p>1443132912.33471</text:p>
          </table:table-cell>
          <table:table-cell table:formula="of:=[.G30]-[.$B$2]" office:value-type="float" office:value="22.76225233078" calcext:value-type="float">
            <text:p>22.7622523308</text:p>
          </table:table-cell>
          <table:table-cell table:formula="of:=[.C30]/([.H30]-[.H29])" office:value-type="float" office:value="92699.0250008734" calcext:value-type="float">
            <text:p>92699.0250008734</text:p>
          </table:table-cell>
          <table:table-cell table:formula="of:=[.G30]-[.$B30]" office:value-type="float" office:value="9.69362592697144" calcext:value-type="float">
            <text:p>9.6936259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2902.72153" calcext:value-type="float">
            <text:p>1443132902.72153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13.1490705013275" calcext:value-type="float">
            <text:p>13.1490705013</text:p>
          </table:table-cell>
          <table:table-cell table:formula="of:=[.C31]/([.D31]-[.D30])" office:value-type="float" office:value="102232.485087743" calcext:value-type="float">
            <text:p>102232.485087743</text:p>
          </table:table-cell>
          <table:table-cell/>
          <table:table-cell office:value-type="float" office:value="1443132912.42336" calcext:value-type="float">
            <text:p>1443132912.42336</text:p>
          </table:table-cell>
          <table:table-cell table:formula="of:=[.G31]-[.$B$2]" office:value-type="float" office:value="22.8509068489075" calcext:value-type="float">
            <text:p>22.8509068489</text:p>
          </table:table-cell>
          <table:table-cell table:formula="of:=[.C31]/([.H31]-[.H30])" office:value-type="float" office:value="92764.5897096632" calcext:value-type="float">
            <text:p>92764.5897096632</text:p>
          </table:table-cell>
          <table:table-cell table:formula="of:=[.G31]-[.$B31]" office:value-type="float" office:value="9.70183634757996" calcext:value-type="float">
            <text:p>9.701836347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2902.80198" calcext:value-type="float">
            <text:p>1443132902.80198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13.2295205593109" calcext:value-type="float">
            <text:p>13.2295205593</text:p>
          </table:table-cell>
          <table:table-cell table:formula="of:=[.C32]/([.D32]-[.D31])" office:value-type="float" office:value="102224.910784988" calcext:value-type="float">
            <text:p>102224.910784988</text:p>
          </table:table-cell>
          <table:table-cell/>
          <table:table-cell office:value-type="float" office:value="1443132912.51206" calcext:value-type="float">
            <text:p>1443132912.51206</text:p>
          </table:table-cell>
          <table:table-cell table:formula="of:=[.G32]-[.$B$2]" office:value-type="float" office:value="22.9396052360535" calcext:value-type="float">
            <text:p>22.9396052361</text:p>
          </table:table-cell>
          <table:table-cell table:formula="of:=[.C32]/([.H32]-[.H31])" office:value-type="float" office:value="92718.709602503" calcext:value-type="float">
            <text:p>92718.709602503</text:p>
          </table:table-cell>
          <table:table-cell table:formula="of:=[.G32]-[.$B32]" office:value-type="float" office:value="9.71008467674255" calcext:value-type="float">
            <text:p>9.710084676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2902.88244" calcext:value-type="float">
            <text:p>1443132902.88244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13.3099834918976" calcext:value-type="float">
            <text:p>13.3099834919</text:p>
          </table:table-cell>
          <table:table-cell table:formula="of:=[.C33]/([.D33]-[.D32])" office:value-type="float" office:value="102208.554120764" calcext:value-type="float">
            <text:p>102208.554120764</text:p>
          </table:table-cell>
          <table:table-cell/>
          <table:table-cell office:value-type="float" office:value="1443132912.60074" calcext:value-type="float">
            <text:p>1443132912.60074</text:p>
          </table:table-cell>
          <table:table-cell table:formula="of:=[.G33]-[.$B$2]" office:value-type="float" office:value="23.0282890796661" calcext:value-type="float">
            <text:p>23.0282890797</text:p>
          </table:table-cell>
          <table:table-cell table:formula="of:=[.C33]/([.H33]-[.H32])" office:value-type="float" office:value="92733.9148257776" calcext:value-type="float">
            <text:p>92733.9148257776</text:p>
          </table:table-cell>
          <table:table-cell table:formula="of:=[.G33]-[.$B33]" office:value-type="float" office:value="9.71830558776856" calcext:value-type="float">
            <text:p>9.718305587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2902.9629" calcext:value-type="float">
            <text:p>1443132902.9629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13.3904435634613" calcext:value-type="float">
            <text:p>13.3904435635</text:p>
          </table:table-cell>
          <table:table-cell table:formula="of:=[.C34]/([.D34]-[.D33])" office:value-type="float" office:value="102212.188482668" calcext:value-type="float">
            <text:p>102212.188482668</text:p>
          </table:table-cell>
          <table:table-cell/>
          <table:table-cell office:value-type="float" office:value="1443132912.68943" calcext:value-type="float">
            <text:p>1443132912.68943</text:p>
          </table:table-cell>
          <table:table-cell table:formula="of:=[.G34]-[.$B$2]" office:value-type="float" office:value="23.1169698238373" calcext:value-type="float">
            <text:p>23.1169698238</text:p>
          </table:table-cell>
          <table:table-cell table:formula="of:=[.C34]/([.H34]-[.H33])" office:value-type="float" office:value="92737.1559278835" calcext:value-type="float">
            <text:p>92737.1559278835</text:p>
          </table:table-cell>
          <table:table-cell table:formula="of:=[.G34]-[.$B34]" office:value-type="float" office:value="9.72652626037598" calcext:value-type="float">
            <text:p>9.726526260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2903.04439" calcext:value-type="float">
            <text:p>1443132903.04439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13.4719309806824" calcext:value-type="float">
            <text:p>13.4719309807</text:p>
          </table:table-cell>
          <table:table-cell table:formula="of:=[.C35]/([.D35]-[.D34])" office:value-type="float" office:value="100923.557040578" calcext:value-type="float">
            <text:p>100923.557040578</text:p>
          </table:table-cell>
          <table:table-cell/>
          <table:table-cell office:value-type="float" office:value="1443132912.77811" calcext:value-type="float">
            <text:p>1443132912.77811</text:p>
          </table:table-cell>
          <table:table-cell table:formula="of:=[.G35]-[.$B$2]" office:value-type="float" office:value="23.2056586742401" calcext:value-type="float">
            <text:p>23.2056586742</text:p>
          </table:table-cell>
          <table:table-cell table:formula="of:=[.C35]/([.H35]-[.H34])" office:value-type="float" office:value="92728.6796778391" calcext:value-type="float">
            <text:p>92728.6796778391</text:p>
          </table:table-cell>
          <table:table-cell table:formula="of:=[.G35]-[.$B35]" office:value-type="float" office:value="9.73372769355774" calcext:value-type="float">
            <text:p>9.733727693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2903.12677" calcext:value-type="float">
            <text:p>1443132903.12677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13.5543115139008" calcext:value-type="float">
            <text:p>13.5543115139</text:p>
          </table:table-cell>
          <table:table-cell table:formula="of:=[.C36]/([.D36]-[.D35])" office:value-type="float" office:value="99829.4096761777" calcext:value-type="float">
            <text:p>99829.4096761777</text:p>
          </table:table-cell>
          <table:table-cell/>
          <table:table-cell office:value-type="float" office:value="1443132912.86679" calcext:value-type="float">
            <text:p>1443132912.86679</text:p>
          </table:table-cell>
          <table:table-cell table:formula="of:=[.G36]-[.$B$2]" office:value-type="float" office:value="23.2943332195282" calcext:value-type="float">
            <text:p>23.2943332195</text:p>
          </table:table-cell>
          <table:table-cell table:formula="of:=[.C36]/([.H36]-[.H35])" office:value-type="float" office:value="92743.6388118131" calcext:value-type="float">
            <text:p>92743.6388118131</text:p>
          </table:table-cell>
          <table:table-cell table:formula="of:=[.G36]-[.$B36]" office:value-type="float" office:value="9.74002170562744" calcext:value-type="float">
            <text:p>9.74002170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2903.20914" calcext:value-type="float">
            <text:p>1443132903.20914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13.636684179306" calcext:value-type="float">
            <text:p>13.6366841793</text:p>
          </table:table-cell>
          <table:table-cell table:formula="of:=[.C37]/([.D37]-[.D36])" office:value-type="float" office:value="99838.9448676685" calcext:value-type="float">
            <text:p>99838.9448676685</text:p>
          </table:table-cell>
          <table:table-cell/>
          <table:table-cell office:value-type="float" office:value="1443132912.95549" calcext:value-type="float">
            <text:p>1443132912.95549</text:p>
          </table:table-cell>
          <table:table-cell table:formula="of:=[.G37]-[.$B$2]" office:value-type="float" office:value="23.3830373287201" calcext:value-type="float">
            <text:p>23.3830373287</text:p>
          </table:table-cell>
          <table:table-cell table:formula="of:=[.C37]/([.H37]-[.H36])" office:value-type="float" office:value="92712.7285863267" calcext:value-type="float">
            <text:p>92712.7285863267</text:p>
          </table:table-cell>
          <table:table-cell table:formula="of:=[.G37]-[.$B37]" office:value-type="float" office:value="9.74635314941406" calcext:value-type="float">
            <text:p>9.746353149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2903.29152" calcext:value-type="float">
            <text:p>1443132903.29152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13.71906208992" calcext:value-type="float">
            <text:p>13.7190620899</text:p>
          </table:table-cell>
          <table:table-cell table:formula="of:=[.C38]/([.D38]-[.D37])" office:value-type="float" office:value="99832.5878709647" calcext:value-type="float">
            <text:p>99832.5878709647</text:p>
          </table:table-cell>
          <table:table-cell/>
          <table:table-cell office:value-type="float" office:value="1443132913.04415" calcext:value-type="float">
            <text:p>1443132913.04415</text:p>
          </table:table-cell>
          <table:table-cell table:formula="of:=[.G38]-[.$B$2]" office:value-type="float" office:value="23.4716918468475" calcext:value-type="float">
            <text:p>23.4716918468</text:p>
          </table:table-cell>
          <table:table-cell table:formula="of:=[.C38]/([.H38]-[.H37])" office:value-type="float" office:value="92764.5897096632" calcext:value-type="float">
            <text:p>92764.5897096632</text:p>
          </table:table-cell>
          <table:table-cell table:formula="of:=[.G38]-[.$B38]" office:value-type="float" office:value="9.75262975692749" calcext:value-type="float">
            <text:p>9.752629756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2903.3739" calcext:value-type="float">
            <text:p>1443132903.3739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13.8014400005341" calcext:value-type="float">
            <text:p>13.8014400005</text:p>
          </table:table-cell>
          <table:table-cell table:formula="of:=[.C39]/([.D39]-[.D38])" office:value-type="float" office:value="99832.5878709647" calcext:value-type="float">
            <text:p>99832.5878709647</text:p>
          </table:table-cell>
          <table:table-cell/>
          <table:table-cell office:value-type="float" office:value="1443132913.05862" calcext:value-type="float">
            <text:p>1443132913.05862</text:p>
          </table:table-cell>
          <table:table-cell table:formula="of:=[.G39]-[.$B$2]" office:value-type="float" office:value="23.4861629009247" calcext:value-type="float">
            <text:p>23.4861629009</text:p>
          </table:table-cell>
          <table:table-cell table:formula="of:=[.C39]/([.H39]-[.H38])" office:value-type="float" office:value="568306.908132332" calcext:value-type="float">
            <text:p>568306.908132332</text:p>
          </table:table-cell>
          <table:table-cell table:formula="of:=[.G39]-[.$B39]" office:value-type="float" office:value="9.68472290039063" calcext:value-type="float">
            <text:p>9.684722900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2903.45627" calcext:value-type="float">
            <text:p>1443132903.45627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13.8838109970093" calcext:value-type="float">
            <text:p>13.883810997</text:p>
          </table:table-cell>
          <table:table-cell table:formula="of:=[.C40]/([.D40]-[.D39])" office:value-type="float" office:value="99840.9677182197" calcext:value-type="float">
            <text:p>99840.9677182197</text:p>
          </table:table-cell>
          <table:table-cell/>
          <table:table-cell office:value-type="float" office:value="1443132913.07305" calcext:value-type="float">
            <text:p>1443132913.07305</text:p>
          </table:table-cell>
          <table:table-cell table:formula="of:=[.G40]-[.$B$2]" office:value-type="float" office:value="23.5005917549133" calcext:value-type="float">
            <text:p>23.5005917549</text:p>
          </table:table-cell>
          <table:table-cell table:formula="of:=[.C40]/([.H40]-[.H39])" office:value-type="float" office:value="569969.036104364" calcext:value-type="float">
            <text:p>569969.036104364</text:p>
          </table:table-cell>
          <table:table-cell table:formula="of:=[.G40]-[.$B40]" office:value-type="float" office:value="9.61678075790405" calcext:value-type="float">
            <text:p>9.616780757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2903.53865" calcext:value-type="float">
            <text:p>1443132903.53865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13.9661905765533" calcext:value-type="float">
            <text:p>13.9661905766</text:p>
          </table:table-cell>
          <table:table-cell table:formula="of:=[.C41]/([.D41]-[.D40])" office:value-type="float" office:value="99830.5653599595" calcext:value-type="float">
            <text:p>99830.5653599595</text:p>
          </table:table-cell>
          <table:table-cell/>
          <table:table-cell office:value-type="float" office:value="1443132913.08749" calcext:value-type="float">
            <text:p>1443132913.08749</text:p>
          </table:table-cell>
          <table:table-cell table:formula="of:=[.G41]-[.$B$2]" office:value-type="float" office:value="23.5150299072266" calcext:value-type="float">
            <text:p>23.5150299072</text:p>
          </table:table-cell>
          <table:table-cell table:formula="of:=[.C41]/([.H41]-[.H40])" office:value-type="float" office:value="569601.969946167" calcext:value-type="float">
            <text:p>569601.969946167</text:p>
          </table:table-cell>
          <table:table-cell table:formula="of:=[.G41]-[.$B41]" office:value-type="float" office:value="9.54883933067322" calcext:value-type="float">
            <text:p>9.548839330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2903.62101" calcext:value-type="float">
            <text:p>1443132903.62101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14.0485577583313" calcext:value-type="float">
            <text:p>14.0485577583</text:p>
          </table:table-cell>
          <table:table-cell table:formula="of:=[.C42]/([.D42]-[.D41])" office:value-type="float" office:value="99845.5916844442" calcext:value-type="float">
            <text:p>99845.5916844442</text:p>
          </table:table-cell>
          <table:table-cell/>
          <table:table-cell office:value-type="float" office:value="1443132913.10191" calcext:value-type="float">
            <text:p>1443132913.10191</text:p>
          </table:table-cell>
          <table:table-cell table:formula="of:=[.G42]-[.$B$2]" office:value-type="float" office:value="23.5294525623322" calcext:value-type="float">
            <text:p>23.5294525623</text:p>
          </table:table-cell>
          <table:table-cell table:formula="of:=[.C42]/([.H42]-[.H41])" office:value-type="float" office:value="570214.009819318" calcext:value-type="float">
            <text:p>570214.009819318</text:p>
          </table:table-cell>
          <table:table-cell table:formula="of:=[.G42]-[.$B42]" office:value-type="float" office:value="9.48089480400085" calcext:value-type="float">
            <text:p>9.4808948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2903.70339" calcext:value-type="float">
            <text:p>1443132903.70339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14.1309356689453" calcext:value-type="float">
            <text:p>14.1309356689</text:p>
          </table:table-cell>
          <table:table-cell table:formula="of:=[.C43]/([.D43]-[.D42])" office:value-type="float" office:value="99832.5878709647" calcext:value-type="float">
            <text:p>99832.5878709647</text:p>
          </table:table-cell>
          <table:table-cell/>
          <table:table-cell office:value-type="float" office:value="1443132913.13471" calcext:value-type="float">
            <text:p>1443132913.13471</text:p>
          </table:table-cell>
          <table:table-cell table:formula="of:=[.G43]-[.$B$2]" office:value-type="float" office:value="23.5622568130493" calcext:value-type="float">
            <text:p>23.562256813</text:p>
          </table:table-cell>
          <table:table-cell table:formula="of:=[.C43]/([.H43]-[.H42])" office:value-type="float" office:value="250699.217943034" calcext:value-type="float">
            <text:p>250699.217943034</text:p>
          </table:table-cell>
          <table:table-cell table:formula="of:=[.G43]-[.$B43]" office:value-type="float" office:value="9.431321144104" calcext:value-type="float">
            <text:p>9.43132114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2903.78577" calcext:value-type="float">
            <text:p>1443132903.78577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14.2133147716522" calcext:value-type="float">
            <text:p>14.2133147717</text:p>
          </table:table-cell>
          <table:table-cell table:formula="of:=[.C44]/([.D44]-[.D43])" office:value-type="float" office:value="99831.1432118846" calcext:value-type="float">
            <text:p>99831.1432118846</text:p>
          </table:table-cell>
          <table:table-cell/>
          <table:table-cell office:value-type="float" office:value="1443132913.21808" calcext:value-type="float">
            <text:p>1443132913.21808</text:p>
          </table:table-cell>
          <table:table-cell table:formula="of:=[.G44]-[.$B$2]" office:value-type="float" office:value="23.6456203460693" calcext:value-type="float">
            <text:p>23.6456203461</text:p>
          </table:table-cell>
          <table:table-cell table:formula="of:=[.C44]/([.H44]-[.H43])" office:value-type="float" office:value="98652.2487959457" calcext:value-type="float">
            <text:p>98652.2487959457</text:p>
          </table:table-cell>
          <table:table-cell table:formula="of:=[.G44]-[.$B44]" office:value-type="float" office:value="9.43230557441711" calcext:value-type="float">
            <text:p>9.432305574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2903.86814" calcext:value-type="float">
            <text:p>1443132903.86814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14.295688867569" calcext:value-type="float">
            <text:p>14.2956888676</text:p>
          </table:table-cell>
          <table:table-cell table:formula="of:=[.C45]/([.D45]-[.D44])" office:value-type="float" office:value="99837.2110610069" calcext:value-type="float">
            <text:p>99837.2110610069</text:p>
          </table:table-cell>
          <table:table-cell/>
          <table:table-cell office:value-type="float" office:value="1443132913.30148" calcext:value-type="float">
            <text:p>1443132913.30148</text:p>
          </table:table-cell>
          <table:table-cell table:formula="of:=[.G45]-[.$B$2]" office:value-type="float" office:value="23.7290279865265" calcext:value-type="float">
            <text:p>23.7290279865</text:p>
          </table:table-cell>
          <table:table-cell table:formula="of:=[.C45]/([.H45]-[.H44])" office:value-type="float" office:value="98600.0797399932" calcext:value-type="float">
            <text:p>98600.0797399932</text:p>
          </table:table-cell>
          <table:table-cell table:formula="of:=[.G45]-[.$B45]" office:value-type="float" office:value="9.43333911895752" calcext:value-type="float">
            <text:p>9.43333911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2903.95053" calcext:value-type="float">
            <text:p>1443132903.95053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14.3780722618103" calcext:value-type="float">
            <text:p>14.3780722618</text:p>
          </table:table-cell>
          <table:table-cell table:formula="of:=[.C46]/([.D46]-[.D45])" office:value-type="float" office:value="99825.9427853713" calcext:value-type="float">
            <text:p>99825.9427853713</text:p>
          </table:table-cell>
          <table:table-cell/>
          <table:table-cell office:value-type="float" office:value="1443132913.38482" calcext:value-type="float">
            <text:p>1443132913.38482</text:p>
          </table:table-cell>
          <table:table-cell table:formula="of:=[.G46]-[.$B$2]" office:value-type="float" office:value="23.8123695850372" calcext:value-type="float">
            <text:p>23.812369585</text:p>
          </table:table-cell>
          <table:table-cell table:formula="of:=[.C46]/([.H46]-[.H45])" office:value-type="float" office:value="98678.2128847694" calcext:value-type="float">
            <text:p>98678.2128847694</text:p>
          </table:table-cell>
          <table:table-cell table:formula="of:=[.G46]-[.$B46]" office:value-type="float" office:value="9.43429732322693" calcext:value-type="float">
            <text:p>9.434297323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2904.03277" calcext:value-type="float">
            <text:p>1443132904.03277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14.4603137969971" calcext:value-type="float">
            <text:p>14.460313797</text:p>
          </table:table-cell>
          <table:table-cell table:formula="of:=[.C47]/([.D47]-[.D46])" office:value-type="float" office:value="99998.1333194181" calcext:value-type="float">
            <text:p>99998.1333194181</text:p>
          </table:table-cell>
          <table:table-cell/>
          <table:table-cell office:value-type="float" office:value="1443132913.46819" calcext:value-type="float">
            <text:p>1443132913.46819</text:p>
          </table:table-cell>
          <table:table-cell table:formula="of:=[.G47]-[.$B$2]" office:value-type="float" office:value="23.8957335948944" calcext:value-type="float">
            <text:p>23.8957335949</text:p>
          </table:table-cell>
          <table:table-cell table:formula="of:=[.C47]/([.H47]-[.H46])" office:value-type="float" office:value="98651.6845109737" calcext:value-type="float">
            <text:p>98651.6845109737</text:p>
          </table:table-cell>
          <table:table-cell table:formula="of:=[.G47]-[.$B47]" office:value-type="float" office:value="9.43541979789734" calcext:value-type="float">
            <text:p>9.435419797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2904.11474" calcext:value-type="float">
            <text:p>1443132904.11474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14.5422875881195" calcext:value-type="float">
            <text:p>14.5422875881</text:p>
          </table:table-cell>
          <table:table-cell table:formula="of:=[.C48]/([.D48]-[.D47])" office:value-type="float" office:value="100324.748768989" calcext:value-type="float">
            <text:p>100324.748768989</text:p>
          </table:table-cell>
          <table:table-cell/>
          <table:table-cell office:value-type="float" office:value="1443132913.55164" calcext:value-type="float">
            <text:p>1443132913.55164</text:p>
          </table:table-cell>
          <table:table-cell table:formula="of:=[.G48]-[.$B$2]" office:value-type="float" office:value="23.9791884422302" calcext:value-type="float">
            <text:p>23.9791884422</text:p>
          </table:table-cell>
          <table:table-cell table:formula="of:=[.C48]/([.H48]-[.H47])" office:value-type="float" office:value="98544.3058437013" calcext:value-type="float">
            <text:p>98544.3058437013</text:p>
          </table:table-cell>
          <table:table-cell table:formula="of:=[.G48]-[.$B48]" office:value-type="float" office:value="9.43690085411072" calcext:value-type="float">
            <text:p>9.436900854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2904.1967" calcext:value-type="float">
            <text:p>1443132904.1967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14.6242496967316" calcext:value-type="float">
            <text:p>14.6242496967</text:p>
          </table:table-cell>
          <table:table-cell table:formula="of:=[.C49]/([.D49]-[.D48])" office:value-type="float" office:value="100339.048607515" calcext:value-type="float">
            <text:p>100339.048607515</text:p>
          </table:table-cell>
          <table:table-cell/>
          <table:table-cell office:value-type="float" office:value="1443132913.63493" calcext:value-type="float">
            <text:p>1443132913.63493</text:p>
          </table:table-cell>
          <table:table-cell table:formula="of:=[.G49]-[.$B$2]" office:value-type="float" office:value="24.0624761581421" calcext:value-type="float">
            <text:p>24.0624761581</text:p>
          </table:table-cell>
          <table:table-cell table:formula="of:=[.C49]/([.H49]-[.H48])" office:value-type="float" office:value="98742.0522937933" calcext:value-type="float">
            <text:p>98742.0522937933</text:p>
          </table:table-cell>
          <table:table-cell table:formula="of:=[.G49]-[.$B49]" office:value-type="float" office:value="9.43822646141052" calcext:value-type="float">
            <text:p>9.438226461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2904.27867" calcext:value-type="float">
            <text:p>1443132904.27867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14.7062177658081" calcext:value-type="float">
            <text:p>14.7062177658</text:p>
          </table:table-cell>
          <table:table-cell table:formula="of:=[.C50]/([.D50]-[.D49])" office:value-type="float" office:value="100331.752262223" calcext:value-type="float">
            <text:p>100331.752262223</text:p>
          </table:table-cell>
          <table:table-cell/>
          <table:table-cell office:value-type="float" office:value="1443132913.71825" calcext:value-type="float">
            <text:p>1443132913.71825</text:p>
          </table:table-cell>
          <table:table-cell table:formula="of:=[.G50]-[.$B$2]" office:value-type="float" office:value="24.1457960605621" calcext:value-type="float">
            <text:p>24.1457960606</text:p>
          </table:table-cell>
          <table:table-cell table:formula="of:=[.C50]/([.H50]-[.H49])" office:value-type="float" office:value="98703.9082035889" calcext:value-type="float">
            <text:p>98703.9082035889</text:p>
          </table:table-cell>
          <table:table-cell table:formula="of:=[.G50]-[.$B50]" office:value-type="float" office:value="9.43957829475403" calcext:value-type="float">
            <text:p>9.43957829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2904.36064" calcext:value-type="float">
            <text:p>1443132904.36064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14.788183927536" calcext:value-type="float">
            <text:p>14.7881839275</text:p>
          </table:table-cell>
          <table:table-cell table:formula="of:=[.C51]/([.D51]-[.D50])" office:value-type="float" office:value="100334.086977262" calcext:value-type="float">
            <text:p>100334.086977262</text:p>
          </table:table-cell>
          <table:table-cell/>
          <table:table-cell office:value-type="float" office:value="1443132913.80162" calcext:value-type="float">
            <text:p>1443132913.80162</text:p>
          </table:table-cell>
          <table:table-cell table:formula="of:=[.G51]-[.$B$2]" office:value-type="float" office:value="24.2291650772095" calcext:value-type="float">
            <text:p>24.2291650772</text:p>
          </table:table-cell>
          <table:table-cell table:formula="of:=[.C51]/([.H51]-[.H50])" office:value-type="float" office:value="98645.7599084864" calcext:value-type="float">
            <text:p>98645.7599084864</text:p>
          </table:table-cell>
          <table:table-cell table:formula="of:=[.G51]-[.$B51]" office:value-type="float" office:value="9.44098114967346" calcext:value-type="float">
            <text:p>9.440981149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2904.4426" calcext:value-type="float">
            <text:p>1443132904.4426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14.8701479434967" calcext:value-type="float">
            <text:p>14.8701479435</text:p>
          </table:table-cell>
          <table:table-cell table:formula="of:=[.C52]/([.D52]-[.D51])" office:value-type="float" office:value="100336.713661565" calcext:value-type="float">
            <text:p>100336.713661565</text:p>
          </table:table-cell>
          <table:table-cell/>
          <table:table-cell office:value-type="float" office:value="1443132913.88501" calcext:value-type="float">
            <text:p>1443132913.88501</text:p>
          </table:table-cell>
          <table:table-cell table:formula="of:=[.G52]-[.$B$2]" office:value-type="float" office:value="24.3125591278076" calcext:value-type="float">
            <text:p>24.3125591278</text:p>
          </table:table-cell>
          <table:table-cell table:formula="of:=[.C52]/([.H52]-[.H51])" office:value-type="float" office:value="98616.1475670421" calcext:value-type="float">
            <text:p>98616.1475670421</text:p>
          </table:table-cell>
          <table:table-cell table:formula="of:=[.G52]-[.$B52]" office:value-type="float" office:value="9.44241118431091" calcext:value-type="float">
            <text:p>9.442411184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2904.52458" calcext:value-type="float">
            <text:p>1443132904.52458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14.9521214962006" calcext:value-type="float">
            <text:p>14.9521214962</text:p>
          </table:table-cell>
          <table:table-cell table:formula="of:=[.C53]/([.D53]-[.D52])" office:value-type="float" office:value="100325.040561686" calcext:value-type="float">
            <text:p>100325.040561686</text:p>
          </table:table-cell>
          <table:table-cell/>
          <table:table-cell office:value-type="float" office:value="1443132913.96838" calcext:value-type="float">
            <text:p>1443132913.96838</text:p>
          </table:table-cell>
          <table:table-cell table:formula="of:=[.G53]-[.$B$2]" office:value-type="float" office:value="24.3959212303162" calcext:value-type="float">
            <text:p>24.3959212303</text:p>
          </table:table-cell>
          <table:table-cell table:formula="of:=[.C53]/([.H53]-[.H52])" office:value-type="float" office:value="98653.9416895946" calcext:value-type="float">
            <text:p>98653.9416895946</text:p>
          </table:table-cell>
          <table:table-cell table:formula="of:=[.G53]-[.$B53]" office:value-type="float" office:value="9.4437997341156" calcext:value-type="float">
            <text:p>9.443799734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2904.60656" calcext:value-type="float">
            <text:p>1443132904.60656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15.0341064929962" calcext:value-type="float">
            <text:p>15.034106493</text:p>
          </table:table-cell>
          <table:table-cell table:formula="of:=[.C54]/([.D54]-[.D53])" office:value-type="float" office:value="100311.036426557" calcext:value-type="float">
            <text:p>100311.036426557</text:p>
          </table:table-cell>
          <table:table-cell/>
          <table:table-cell office:value-type="float" office:value="1443132914.05182" calcext:value-type="float">
            <text:p>1443132914.05182</text:p>
          </table:table-cell>
          <table:table-cell table:formula="of:=[.G54]-[.$B$2]" office:value-type="float" office:value="24.4793627262115" calcext:value-type="float">
            <text:p>24.4793627262</text:p>
          </table:table-cell>
          <table:table-cell table:formula="of:=[.C54]/([.H54]-[.H53])" office:value-type="float" office:value="98560.0738787184" calcext:value-type="float">
            <text:p>98560.0738787184</text:p>
          </table:table-cell>
          <table:table-cell table:formula="of:=[.G54]-[.$B54]" office:value-type="float" office:value="9.44525623321533" calcext:value-type="float">
            <text:p>9.445256233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2904.68855" calcext:value-type="float">
            <text:p>1443132904.68855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15.1160991191864" calcext:value-type="float">
            <text:p>15.1160991192</text:p>
          </table:table-cell>
          <table:table-cell table:formula="of:=[.C55]/([.D55]-[.D54])" office:value-type="float" office:value="100301.702508273" calcext:value-type="float">
            <text:p>100301.702508273</text:p>
          </table:table-cell>
          <table:table-cell/>
          <table:table-cell office:value-type="float" office:value="1443132914.06616" calcext:value-type="float">
            <text:p>1443132914.06616</text:p>
          </table:table-cell>
          <table:table-cell table:formula="of:=[.G55]-[.$B$2]" office:value-type="float" office:value="24.4937078952789" calcext:value-type="float">
            <text:p>24.4937078953</text:p>
          </table:table-cell>
          <table:table-cell table:formula="of:=[.C55]/([.H55]-[.H54])" office:value-type="float" office:value="573294.044940832" calcext:value-type="float">
            <text:p>573294.044940832</text:p>
          </table:table-cell>
          <table:table-cell table:formula="of:=[.G55]-[.$B55]" office:value-type="float" office:value="9.37760877609253" calcext:value-type="float">
            <text:p>9.377608776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2904.77052" calcext:value-type="float">
            <text:p>1443132904.77052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15.1980609893799" calcext:value-type="float">
            <text:p>15.1980609894</text:p>
          </table:table-cell>
          <table:table-cell table:formula="of:=[.C56]/([.D56]-[.D55])" office:value-type="float" office:value="100339.3404834" calcext:value-type="float">
            <text:p>100339.3404834</text:p>
          </table:table-cell>
          <table:table-cell/>
          <table:table-cell office:value-type="float" office:value="1443132914.08051" calcext:value-type="float">
            <text:p>1443132914.08051</text:p>
          </table:table-cell>
          <table:table-cell table:formula="of:=[.G56]-[.$B$2]" office:value-type="float" office:value="24.5080540180206" calcext:value-type="float">
            <text:p>24.508054018</text:p>
          </table:table-cell>
          <table:table-cell table:formula="of:=[.C56]/([.H56]-[.H55])" office:value-type="float" office:value="573255.934587516" calcext:value-type="float">
            <text:p>573255.934587516</text:p>
          </table:table-cell>
          <table:table-cell table:formula="of:=[.G56]-[.$B56]" office:value-type="float" office:value="9.30999302864075" calcext:value-type="float">
            <text:p>9.309993028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2904.85251" calcext:value-type="float">
            <text:p>1443132904.85251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15.2800538539886" calcext:value-type="float">
            <text:p>15.280053854</text:p>
          </table:table-cell>
          <table:table-cell table:formula="of:=[.C57]/([.D57]-[.D56])" office:value-type="float" office:value="100301.410851316" calcext:value-type="float">
            <text:p>100301.410851316</text:p>
          </table:table-cell>
          <table:table-cell/>
          <table:table-cell office:value-type="float" office:value="1443132914.09485" calcext:value-type="float">
            <text:p>1443132914.09485</text:p>
          </table:table-cell>
          <table:table-cell table:formula="of:=[.G57]-[.$B$2]" office:value-type="float" office:value="24.522394657135" calcext:value-type="float">
            <text:p>24.5223946571</text:p>
          </table:table-cell>
          <table:table-cell table:formula="of:=[.C57]/([.H57]-[.H56])" office:value-type="float" office:value="573475.13833979" calcext:value-type="float">
            <text:p>573475.13833979</text:p>
          </table:table-cell>
          <table:table-cell table:formula="of:=[.G57]-[.$B57]" office:value-type="float" office:value="9.24234080314636" calcext:value-type="float">
            <text:p>9.242340803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2904.93448" calcext:value-type="float">
            <text:p>1443132904.93448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15.3620274066925" calcext:value-type="float">
            <text:p>15.3620274067</text:p>
          </table:table-cell>
          <table:table-cell table:formula="of:=[.C58]/([.D58]-[.D57])" office:value-type="float" office:value="100325.040561686" calcext:value-type="float">
            <text:p>100325.040561686</text:p>
          </table:table-cell>
          <table:table-cell/>
          <table:table-cell office:value-type="float" office:value="1443132914.10919" calcext:value-type="float">
            <text:p>1443132914.10919</text:p>
          </table:table-cell>
          <table:table-cell table:formula="of:=[.G58]-[.$B$2]" office:value-type="float" office:value="24.5367321968079" calcext:value-type="float">
            <text:p>24.5367321968</text:p>
          </table:table-cell>
          <table:table-cell table:formula="of:=[.C58]/([.H58]-[.H57])" office:value-type="float" office:value="573599.110283358" calcext:value-type="float">
            <text:p>573599.110283358</text:p>
          </table:table-cell>
          <table:table-cell table:formula="of:=[.G58]-[.$B58]" office:value-type="float" office:value="9.17470479011536" calcext:value-type="float">
            <text:p>9.174704790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2905.01581" calcext:value-type="float">
            <text:p>1443132905.01581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15.4433526992798" calcext:value-type="float">
            <text:p>15.4433526993</text:p>
          </table:table-cell>
          <table:table-cell table:formula="of:=[.C59]/([.D59]-[.D58])" office:value-type="float" office:value="101124.751456305" calcext:value-type="float">
            <text:p>101124.751456305</text:p>
          </table:table-cell>
          <table:table-cell/>
          <table:table-cell office:value-type="float" office:value="1443132914.15244" calcext:value-type="float">
            <text:p>1443132914.15244</text:p>
          </table:table-cell>
          <table:table-cell table:formula="of:=[.G59]-[.$B$2]" office:value-type="float" office:value="24.5799844264984" calcext:value-type="float">
            <text:p>24.5799844265</text:p>
          </table:table-cell>
          <table:table-cell table:formula="of:=[.C59]/([.H59]-[.H58])" office:value-type="float" office:value="190140.486602393" calcext:value-type="float">
            <text:p>190140.486602393</text:p>
          </table:table-cell>
          <table:table-cell table:formula="of:=[.G59]-[.$B59]" office:value-type="float" office:value="9.13663172721863" calcext:value-type="float">
            <text:p>9.136631727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2905.09428" calcext:value-type="float">
            <text:p>1443132905.09428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15.5218245983124" calcext:value-type="float">
            <text:p>15.5218245983</text:p>
          </table:table-cell>
          <table:table-cell table:formula="of:=[.C60]/([.D60]-[.D59])" office:value-type="float" office:value="104801.847557993" calcext:value-type="float">
            <text:p>104801.847557993</text:p>
          </table:table-cell>
          <table:table-cell/>
          <table:table-cell office:value-type="float" office:value="1443132914.24508" calcext:value-type="float">
            <text:p>1443132914.24508</text:p>
          </table:table-cell>
          <table:table-cell table:formula="of:=[.G60]-[.$B$2]" office:value-type="float" office:value="24.6726231575012" calcext:value-type="float">
            <text:p>24.6726231575</text:p>
          </table:table-cell>
          <table:table-cell table:formula="of:=[.C60]/([.H60]-[.H59])" office:value-type="float" office:value="88774.9638944294" calcext:value-type="float">
            <text:p>88774.9638944294</text:p>
          </table:table-cell>
          <table:table-cell table:formula="of:=[.G60]-[.$B60]" office:value-type="float" office:value="9.15079855918884" calcext:value-type="float">
            <text:p>9.150798559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2905.17274" calcext:value-type="float">
            <text:p>1443132905.17274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15.6002840995789" calcext:value-type="float">
            <text:p>15.6002840996</text:p>
          </table:table-cell>
          <table:table-cell table:formula="of:=[.C61]/([.D61]-[.D60])" office:value-type="float" office:value="104818.407805933" calcext:value-type="float">
            <text:p>104818.407805933</text:p>
          </table:table-cell>
          <table:table-cell/>
          <table:table-cell office:value-type="float" office:value="1443132914.33767" calcext:value-type="float">
            <text:p>1443132914.33767</text:p>
          </table:table-cell>
          <table:table-cell table:formula="of:=[.G61]-[.$B$2]" office:value-type="float" office:value="24.7652153968811" calcext:value-type="float">
            <text:p>24.7652153969</text:p>
          </table:table-cell>
          <table:table-cell table:formula="of:=[.C61]/([.H61]-[.H60])" office:value-type="float" office:value="88819.5388196519" calcext:value-type="float">
            <text:p>88819.5388196519</text:p>
          </table:table-cell>
          <table:table-cell table:formula="of:=[.G61]-[.$B61]" office:value-type="float" office:value="9.16493129730225" calcext:value-type="float">
            <text:p>9.164931297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2905.2512" calcext:value-type="float">
            <text:p>1443132905.2512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15.6787488460541" calcext:value-type="float">
            <text:p>15.6787488461</text:p>
          </table:table-cell>
          <table:table-cell table:formula="of:=[.C62]/([.D62]-[.D61])" office:value-type="float" office:value="104811.400908525" calcext:value-type="float">
            <text:p>104811.400908525</text:p>
          </table:table-cell>
          <table:table-cell/>
          <table:table-cell office:value-type="float" office:value="1443132914.43031" calcext:value-type="float">
            <text:p>1443132914.43031</text:p>
          </table:table-cell>
          <table:table-cell table:formula="of:=[.G62]-[.$B$2]" office:value-type="float" office:value="24.8578586578369" calcext:value-type="float">
            <text:p>24.8578586578</text:p>
          </table:table-cell>
          <table:table-cell table:formula="of:=[.C62]/([.H62]-[.H61])" office:value-type="float" office:value="88770.6230885237" calcext:value-type="float">
            <text:p>88770.6230885237</text:p>
          </table:table-cell>
          <table:table-cell table:formula="of:=[.G62]-[.$B62]" office:value-type="float" office:value="9.17910981178284" calcext:value-type="float">
            <text:p>9.179109811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2905.32967" calcext:value-type="float">
            <text:p>1443132905.32967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15.7572102546692" calcext:value-type="float">
            <text:p>15.7572102547</text:p>
          </table:table-cell>
          <table:table-cell table:formula="of:=[.C63]/([.D63]-[.D62])" office:value-type="float" office:value="104815.859734845" calcext:value-type="float">
            <text:p>104815.859734845</text:p>
          </table:table-cell>
          <table:table-cell/>
          <table:table-cell office:value-type="float" office:value="1443132914.52291" calcext:value-type="float">
            <text:p>1443132914.52291</text:p>
          </table:table-cell>
          <table:table-cell table:formula="of:=[.G63]-[.$B$2]" office:value-type="float" office:value="24.950455904007" calcext:value-type="float">
            <text:p>24.950455904</text:p>
          </table:table-cell>
          <table:table-cell table:formula="of:=[.C63]/([.H63]-[.H62])" office:value-type="float" office:value="88814.7362924551" calcext:value-type="float">
            <text:p>88814.7362924551</text:p>
          </table:table-cell>
          <table:table-cell table:formula="of:=[.G63]-[.$B63]" office:value-type="float" office:value="9.19324564933777" calcext:value-type="float">
            <text:p>9.193245649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2905.40814" calcext:value-type="float">
            <text:p>1443132905.40814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15.8356826305389" calcext:value-type="float">
            <text:p>15.8356826305</text:p>
          </table:table-cell>
          <table:table-cell table:formula="of:=[.C64]/([.D64]-[.D63])" office:value-type="float" office:value="104801.210729878" calcext:value-type="float">
            <text:p>104801.210729878</text:p>
          </table:table-cell>
          <table:table-cell/>
          <table:table-cell office:value-type="float" office:value="1443132914.61558" calcext:value-type="float">
            <text:p>1443132914.61558</text:p>
          </table:table-cell>
          <table:table-cell table:formula="of:=[.G64]-[.$B$2]" office:value-type="float" office:value="25.0431227684021" calcext:value-type="float">
            <text:p>25.0431227684</text:p>
          </table:table-cell>
          <table:table-cell table:formula="of:=[.C64]/([.H64]-[.H63])" office:value-type="float" office:value="88748.0120718445" calcext:value-type="float">
            <text:p>88748.0120718445</text:p>
          </table:table-cell>
          <table:table-cell table:formula="of:=[.G64]-[.$B64]" office:value-type="float" office:value="9.20744013786316" calcext:value-type="float">
            <text:p>9.207440137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2905.4866" calcext:value-type="float">
            <text:p>1443132905.4866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15.9141483306885" calcext:value-type="float">
            <text:p>15.9141483307</text:p>
          </table:table-cell>
          <table:table-cell table:formula="of:=[.C65]/([.D65]-[.D64])" office:value-type="float" office:value="104810.127027824" calcext:value-type="float">
            <text:p>104810.127027824</text:p>
          </table:table-cell>
          <table:table-cell/>
          <table:table-cell office:value-type="float" office:value="1443132914.70812" calcext:value-type="float">
            <text:p>1443132914.70812</text:p>
          </table:table-cell>
          <table:table-cell table:formula="of:=[.G65]-[.$B$2]" office:value-type="float" office:value="25.1356627941132" calcext:value-type="float">
            <text:p>25.1356627941</text:p>
          </table:table-cell>
          <table:table-cell table:formula="of:=[.C65]/([.H65]-[.H64])" office:value-type="float" office:value="88869.6532857905" calcext:value-type="float">
            <text:p>88869.6532857905</text:p>
          </table:table-cell>
          <table:table-cell table:formula="of:=[.G65]-[.$B65]" office:value-type="float" office:value="9.22151446342468" calcext:value-type="float">
            <text:p>9.221514463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2905.56507" calcext:value-type="float">
            <text:p>1443132905.56507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15.9926147460938" calcext:value-type="float">
            <text:p>15.9926147461</text:p>
          </table:table-cell>
          <table:table-cell table:formula="of:=[.C66]/([.D66]-[.D65])" office:value-type="float" office:value="104809.171637619" calcext:value-type="float">
            <text:p>104809.171637619</text:p>
          </table:table-cell>
          <table:table-cell/>
          <table:table-cell office:value-type="float" office:value="1443132914.8008" calcext:value-type="float">
            <text:p>1443132914.8008</text:p>
          </table:table-cell>
          <table:table-cell table:formula="of:=[.G66]-[.$B$2]" office:value-type="float" office:value="25.2283475399017" calcext:value-type="float">
            <text:p>25.2283475399</text:p>
          </table:table-cell>
          <table:table-cell table:formula="of:=[.C66]/([.H66]-[.H65])" office:value-type="float" office:value="88730.8901807855" calcext:value-type="float">
            <text:p>88730.8901807855</text:p>
          </table:table-cell>
          <table:table-cell table:formula="of:=[.G66]-[.$B66]" office:value-type="float" office:value="9.23573279380798" calcext:value-type="float">
            <text:p>9.235732793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2905.64353" calcext:value-type="float">
            <text:p>1443132905.64353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16.0710768699646" calcext:value-type="float">
            <text:p>16.07107687</text:p>
          </table:table-cell>
          <table:table-cell table:formula="of:=[.C67]/([.D67]-[.D66])" office:value-type="float" office:value="104814.904240126" calcext:value-type="float">
            <text:p>104814.904240126</text:p>
          </table:table-cell>
          <table:table-cell/>
          <table:table-cell office:value-type="float" office:value="1443132914.89342" calcext:value-type="float">
            <text:p>1443132914.89342</text:p>
          </table:table-cell>
          <table:table-cell table:formula="of:=[.G67]-[.$B$2]" office:value-type="float" office:value="25.3209662437439" calcext:value-type="float">
            <text:p>25.3209662437</text:p>
          </table:table-cell>
          <table:table-cell table:formula="of:=[.C67]/([.H67]-[.H66])" office:value-type="float" office:value="88794.1599141249" calcext:value-type="float">
            <text:p>88794.1599141249</text:p>
          </table:table-cell>
          <table:table-cell table:formula="of:=[.G67]-[.$B67]" office:value-type="float" office:value="9.2498893737793" calcext:value-type="float">
            <text:p>9.249889373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2905.72202" calcext:value-type="float">
            <text:p>1443132905.72202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16.1495687961578" calcext:value-type="float">
            <text:p>16.1495687962</text:p>
          </table:table-cell>
          <table:table-cell table:formula="of:=[.C68]/([.D68]-[.D67])" office:value-type="float" office:value="104775.107439121" calcext:value-type="float">
            <text:p>104775.107439121</text:p>
          </table:table-cell>
          <table:table-cell/>
          <table:table-cell office:value-type="float" office:value="1443132914.98606" calcext:value-type="float">
            <text:p>1443132914.98606</text:p>
          </table:table-cell>
          <table:table-cell table:formula="of:=[.G68]-[.$B$2]" office:value-type="float" office:value="25.4136009216309" calcext:value-type="float">
            <text:p>25.4136009216</text:p>
          </table:table-cell>
          <table:table-cell table:formula="of:=[.C68]/([.H68]-[.H67])" office:value-type="float" office:value="88778.8481332585" calcext:value-type="float">
            <text:p>88778.8481332585</text:p>
          </table:table-cell>
          <table:table-cell table:formula="of:=[.G68]-[.$B68]" office:value-type="float" office:value="9.26403212547302" calcext:value-type="float">
            <text:p>9.264032125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2905.8005" calcext:value-type="float">
            <text:p>1443132905.8005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16.2280478477478" calcext:value-type="float">
            <text:p>16.2280478477</text:p>
          </table:table-cell>
          <table:table-cell table:formula="of:=[.C69]/([.D69]-[.D68])" office:value-type="float" office:value="104792.29594884" calcext:value-type="float">
            <text:p>104792.29594884</text:p>
          </table:table-cell>
          <table:table-cell/>
          <table:table-cell office:value-type="float" office:value="1443132915.07869" calcext:value-type="float">
            <text:p>1443132915.07869</text:p>
          </table:table-cell>
          <table:table-cell table:formula="of:=[.G69]-[.$B$2]" office:value-type="float" office:value="25.5062317848206" calcext:value-type="float">
            <text:p>25.5062317848</text:p>
          </table:table-cell>
          <table:table-cell table:formula="of:=[.C69]/([.H69]-[.H68])" office:value-type="float" office:value="88782.5041979605" calcext:value-type="float">
            <text:p>88782.5041979605</text:p>
          </table:table-cell>
          <table:table-cell table:formula="of:=[.G69]-[.$B69]" office:value-type="float" office:value="9.27818393707275" calcext:value-type="float">
            <text:p>9.278183937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2905.87896" calcext:value-type="float">
            <text:p>1443132905.87896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16.3065094947815" calcext:value-type="float">
            <text:p>16.3065094948</text:p>
          </table:table-cell>
          <table:table-cell table:formula="of:=[.C70]/([.D70]-[.D69])" office:value-type="float" office:value="104815.54123467" calcext:value-type="float">
            <text:p>104815.54123467</text:p>
          </table:table-cell>
          <table:table-cell/>
          <table:table-cell office:value-type="float" office:value="1443132915.09183" calcext:value-type="float">
            <text:p>1443132915.09183</text:p>
          </table:table-cell>
          <table:table-cell table:formula="of:=[.G70]-[.$B$2]" office:value-type="float" office:value="25.5193758010864" calcext:value-type="float">
            <text:p>25.5193758011</text:p>
          </table:table-cell>
          <table:table-cell table:formula="of:=[.C70]/([.H70]-[.H69])" office:value-type="float" office:value="625683.948775621" calcext:value-type="float">
            <text:p>625683.948775621</text:p>
          </table:table-cell>
          <table:table-cell table:formula="of:=[.G70]-[.$B70]" office:value-type="float" office:value="9.21286630630493" calcext:value-type="float">
            <text:p>9.212866306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2905.95742" calcext:value-type="float">
            <text:p>1443132905.95742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16.3849673271179" calcext:value-type="float">
            <text:p>16.3849673271</text:p>
          </table:table-cell>
          <table:table-cell table:formula="of:=[.C71]/([.D71]-[.D70])" office:value-type="float" office:value="104820.637469764" calcext:value-type="float">
            <text:p>104820.637469764</text:p>
          </table:table-cell>
          <table:table-cell/>
          <table:table-cell office:value-type="float" office:value="1443132915.10497" calcext:value-type="float">
            <text:p>1443132915.10497</text:p>
          </table:table-cell>
          <table:table-cell table:formula="of:=[.G71]-[.$B$2]" office:value-type="float" office:value="25.5325121879578" calcext:value-type="float">
            <text:p>25.532512188</text:p>
          </table:table-cell>
          <table:table-cell table:formula="of:=[.C71]/([.H71]-[.H70])" office:value-type="float" office:value="626047.335583869" calcext:value-type="float">
            <text:p>626047.335583869</text:p>
          </table:table-cell>
          <table:table-cell table:formula="of:=[.G71]-[.$B71]" office:value-type="float" office:value="9.14754486083984" calcext:value-type="float">
            <text:p>9.147544860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2906.03428" calcext:value-type="float">
            <text:p>1443132906.03428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16.4618287086487" calcext:value-type="float">
            <text:p>16.4618287086</text:p>
          </table:table-cell>
          <table:table-cell table:formula="of:=[.C72]/([.D72]-[.D71])" office:value-type="float" office:value="106997.816539488" calcext:value-type="float">
            <text:p>106997.816539488</text:p>
          </table:table-cell>
          <table:table-cell/>
          <table:table-cell office:value-type="float" office:value="1443132915.11811" calcext:value-type="float">
            <text:p>1443132915.11811</text:p>
          </table:table-cell>
          <table:table-cell table:formula="of:=[.G72]-[.$B$2]" office:value-type="float" office:value="25.5456595420837" calcext:value-type="float">
            <text:p>25.5456595421</text:p>
          </table:table-cell>
          <table:table-cell table:formula="of:=[.C72]/([.H72]-[.H71])" office:value-type="float" office:value="625525.099666328" calcext:value-type="float">
            <text:p>625525.099666328</text:p>
          </table:table-cell>
          <table:table-cell table:formula="of:=[.G72]-[.$B72]" office:value-type="float" office:value="9.08383083343506" calcext:value-type="float">
            <text:p>9.083830833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2906.10919" calcext:value-type="float">
            <text:p>1443132906.10919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16.5367345809937" calcext:value-type="float">
            <text:p>16.536734581</text:p>
          </table:table-cell>
          <table:table-cell table:formula="of:=[.C73]/([.D73]-[.D72])" office:value-type="float" office:value="109791.12508196" calcext:value-type="float">
            <text:p>109791.12508196</text:p>
          </table:table-cell>
          <table:table-cell/>
          <table:table-cell office:value-type="float" office:value="1443132915.13126" calcext:value-type="float">
            <text:p>1443132915.13126</text:p>
          </table:table-cell>
          <table:table-cell table:formula="of:=[.G73]-[.$B$2]" office:value-type="float" office:value="25.5588071346283" calcext:value-type="float">
            <text:p>25.5588071346</text:p>
          </table:table-cell>
          <table:table-cell table:formula="of:=[.C73]/([.H73]-[.H72])" office:value-type="float" office:value="625513.756387705" calcext:value-type="float">
            <text:p>625513.756387705</text:p>
          </table:table-cell>
          <table:table-cell table:formula="of:=[.G73]-[.$B73]" office:value-type="float" office:value="9.02207255363464" calcext:value-type="float">
            <text:p>9.022072553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2906.18408" calcext:value-type="float">
            <text:p>1443132906.18408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16.6116240024567" calcext:value-type="float">
            <text:p>16.6116240025</text:p>
          </table:table-cell>
          <table:table-cell table:formula="of:=[.C74]/([.D74]-[.D73])" office:value-type="float" office:value="109815.242785148" calcext:value-type="float">
            <text:p>109815.242785148</text:p>
          </table:table-cell>
          <table:table-cell/>
          <table:table-cell office:value-type="float" office:value="1443132915.16104" calcext:value-type="float">
            <text:p>1443132915.16104</text:p>
          </table:table-cell>
          <table:table-cell table:formula="of:=[.G74]-[.$B$2]" office:value-type="float" office:value="25.5885810852051" calcext:value-type="float">
            <text:p>25.5885810852</text:p>
          </table:table-cell>
          <table:table-cell table:formula="of:=[.C74]/([.H74]-[.H73])" office:value-type="float" office:value="276214.605072029" calcext:value-type="float">
            <text:p>276214.605072029</text:p>
          </table:table-cell>
          <table:table-cell table:formula="of:=[.G74]-[.$B74]" office:value-type="float" office:value="8.97695708274841" calcext:value-type="float">
            <text:p>8.976957082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2906.25898" calcext:value-type="float">
            <text:p>1443132906.25898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16.6865234375" calcext:value-type="float">
            <text:p>16.6865234375</text:p>
          </table:table-cell>
          <table:table-cell table:formula="of:=[.C75]/([.D75]-[.D74])" office:value-type="float" office:value="109800.561182361" calcext:value-type="float">
            <text:p>109800.561182361</text:p>
          </table:table-cell>
          <table:table-cell/>
          <table:table-cell office:value-type="float" office:value="1443132915.23682" calcext:value-type="float">
            <text:p>1443132915.23682</text:p>
          </table:table-cell>
          <table:table-cell table:formula="of:=[.G75]-[.$B$2]" office:value-type="float" office:value="25.6643660068512" calcext:value-type="float">
            <text:p>25.6643660069</text:p>
          </table:table-cell>
          <table:table-cell table:formula="of:=[.C75]/([.H75]-[.H74])" office:value-type="float" office:value="108517.628855017" calcext:value-type="float">
            <text:p>108517.628855017</text:p>
          </table:table-cell>
          <table:table-cell table:formula="of:=[.G75]-[.$B75]" office:value-type="float" office:value="8.9778425693512" calcext:value-type="float">
            <text:p>8.977842569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2906.33388" calcext:value-type="float">
            <text:p>1443132906.33388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16.7614245414734" calcext:value-type="float">
            <text:p>16.7614245415</text:p>
          </table:table-cell>
          <table:table-cell table:formula="of:=[.C76]/([.D76]-[.D75])" office:value-type="float" office:value="109798.114630218" calcext:value-type="float">
            <text:p>109798.114630218</text:p>
          </table:table-cell>
          <table:table-cell/>
          <table:table-cell office:value-type="float" office:value="1443132915.31261" calcext:value-type="float">
            <text:p>1443132915.31261</text:p>
          </table:table-cell>
          <table:table-cell table:formula="of:=[.G76]-[.$B$2]" office:value-type="float" office:value="25.7401504516602" calcext:value-type="float">
            <text:p>25.7401504517</text:p>
          </table:table-cell>
          <table:table-cell table:formula="of:=[.C76]/([.H76]-[.H75])" office:value-type="float" office:value="108518.311649988" calcext:value-type="float">
            <text:p>108518.311649988</text:p>
          </table:table-cell>
          <table:table-cell table:formula="of:=[.G76]-[.$B76]" office:value-type="float" office:value="8.97872591018677" calcext:value-type="float">
            <text:p>8.978725910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2906.40878" calcext:value-type="float">
            <text:p>1443132906.40878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16.8363213539124" calcext:value-type="float">
            <text:p>16.8363213539</text:p>
          </table:table-cell>
          <table:table-cell table:formula="of:=[.C77]/([.D77]-[.D76])" office:value-type="float" office:value="109804.405984593" calcext:value-type="float">
            <text:p>109804.405984593</text:p>
          </table:table-cell>
          <table:table-cell/>
          <table:table-cell office:value-type="float" office:value="1443132915.38837" calcext:value-type="float">
            <text:p>1443132915.38837</text:p>
          </table:table-cell>
          <table:table-cell table:formula="of:=[.G77]-[.$B$2]" office:value-type="float" office:value="25.8159193992615" calcext:value-type="float">
            <text:p>25.8159193993</text:p>
          </table:table-cell>
          <table:table-cell table:formula="of:=[.C77]/([.H77]-[.H76])" office:value-type="float" office:value="108540.507164929" calcext:value-type="float">
            <text:p>108540.507164929</text:p>
          </table:table-cell>
          <table:table-cell table:formula="of:=[.G77]-[.$B77]" office:value-type="float" office:value="8.97959804534912" calcext:value-type="float">
            <text:p>8.979598045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2906.48368" calcext:value-type="float">
            <text:p>1443132906.48368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16.9112269878387" calcext:value-type="float">
            <text:p>16.9112269878</text:p>
          </table:table-cell>
          <table:table-cell table:formula="of:=[.C78]/([.D78]-[.D77])" office:value-type="float" office:value="109791.474538238" calcext:value-type="float">
            <text:p>109791.474538238</text:p>
          </table:table-cell>
          <table:table-cell/>
          <table:table-cell office:value-type="float" office:value="1443132915.46414" calcext:value-type="float">
            <text:p>1443132915.46414</text:p>
          </table:table-cell>
          <table:table-cell table:formula="of:=[.G78]-[.$B$2]" office:value-type="float" office:value="25.8916842937469" calcext:value-type="float">
            <text:p>25.8916842937</text:p>
          </table:table-cell>
          <table:table-cell table:formula="of:=[.C78]/([.H78]-[.H77])" office:value-type="float" office:value="108546.313643673" calcext:value-type="float">
            <text:p>108546.313643673</text:p>
          </table:table-cell>
          <table:table-cell table:formula="of:=[.G78]-[.$B78]" office:value-type="float" office:value="8.9804573059082" calcext:value-type="float">
            <text:p>8.980457305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2906.55859" calcext:value-type="float">
            <text:p>1443132906.55859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16.9861335754395" calcext:value-type="float">
            <text:p>16.9861335754</text:p>
          </table:table-cell>
          <table:table-cell table:formula="of:=[.C79]/([.D79]-[.D78])" office:value-type="float" office:value="109790.076726473" calcext:value-type="float">
            <text:p>109790.076726473</text:p>
          </table:table-cell>
          <table:table-cell/>
          <table:table-cell office:value-type="float" office:value="1443132915.53996" calcext:value-type="float">
            <text:p>1443132915.53996</text:p>
          </table:table-cell>
          <table:table-cell table:formula="of:=[.G79]-[.$B$2]" office:value-type="float" office:value="25.9675004482269" calcext:value-type="float">
            <text:p>25.9675004482</text:p>
          </table:table-cell>
          <table:table-cell table:formula="of:=[.C79]/([.H79]-[.H78])" office:value-type="float" office:value="108472.924489616" calcext:value-type="float">
            <text:p>108472.924489616</text:p>
          </table:table-cell>
          <table:table-cell table:formula="of:=[.G79]-[.$B79]" office:value-type="float" office:value="8.98136687278748" calcext:value-type="float">
            <text:p>8.981366872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2906.63349" calcext:value-type="float">
            <text:p>1443132906.63349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17.0610392093658" calcext:value-type="float">
            <text:p>17.0610392094</text:p>
          </table:table-cell>
          <table:table-cell table:formula="of:=[.C80]/([.D80]-[.D79])" office:value-type="float" office:value="109791.474538238" calcext:value-type="float">
            <text:p>109791.474538238</text:p>
          </table:table-cell>
          <table:table-cell/>
          <table:table-cell office:value-type="float" office:value="1443132915.61572" calcext:value-type="float">
            <text:p>1443132915.61572</text:p>
          </table:table-cell>
          <table:table-cell table:formula="of:=[.G80]-[.$B$2]" office:value-type="float" office:value="26.0432689189911" calcext:value-type="float">
            <text:p>26.043268919</text:p>
          </table:table-cell>
          <table:table-cell table:formula="of:=[.C80]/([.H80]-[.H79])" office:value-type="float" office:value="108541.190247832" calcext:value-type="float">
            <text:p>108541.190247832</text:p>
          </table:table-cell>
          <table:table-cell table:formula="of:=[.G80]-[.$B80]" office:value-type="float" office:value="8.98222970962524" calcext:value-type="float">
            <text:p>8.982229709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2906.7084" calcext:value-type="float">
            <text:p>1443132906.7084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17.135941028595" calcext:value-type="float">
            <text:p>17.1359410286</text:p>
          </table:table-cell>
          <table:table-cell table:formula="of:=[.C81]/([.D81]-[.D80])" office:value-type="float" office:value="109797.066141246" calcext:value-type="float">
            <text:p>109797.066141246</text:p>
          </table:table-cell>
          <table:table-cell/>
          <table:table-cell office:value-type="float" office:value="1443132915.69156" calcext:value-type="float">
            <text:p>1443132915.69156</text:p>
          </table:table-cell>
          <table:table-cell table:formula="of:=[.G81]-[.$B$2]" office:value-type="float" office:value="26.1191086769104" calcext:value-type="float">
            <text:p>26.1191086769</text:p>
          </table:table-cell>
          <table:table-cell table:formula="of:=[.C81]/([.H81]-[.H80])" office:value-type="float" office:value="108439.164702369" calcext:value-type="float">
            <text:p>108439.164702369</text:p>
          </table:table-cell>
          <table:table-cell table:formula="of:=[.G81]-[.$B81]" office:value-type="float" office:value="8.98316764831543" calcext:value-type="float">
            <text:p>8.983167648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2906.78331" calcext:value-type="float">
            <text:p>1443132906.78331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7.2108507156372" calcext:value-type="float">
            <text:p>17.2108507156</text:p>
          </table:table-cell>
          <table:table-cell table:formula="of:=[.C82]/([.D82]-[.D81])" office:value-type="float" office:value="109785.534084037" calcext:value-type="float">
            <text:p>109785.534084037</text:p>
          </table:table-cell>
          <table:table-cell/>
          <table:table-cell office:value-type="float" office:value="1443132915.76728" calcext:value-type="float">
            <text:p>1443132915.76728</text:p>
          </table:table-cell>
          <table:table-cell table:formula="of:=[.G82]-[.$B$2]" office:value-type="float" office:value="26.1948273181915" calcext:value-type="float">
            <text:p>26.1948273182</text:p>
          </table:table-cell>
          <table:table-cell table:formula="of:=[.C82]/([.H82]-[.H81])" office:value-type="float" office:value="108612.619836454" calcext:value-type="float">
            <text:p>108612.619836454</text:p>
          </table:table-cell>
          <table:table-cell table:formula="of:=[.G82]-[.$B82]" office:value-type="float" office:value="8.98397660255432" calcext:value-type="float">
            <text:p>8.983976602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2906.85819" calcext:value-type="float">
            <text:p>1443132906.85819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7.28573179245" calcext:value-type="float">
            <text:p>17.2857317925</text:p>
          </table:table-cell>
          <table:table-cell table:formula="of:=[.C83]/([.D83]-[.D82])" office:value-type="float" office:value="109827.480453651" calcext:value-type="float">
            <text:p>109827.480453651</text:p>
          </table:table-cell>
          <table:table-cell/>
          <table:table-cell office:value-type="float" office:value="1443132915.84305" calcext:value-type="float">
            <text:p>1443132915.84305</text:p>
          </table:table-cell>
          <table:table-cell table:formula="of:=[.G83]-[.$B$2]" office:value-type="float" office:value="26.2705926895142" calcext:value-type="float">
            <text:p>26.2705926895</text:p>
          </table:table-cell>
          <table:table-cell table:formula="of:=[.C83]/([.H83]-[.H82])" office:value-type="float" office:value="108545.630496282" calcext:value-type="float">
            <text:p>108545.630496282</text:p>
          </table:table-cell>
          <table:table-cell table:formula="of:=[.G83]-[.$B83]" office:value-type="float" office:value="8.98486089706421" calcext:value-type="float">
            <text:p>8.984860897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2906.93313" calcext:value-type="float">
            <text:p>1443132906.93313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7.3606715202332" calcext:value-type="float">
            <text:p>17.3606715202</text:p>
          </table:table-cell>
          <table:table-cell table:formula="of:=[.C84]/([.D84]-[.D83])" office:value-type="float" office:value="109741.524866378" calcext:value-type="float">
            <text:p>109741.524866378</text:p>
          </table:table-cell>
          <table:table-cell/>
          <table:table-cell office:value-type="float" office:value="1443132915.91887" calcext:value-type="float">
            <text:p>1443132915.91887</text:p>
          </table:table-cell>
          <table:table-cell table:formula="of:=[.G84]-[.$B$2]" office:value-type="float" office:value="26.3464109897613" calcext:value-type="float">
            <text:p>26.3464109898</text:p>
          </table:table-cell>
          <table:table-cell table:formula="of:=[.C84]/([.H84]-[.H83])" office:value-type="float" office:value="108469.854549457" calcext:value-type="float">
            <text:p>108469.854549457</text:p>
          </table:table-cell>
          <table:table-cell table:formula="of:=[.G84]-[.$B84]" office:value-type="float" office:value="8.9857394695282" calcext:value-type="float">
            <text:p>8.985739469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2920.01098" calcext:value-type="float">
            <text:p>1443132920.01098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30.4385282993317" calcext:value-type="float">
            <text:p>30.4385282993</text:p>
          </table:table-cell>
          <table:table-cell table:formula="of:=[.C85]/([.D85]-[.D84])" office:value-type="float" office:value="628.849217338416" calcext:value-type="float">
            <text:p>628.8492173384</text:p>
          </table:table-cell>
          <table:table-cell/>
          <table:table-cell office:value-type="float" office:value="1443132920.20222" calcext:value-type="float">
            <text:p>1443132920.20222</text:p>
          </table:table-cell>
          <table:table-cell table:formula="of:=[.G85]-[.$B$2]" office:value-type="float" office:value="30.6297636032104" calcext:value-type="float">
            <text:p>30.6297636032</text:p>
          </table:table-cell>
          <table:table-cell table:formula="of:=[.C85]/([.H85]-[.H84])" office:value-type="float" office:value="1919.99135774576" calcext:value-type="float">
            <text:p>1919.9913577458</text:p>
          </table:table-cell>
          <table:table-cell table:formula="of:=[.G85]-[.$B85]" office:value-type="float" office:value="0.191235303878784" calcext:value-type="float">
            <text:p>0.191235303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2920.11393" calcext:value-type="float">
            <text:p>1443132920.11393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30.541476726532" calcext:value-type="float">
            <text:p>30.5414767265</text:p>
          </table:table-cell>
          <table:table-cell table:formula="of:=[.C86]/([.D86]-[.D85])" office:value-type="float" office:value="79884.6589855881" calcext:value-type="float">
            <text:p>79884.6589855881</text:p>
          </table:table-cell>
          <table:table-cell/>
          <table:table-cell office:value-type="float" office:value="1443132927.14495" calcext:value-type="float">
            <text:p>1443132927.14495</text:p>
          </table:table-cell>
          <table:table-cell table:formula="of:=[.G86]-[.$B$2]" office:value-type="float" office:value="37.5724942684174" calcext:value-type="float">
            <text:p>37.5724942684</text:p>
          </table:table-cell>
          <table:table-cell table:formula="of:=[.C86]/([.H86]-[.H85])" office:value-type="float" office:value="1184.54832782353" calcext:value-type="float">
            <text:p>1184.5483278235</text:p>
          </table:table-cell>
          <table:table-cell table:formula="of:=[.G86]-[.$B86]" office:value-type="float" office:value="7.03101754188538" calcext:value-type="float">
            <text:p>7.031017541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2920.21687" calcext:value-type="float">
            <text:p>1443132920.21687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30.6444139480591" calcext:value-type="float">
            <text:p>30.6444139481</text:p>
          </table:table-cell>
          <table:table-cell table:formula="of:=[.C87]/([.D87]-[.D86])" office:value-type="float" office:value="79893.3551731326" calcext:value-type="float">
            <text:p>79893.3551731326</text:p>
          </table:table-cell>
          <table:table-cell/>
          <table:table-cell office:value-type="float" office:value="1443132930.01819" calcext:value-type="float">
            <text:p>1443132930.01819</text:p>
          </table:table-cell>
          <table:table-cell table:formula="of:=[.G87]-[.$B$2]" office:value-type="float" office:value="40.4457335472107" calcext:value-type="float">
            <text:p>40.4457335472</text:p>
          </table:table-cell>
          <table:table-cell table:formula="of:=[.C87]/([.H87]-[.H86])" office:value-type="float" office:value="2862.27466702801" calcext:value-type="float">
            <text:p>2862.274667028</text:p>
          </table:table-cell>
          <table:table-cell table:formula="of:=[.G87]-[.$B87]" office:value-type="float" office:value="9.80131959915161" calcext:value-type="float">
            <text:p>9.801319599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2920.3198" calcext:value-type="float">
            <text:p>1443132920.3198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30.7473480701447" calcext:value-type="float">
            <text:p>30.7473480701</text:p>
          </table:table-cell>
          <table:table-cell table:formula="of:=[.C88]/([.D88]-[.D87])" office:value-type="float" office:value="79895.7608358792" calcext:value-type="float">
            <text:p>79895.7608358792</text:p>
          </table:table-cell>
          <table:table-cell/>
          <table:table-cell office:value-type="float" office:value="1443132930.99422" calcext:value-type="float">
            <text:p>1443132930.99422</text:p>
          </table:table-cell>
          <table:table-cell table:formula="of:=[.G88]-[.$B$2]" office:value-type="float" office:value="41.4217638969421" calcext:value-type="float">
            <text:p>41.4217638969</text:p>
          </table:table-cell>
          <table:table-cell table:formula="of:=[.C88]/([.H88]-[.H87])" office:value-type="float" office:value="8425.96749400552" calcext:value-type="float">
            <text:p>8425.9674940055</text:p>
          </table:table-cell>
          <table:table-cell table:formula="of:=[.G88]-[.$B88]" office:value-type="float" office:value="10.6744158267975" calcext:value-type="float">
            <text:p>10.674415826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2920.42275" calcext:value-type="float">
            <text:p>1443132920.42275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30.8502948284149" calcext:value-type="float">
            <text:p>30.8502948284</text:p>
          </table:table-cell>
          <table:table-cell table:formula="of:=[.C89]/([.D89]-[.D88])" office:value-type="float" office:value="79885.9540424744" calcext:value-type="float">
            <text:p>79885.9540424744</text:p>
          </table:table-cell>
          <table:table-cell/>
          <table:table-cell office:value-type="float" office:value="1443132931.01197" calcext:value-type="float">
            <text:p>1443132931.01197</text:p>
          </table:table-cell>
          <table:table-cell table:formula="of:=[.G89]-[.$B$2]" office:value-type="float" office:value="41.439519405365" calcext:value-type="float">
            <text:p>41.4395194054</text:p>
          </table:table-cell>
          <table:table-cell table:formula="of:=[.C89]/([.H89]-[.H88])" office:value-type="float" office:value="463180.203244172" calcext:value-type="float">
            <text:p>463180.203244172</text:p>
          </table:table-cell>
          <table:table-cell table:formula="of:=[.G89]-[.$B89]" office:value-type="float" office:value="10.5892245769501" calcext:value-type="float">
            <text:p>10.58922457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2920.52569" calcext:value-type="float">
            <text:p>1443132920.52569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30.9532299041748" calcext:value-type="float">
            <text:p>30.9532299042</text:p>
          </table:table-cell>
          <table:table-cell table:formula="of:=[.C90]/([.D90]-[.D89])" office:value-type="float" office:value="79895.020616527" calcext:value-type="float">
            <text:p>79895.020616527</text:p>
          </table:table-cell>
          <table:table-cell/>
          <table:table-cell office:value-type="float" office:value="1443132931.02951" calcext:value-type="float">
            <text:p>1443132931.02951</text:p>
          </table:table-cell>
          <table:table-cell table:formula="of:=[.G90]-[.$B$2]" office:value-type="float" office:value="41.4570531845093" calcext:value-type="float">
            <text:p>41.4570531845</text:p>
          </table:table-cell>
          <table:table-cell table:formula="of:=[.C90]/([.H90]-[.H89])" office:value-type="float" office:value="469037.503684969" calcext:value-type="float">
            <text:p>469037.503684969</text:p>
          </table:table-cell>
          <table:table-cell table:formula="of:=[.G90]-[.$B90]" office:value-type="float" office:value="10.5038232803345" calcext:value-type="float">
            <text:p>10.503823280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2920.62861" calcext:value-type="float">
            <text:p>1443132920.62861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31.0561552047729" calcext:value-type="float">
            <text:p>31.0561552048</text:p>
          </table:table-cell>
          <table:table-cell table:formula="of:=[.C91]/([.D91]-[.D90])" office:value-type="float" office:value="79902.6085151726" calcext:value-type="float">
            <text:p>79902.6085151726</text:p>
          </table:table-cell>
          <table:table-cell/>
          <table:table-cell office:value-type="float" office:value="1443132931.04707" calcext:value-type="float">
            <text:p>1443132931.04707</text:p>
          </table:table-cell>
          <table:table-cell table:formula="of:=[.G91]-[.$B$2]" office:value-type="float" office:value="41.4746124744415" calcext:value-type="float">
            <text:p>41.4746124744</text:p>
          </table:table-cell>
          <table:table-cell table:formula="of:=[.C91]/([.H91]-[.H90])" office:value-type="float" office:value="468356.068595636" calcext:value-type="float">
            <text:p>468356.068595636</text:p>
          </table:table-cell>
          <table:table-cell table:formula="of:=[.G91]-[.$B91]" office:value-type="float" office:value="10.4184572696686" calcext:value-type="float">
            <text:p>10.418457269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2920.73154" calcext:value-type="float">
            <text:p>1443132920.73154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31.1590890884399" calcext:value-type="float">
            <text:p>31.1590890884</text:p>
          </table:table-cell>
          <table:table-cell table:formula="of:=[.C92]/([.D92]-[.D91])" office:value-type="float" office:value="79895.9458928605" calcext:value-type="float">
            <text:p>79895.9458928605</text:p>
          </table:table-cell>
          <table:table-cell/>
          <table:table-cell office:value-type="float" office:value="1443132931.06462" calcext:value-type="float">
            <text:p>1443132931.06462</text:p>
          </table:table-cell>
          <table:table-cell table:formula="of:=[.G92]-[.$B$2]" office:value-type="float" office:value="41.4921658039093" calcext:value-type="float">
            <text:p>41.4921658039</text:p>
          </table:table-cell>
          <table:table-cell table:formula="of:=[.C92]/([.H92]-[.H91])" office:value-type="float" office:value="468515.105074432" calcext:value-type="float">
            <text:p>468515.105074432</text:p>
          </table:table-cell>
          <table:table-cell table:formula="of:=[.G92]-[.$B92]" office:value-type="float" office:value="10.3330767154694" calcext:value-type="float">
            <text:p>10.333076715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2920.83449" calcext:value-type="float">
            <text:p>1443132920.83449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31.2620351314545" calcext:value-type="float">
            <text:p>31.2620351315</text:p>
          </table:table-cell>
          <table:table-cell table:formula="of:=[.C93]/([.D93]-[.D92])" office:value-type="float" office:value="79886.5090797083" calcext:value-type="float">
            <text:p>79886.5090797083</text:p>
          </table:table-cell>
          <table:table-cell/>
          <table:table-cell office:value-type="float" office:value="1443132931.08217" calcext:value-type="float">
            <text:p>1443132931.08217</text:p>
          </table:table-cell>
          <table:table-cell table:formula="of:=[.G93]-[.$B$2]" office:value-type="float" office:value="41.5097188949585" calcext:value-type="float">
            <text:p>41.509718895</text:p>
          </table:table-cell>
          <table:table-cell table:formula="of:=[.C93]/([.H93]-[.H92])" office:value-type="float" office:value="468521.468780137" calcext:value-type="float">
            <text:p>468521.468780137</text:p>
          </table:table-cell>
          <table:table-cell table:formula="of:=[.G93]-[.$B93]" office:value-type="float" office:value="10.247683763504" calcext:value-type="float">
            <text:p>10.247683763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2920.93743" calcext:value-type="float">
            <text:p>1443132920.93743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31.3649787902832" calcext:value-type="float">
            <text:p>31.3649787903</text:p>
          </table:table-cell>
          <table:table-cell table:formula="of:=[.C94]/([.D94]-[.D93])" office:value-type="float" office:value="79888.3592595252" calcext:value-type="float">
            <text:p>79888.3592595252</text:p>
          </table:table-cell>
          <table:table-cell/>
          <table:table-cell office:value-type="float" office:value="1443132931.10275" calcext:value-type="float">
            <text:p>1443132931.10275</text:p>
          </table:table-cell>
          <table:table-cell table:formula="of:=[.G94]-[.$B$2]" office:value-type="float" office:value="41.5302975177765" calcext:value-type="float">
            <text:p>41.5302975178</text:p>
          </table:table-cell>
          <table:table-cell table:formula="of:=[.C94]/([.H94]-[.H93])" office:value-type="float" office:value="399638.016243208" calcext:value-type="float">
            <text:p>399638.016243208</text:p>
          </table:table-cell>
          <table:table-cell table:formula="of:=[.G94]-[.$B94]" office:value-type="float" office:value="10.1653187274933" calcext:value-type="float">
            <text:p>10.165318727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2921.03799" calcext:value-type="float">
            <text:p>1443132921.03799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31.4655361175537" calcext:value-type="float">
            <text:p>31.4655361176</text:p>
          </table:table-cell>
          <table:table-cell table:formula="of:=[.C95]/([.D95]-[.D94])" office:value-type="float" office:value="81784.1943817454" calcext:value-type="float">
            <text:p>81784.1943817454</text:p>
          </table:table-cell>
          <table:table-cell/>
          <table:table-cell office:value-type="float" office:value="1443132931.19857" calcext:value-type="float">
            <text:p>1443132931.19857</text:p>
          </table:table-cell>
          <table:table-cell table:formula="of:=[.G95]-[.$B$2]" office:value-type="float" office:value="41.6261146068573" calcext:value-type="float">
            <text:p>41.6261146069</text:p>
          </table:table-cell>
          <table:table-cell table:formula="of:=[.C95]/([.H95]-[.H94])" office:value-type="float" office:value="85830.2008430251" calcext:value-type="float">
            <text:p>85830.2008430251</text:p>
          </table:table-cell>
          <table:table-cell table:formula="of:=[.G95]-[.$B95]" office:value-type="float" office:value="10.1605784893036" calcext:value-type="float">
            <text:p>10.16057848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2921.13489" calcext:value-type="float">
            <text:p>1443132921.13489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31.5624330043793" calcext:value-type="float">
            <text:p>31.5624330044</text:p>
          </table:table-cell>
          <table:table-cell table:formula="of:=[.C96]/([.D96]-[.D95])" office:value-type="float" office:value="84873.7278299275" calcext:value-type="float">
            <text:p>84873.7278299275</text:p>
          </table:table-cell>
          <table:table-cell/>
          <table:table-cell office:value-type="float" office:value="1443132931.29437" calcext:value-type="float">
            <text:p>1443132931.29437</text:p>
          </table:table-cell>
          <table:table-cell table:formula="of:=[.G96]-[.$B$2]" office:value-type="float" office:value="41.7219166755676" calcext:value-type="float">
            <text:p>41.7219166756</text:p>
          </table:table-cell>
          <table:table-cell table:formula="of:=[.C96]/([.H96]-[.H95])" office:value-type="float" office:value="85843.6577697145" calcext:value-type="float">
            <text:p>85843.6577697145</text:p>
          </table:table-cell>
          <table:table-cell table:formula="of:=[.G96]-[.$B96]" office:value-type="float" office:value="10.1594836711884" calcext:value-type="float">
            <text:p>10.159483671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2921.23178" calcext:value-type="float">
            <text:p>1443132921.23178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31.6593210697174" calcext:value-type="float">
            <text:p>31.6593210697</text:p>
          </table:table-cell>
          <table:table-cell table:formula="of:=[.C97]/([.D97]-[.D96])" office:value-type="float" office:value="84881.4554331189" calcext:value-type="float">
            <text:p>84881.4554331189</text:p>
          </table:table-cell>
          <table:table-cell/>
          <table:table-cell office:value-type="float" office:value="1443132931.3902" calcext:value-type="float">
            <text:p>1443132931.3902</text:p>
          </table:table-cell>
          <table:table-cell table:formula="of:=[.G97]-[.$B$2]" office:value-type="float" office:value="41.8177492618561" calcext:value-type="float">
            <text:p>41.8177492619</text:p>
          </table:table-cell>
          <table:table-cell table:formula="of:=[.C97]/([.H97]-[.H96])" office:value-type="float" office:value="85816.3211336705" calcext:value-type="float">
            <text:p>85816.3211336705</text:p>
          </table:table-cell>
          <table:table-cell table:formula="of:=[.G97]-[.$B97]" office:value-type="float" office:value="10.1584281921387" calcext:value-type="float">
            <text:p>10.158428192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2921.32868" calcext:value-type="float">
            <text:p>1443132921.32868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31.7562294006348" calcext:value-type="float">
            <text:p>31.7562294006</text:p>
          </table:table-cell>
          <table:table-cell table:formula="of:=[.C98]/([.D98]-[.D97])" office:value-type="float" office:value="84863.7049276318" calcext:value-type="float">
            <text:p>84863.7049276318</text:p>
          </table:table-cell>
          <table:table-cell/>
          <table:table-cell office:value-type="float" office:value="1443132931.48602" calcext:value-type="float">
            <text:p>1443132931.48602</text:p>
          </table:table-cell>
          <table:table-cell table:formula="of:=[.G98]-[.$B$2]" office:value-type="float" office:value="41.9135615825653" calcext:value-type="float">
            <text:p>41.9135615826</text:p>
          </table:table-cell>
          <table:table-cell table:formula="of:=[.C98]/([.H98]-[.H97])" office:value-type="float" office:value="85834.4724261321" calcext:value-type="float">
            <text:p>85834.4724261321</text:p>
          </table:table-cell>
          <table:table-cell table:formula="of:=[.G98]-[.$B98]" office:value-type="float" office:value="10.1573321819305" calcext:value-type="float">
            <text:p>10.15733218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2921.42558" calcext:value-type="float">
            <text:p>1443132921.42558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31.8531222343445" calcext:value-type="float">
            <text:p>31.8531222343</text:p>
          </table:table-cell>
          <table:table-cell table:formula="of:=[.C99]/([.D99]-[.D98])" office:value-type="float" office:value="84877.2781755816" calcext:value-type="float">
            <text:p>84877.2781755816</text:p>
          </table:table-cell>
          <table:table-cell/>
          <table:table-cell office:value-type="float" office:value="1443132931.58185" calcext:value-type="float">
            <text:p>1443132931.58185</text:p>
          </table:table-cell>
          <table:table-cell table:formula="of:=[.G99]-[.$B$2]" office:value-type="float" office:value="42.0093939304352" calcext:value-type="float">
            <text:p>42.0093939304</text:p>
          </table:table-cell>
          <table:table-cell table:formula="of:=[.C99]/([.H99]-[.H98])" office:value-type="float" office:value="85816.5346336609" calcext:value-type="float">
            <text:p>85816.5346336609</text:p>
          </table:table-cell>
          <table:table-cell table:formula="of:=[.G99]-[.$B99]" office:value-type="float" office:value="10.1562716960907" calcext:value-type="float">
            <text:p>10.156271696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2921.52246" calcext:value-type="float">
            <text:p>1443132921.52246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31.9500091075897" calcext:value-type="float">
            <text:p>31.9500091076</text:p>
          </table:table-cell>
          <table:table-cell table:formula="of:=[.C100]/([.D100]-[.D99])" office:value-type="float" office:value="84882.4998117493" calcext:value-type="float">
            <text:p>84882.4998117493</text:p>
          </table:table-cell>
          <table:table-cell/>
          <table:table-cell office:value-type="float" office:value="1443132931.67762" calcext:value-type="float">
            <text:p>1443132931.67762</text:p>
          </table:table-cell>
          <table:table-cell table:formula="of:=[.G100]-[.$B$2]" office:value-type="float" office:value="42.1051676273346" calcext:value-type="float">
            <text:p>42.1051676273</text:p>
          </table:table-cell>
          <table:table-cell table:formula="of:=[.C100]/([.H100]-[.H99])" office:value-type="float" office:value="85869.0879254376" calcext:value-type="float">
            <text:p>85869.0879254376</text:p>
          </table:table-cell>
          <table:table-cell table:formula="of:=[.G100]-[.$B100]" office:value-type="float" office:value="10.1551585197449" calcext:value-type="float">
            <text:p>10.155158519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2921.61936" calcext:value-type="float">
            <text:p>1443132921.61936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32.0469012260437" calcext:value-type="float">
            <text:p>32.046901226</text:p>
          </table:table-cell>
          <table:table-cell table:formula="of:=[.C101]/([.D101]-[.D100])" office:value-type="float" office:value="84877.9047380012" calcext:value-type="float">
            <text:p>84877.9047380012</text:p>
          </table:table-cell>
          <table:table-cell/>
          <table:table-cell office:value-type="float" office:value="1443132931.77346" calcext:value-type="float">
            <text:p>1443132931.77346</text:p>
          </table:table-cell>
          <table:table-cell table:formula="of:=[.G101]-[.$B$2]" office:value-type="float" office:value="42.2010071277618" calcext:value-type="float">
            <text:p>42.2010071278</text:p>
          </table:table-cell>
          <table:table-cell table:formula="of:=[.C101]/([.H101]-[.H100])" office:value-type="float" office:value="85810.1300960247" calcext:value-type="float">
            <text:p>85810.1300960247</text:p>
          </table:table-cell>
          <table:table-cell table:formula="of:=[.G101]-[.$B101]" office:value-type="float" office:value="10.1541059017181" calcext:value-type="float">
            <text:p>10.15410590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2921.71625" calcext:value-type="float">
            <text:p>1443132921.71625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32.1437916755676" calcext:value-type="float">
            <text:p>32.1437916756</text:p>
          </table:table-cell>
          <table:table-cell table:formula="of:=[.C102]/([.D102]-[.D101])" office:value-type="float" office:value="84879.3667529553" calcext:value-type="float">
            <text:p>84879.3667529553</text:p>
          </table:table-cell>
          <table:table-cell/>
          <table:table-cell office:value-type="float" office:value="1443132931.86927" calcext:value-type="float">
            <text:p>1443132931.86927</text:p>
          </table:table-cell>
          <table:table-cell table:formula="of:=[.G102]-[.$B$2]" office:value-type="float" office:value="42.2968168258667" calcext:value-type="float">
            <text:p>42.2968168259</text:p>
          </table:table-cell>
          <table:table-cell table:formula="of:=[.C102]/([.H102]-[.H101])" office:value-type="float" office:value="85836.8219780767" calcext:value-type="float">
            <text:p>85836.8219780767</text:p>
          </table:table-cell>
          <table:table-cell table:formula="of:=[.G102]-[.$B102]" office:value-type="float" office:value="10.1530251502991" calcext:value-type="float">
            <text:p>10.15302515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2921.81316" calcext:value-type="float">
            <text:p>1443132921.81316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32.2407031059265" calcext:value-type="float">
            <text:p>32.2407031059</text:p>
          </table:table-cell>
          <table:table-cell table:formula="of:=[.C103]/([.D103]-[.D102])" office:value-type="float" office:value="84860.9907989648" calcext:value-type="float">
            <text:p>84860.9907989648</text:p>
          </table:table-cell>
          <table:table-cell/>
          <table:table-cell office:value-type="float" office:value="1443132931.96511" calcext:value-type="float">
            <text:p>1443132931.96511</text:p>
          </table:table-cell>
          <table:table-cell table:formula="of:=[.G103]-[.$B$2]" office:value-type="float" office:value="42.3926558494568" calcext:value-type="float">
            <text:p>42.3926558495</text:p>
          </table:table-cell>
          <table:table-cell table:formula="of:=[.C103]/([.H103]-[.H102])" office:value-type="float" office:value="85810.5570354597" calcext:value-type="float">
            <text:p>85810.5570354597</text:p>
          </table:table-cell>
          <table:table-cell table:formula="of:=[.G103]-[.$B103]" office:value-type="float" office:value="10.1519527435303" calcext:value-type="float">
            <text:p>10.151952743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2921.91008" calcext:value-type="float">
            <text:p>1443132921.91008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32.3376221656799" calcext:value-type="float">
            <text:p>32.3376221657</text:p>
          </table:table-cell>
          <table:table-cell table:formula="of:=[.C104]/([.D104]-[.D103])" office:value-type="float" office:value="84854.3106064333" calcext:value-type="float">
            <text:p>84854.3106064333</text:p>
          </table:table-cell>
          <table:table-cell/>
          <table:table-cell office:value-type="float" office:value="1443132932.06101" calcext:value-type="float">
            <text:p>1443132932.06101</text:p>
          </table:table-cell>
          <table:table-cell table:formula="of:=[.G104]-[.$B$2]" office:value-type="float" office:value="42.4885561466217" calcext:value-type="float">
            <text:p>42.4885561466</text:p>
          </table:table-cell>
          <table:table-cell table:formula="of:=[.C104]/([.H104]-[.H103])" office:value-type="float" office:value="85755.730098077" calcext:value-type="float">
            <text:p>85755.730098077</text:p>
          </table:table-cell>
          <table:table-cell table:formula="of:=[.G104]-[.$B104]" office:value-type="float" office:value="10.1509339809418" calcext:value-type="float">
            <text:p>10.150933980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2922.00582" calcext:value-type="float">
            <text:p>1443132922.00582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32.4333617687225" calcext:value-type="float">
            <text:p>32.4333617687</text:p>
          </table:table-cell>
          <table:table-cell table:formula="of:=[.C105]/([.D105]-[.D104])" office:value-type="float" office:value="85899.6667903507" calcext:value-type="float">
            <text:p>85899.6667903507</text:p>
          </table:table-cell>
          <table:table-cell/>
          <table:table-cell office:value-type="float" office:value="1443132932.07679" calcext:value-type="float">
            <text:p>1443132932.07679</text:p>
          </table:table-cell>
          <table:table-cell table:formula="of:=[.G105]-[.$B$2]" office:value-type="float" office:value="42.5043299198151" calcext:value-type="float">
            <text:p>42.5043299198</text:p>
          </table:table-cell>
          <table:table-cell table:formula="of:=[.C105]/([.H105]-[.H104])" office:value-type="float" office:value="521371.766868198" calcext:value-type="float">
            <text:p>521371.766868198</text:p>
          </table:table-cell>
          <table:table-cell table:formula="of:=[.G105]-[.$B105]" office:value-type="float" office:value="10.0709681510925" calcext:value-type="float">
            <text:p>10.070968151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2922.08627" calcext:value-type="float">
            <text:p>1443132922.08627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32.5138185024261" calcext:value-type="float">
            <text:p>32.5138185024</text:p>
          </table:table-cell>
          <table:table-cell table:formula="of:=[.C106]/([.D106]-[.D105])" office:value-type="float" office:value="102216.42889824" calcext:value-type="float">
            <text:p>102216.42889824</text:p>
          </table:table-cell>
          <table:table-cell/>
          <table:table-cell office:value-type="float" office:value="1443132932.09257" calcext:value-type="float">
            <text:p>1443132932.09257</text:p>
          </table:table-cell>
          <table:table-cell table:formula="of:=[.G106]-[.$B$2]" office:value-type="float" office:value="42.5201151371002" calcext:value-type="float">
            <text:p>42.5201151371</text:p>
          </table:table-cell>
          <table:table-cell table:formula="of:=[.C106]/([.H106]-[.H105])" office:value-type="float" office:value="520993.778637023" calcext:value-type="float">
            <text:p>520993.778637023</text:p>
          </table:table-cell>
          <table:table-cell table:formula="of:=[.G106]-[.$B106]" office:value-type="float" office:value="10.0062966346741" calcext:value-type="float">
            <text:p>10.006296634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2922.16672" calcext:value-type="float">
            <text:p>1443132922.16672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32.5942687988281" calcext:value-type="float">
            <text:p>32.5942687988</text:p>
          </table:table-cell>
          <table:table-cell table:formula="of:=[.C107]/([.D107]-[.D106])" office:value-type="float" office:value="102224.607836222" calcext:value-type="float">
            <text:p>102224.607836222</text:p>
          </table:table-cell>
          <table:table-cell/>
          <table:table-cell office:value-type="float" office:value="1443132932.10836" calcext:value-type="float">
            <text:p>1443132932.10836</text:p>
          </table:table-cell>
          <table:table-cell table:formula="of:=[.G107]-[.$B$2]" office:value-type="float" office:value="42.535902261734" calcext:value-type="float">
            <text:p>42.5359022617</text:p>
          </table:table-cell>
          <table:table-cell table:formula="of:=[.C107]/([.H107]-[.H106])" office:value-type="float" office:value="520930.833877009" calcext:value-type="float">
            <text:p>520930.833877009</text:p>
          </table:table-cell>
          <table:table-cell table:formula="of:=[.G107]-[.$B107]" office:value-type="float" office:value="9.94163346290588" calcext:value-type="float">
            <text:p>9.941633462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2922.24717" calcext:value-type="float">
            <text:p>1443132922.24717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32.6747193336487" calcext:value-type="float">
            <text:p>32.6747193336</text:p>
          </table:table-cell>
          <table:table-cell table:formula="of:=[.C108]/([.D108]-[.D107])" office:value-type="float" office:value="102224.304889252" calcext:value-type="float">
            <text:p>102224.304889252</text:p>
          </table:table-cell>
          <table:table-cell/>
          <table:table-cell office:value-type="float" office:value="1443132932.12414" calcext:value-type="float">
            <text:p>1443132932.12414</text:p>
          </table:table-cell>
          <table:table-cell table:formula="of:=[.G108]-[.$B$2]" office:value-type="float" office:value="42.5516896247864" calcext:value-type="float">
            <text:p>42.5516896248</text:p>
          </table:table-cell>
          <table:table-cell table:formula="of:=[.C108]/([.H108]-[.H107])" office:value-type="float" office:value="520922.966851413" calcext:value-type="float">
            <text:p>520922.966851413</text:p>
          </table:table-cell>
          <table:table-cell table:formula="of:=[.G108]-[.$B108]" office:value-type="float" office:value="9.8769702911377" calcext:value-type="float">
            <text:p>9.876970291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2922.32762" calcext:value-type="float">
            <text:p>1443132922.32762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32.7551605701447" calcext:value-type="float">
            <text:p>32.7551605701</text:p>
          </table:table-cell>
          <table:table-cell table:formula="of:=[.C109]/([.D109]-[.D108])" office:value-type="float" office:value="102236.121151766" calcext:value-type="float">
            <text:p>102236.121151766</text:p>
          </table:table-cell>
          <table:table-cell/>
          <table:table-cell office:value-type="float" office:value="1443132932.15731" calcext:value-type="float">
            <text:p>1443132932.15731</text:p>
          </table:table-cell>
          <table:table-cell table:formula="of:=[.G109]-[.$B$2]" office:value-type="float" office:value="42.5848534107208" calcext:value-type="float">
            <text:p>42.5848534107</text:p>
          </table:table-cell>
          <table:table-cell table:formula="of:=[.C109]/([.H109]-[.H108])" office:value-type="float" office:value="247981.337723492" calcext:value-type="float">
            <text:p>247981.337723492</text:p>
          </table:table-cell>
          <table:table-cell table:formula="of:=[.G109]-[.$B109]" office:value-type="float" office:value="9.82969284057617" calcext:value-type="float">
            <text:p>9.829692840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2922.40806" calcext:value-type="float">
            <text:p>1443132922.40806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32.835606098175" calcext:value-type="float">
            <text:p>32.8356060982</text:p>
          </table:table-cell>
          <table:table-cell table:formula="of:=[.C110]/([.D110]-[.D109])" office:value-type="float" office:value="102230.667152718" calcext:value-type="float">
            <text:p>102230.667152718</text:p>
          </table:table-cell>
          <table:table-cell/>
          <table:table-cell office:value-type="float" office:value="1443132932.24604" calcext:value-type="float">
            <text:p>1443132932.24604</text:p>
          </table:table-cell>
          <table:table-cell table:formula="of:=[.G110]-[.$B$2]" office:value-type="float" office:value="42.6735875606537" calcext:value-type="float">
            <text:p>42.6735875607</text:p>
          </table:table-cell>
          <table:table-cell table:formula="of:=[.C110]/([.H110]-[.H109])" office:value-type="float" office:value="92681.3409067704" calcext:value-type="float">
            <text:p>92681.3409067704</text:p>
          </table:table-cell>
          <table:table-cell table:formula="of:=[.G110]-[.$B110]" office:value-type="float" office:value="9.83798146247864" calcext:value-type="float">
            <text:p>9.837981462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2922.48852" calcext:value-type="float">
            <text:p>1443132922.48852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32.9160687923431" calcext:value-type="float">
            <text:p>32.9160687923</text:p>
          </table:table-cell>
          <table:table-cell table:formula="of:=[.C111]/([.D111]-[.D110])" office:value-type="float" office:value="102208.856974384" calcext:value-type="float">
            <text:p>102208.856974384</text:p>
          </table:table-cell>
          <table:table-cell/>
          <table:table-cell office:value-type="float" office:value="1443132932.33468" calcext:value-type="float">
            <text:p>1443132932.33468</text:p>
          </table:table-cell>
          <table:table-cell table:formula="of:=[.G111]-[.$B$2]" office:value-type="float" office:value="42.762225151062" calcext:value-type="float">
            <text:p>42.7622251511</text:p>
          </table:table-cell>
          <table:table-cell table:formula="of:=[.C111]/([.H111]-[.H110])" office:value-type="float" office:value="92782.3055897012" calcext:value-type="float">
            <text:p>92782.3055897012</text:p>
          </table:table-cell>
          <table:table-cell table:formula="of:=[.G111]-[.$B111]" office:value-type="float" office:value="9.84615635871887" calcext:value-type="float">
            <text:p>9.846156358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2922.56898" calcext:value-type="float">
            <text:p>1443132922.56898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32.996523141861" calcext:value-type="float">
            <text:p>32.9965231419</text:p>
          </table:table-cell>
          <table:table-cell table:formula="of:=[.C112]/([.D112]-[.D111])" office:value-type="float" office:value="102219.457981923" calcext:value-type="float">
            <text:p>102219.457981923</text:p>
          </table:table-cell>
          <table:table-cell/>
          <table:table-cell office:value-type="float" office:value="1443132932.42336" calcext:value-type="float">
            <text:p>1443132932.42336</text:p>
          </table:table-cell>
          <table:table-cell table:formula="of:=[.G112]-[.$B$2]" office:value-type="float" office:value="42.8509070873261" calcext:value-type="float">
            <text:p>42.8509070873</text:p>
          </table:table-cell>
          <table:table-cell table:formula="of:=[.C112]/([.H112]-[.H111])" office:value-type="float" office:value="92735.9093233394" calcext:value-type="float">
            <text:p>92735.9093233394</text:p>
          </table:table-cell>
          <table:table-cell table:formula="of:=[.G112]-[.$B112]" office:value-type="float" office:value="9.85438394546509" calcext:value-type="float">
            <text:p>9.854383945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2922.64943" calcext:value-type="float">
            <text:p>1443132922.64943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33.0769791603088" calcext:value-type="float">
            <text:p>33.0769791603</text:p>
          </table:table-cell>
          <table:table-cell table:formula="of:=[.C113]/([.D113]-[.D112])" office:value-type="float" office:value="102217.337604495" calcext:value-type="float">
            <text:p>102217.337604495</text:p>
          </table:table-cell>
          <table:table-cell/>
          <table:table-cell office:value-type="float" office:value="1443132932.51204" calcext:value-type="float">
            <text:p>1443132932.51204</text:p>
          </table:table-cell>
          <table:table-cell table:formula="of:=[.G113]-[.$B$2]" office:value-type="float" office:value="42.9395804405212" calcext:value-type="float">
            <text:p>42.9395804405</text:p>
          </table:table-cell>
          <table:table-cell table:formula="of:=[.C113]/([.H113]-[.H112])" office:value-type="float" office:value="92744.8856241749" calcext:value-type="float">
            <text:p>92744.8856241749</text:p>
          </table:table-cell>
          <table:table-cell table:formula="of:=[.G113]-[.$B113]" office:value-type="float" office:value="9.8626012802124" calcext:value-type="float">
            <text:p>9.862601280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2922.7299" calcext:value-type="float">
            <text:p>1443132922.7299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33.1574404239655" calcext:value-type="float">
            <text:p>33.157440424</text:p>
          </table:table-cell>
          <table:table-cell table:formula="of:=[.C114]/([.D114]-[.D113])" office:value-type="float" office:value="102210.674133798" calcext:value-type="float">
            <text:p>102210.674133798</text:p>
          </table:table-cell>
          <table:table-cell/>
          <table:table-cell office:value-type="float" office:value="1443132932.60073" calcext:value-type="float">
            <text:p>1443132932.60073</text:p>
          </table:table-cell>
          <table:table-cell table:formula="of:=[.G114]-[.$B$2]" office:value-type="float" office:value="43.028270483017" calcext:value-type="float">
            <text:p>43.028270483</text:p>
          </table:table-cell>
          <table:table-cell table:formula="of:=[.C114]/([.H114]-[.H113])" office:value-type="float" office:value="92727.4333011643" calcext:value-type="float">
            <text:p>92727.4333011643</text:p>
          </table:table-cell>
          <table:table-cell table:formula="of:=[.G114]-[.$B114]" office:value-type="float" office:value="9.87083005905151" calcext:value-type="float">
            <text:p>9.870830059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2922.81035" calcext:value-type="float">
            <text:p>1443132922.81035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33.2378988265991" calcext:value-type="float">
            <text:p>33.2378988266</text:p>
          </table:table-cell>
          <table:table-cell table:formula="of:=[.C115]/([.D115]-[.D114])" office:value-type="float" office:value="102214.308646475" calcext:value-type="float">
            <text:p>102214.308646475</text:p>
          </table:table-cell>
          <table:table-cell/>
          <table:table-cell office:value-type="float" office:value="1443132932.68942" calcext:value-type="float">
            <text:p>1443132932.68942</text:p>
          </table:table-cell>
          <table:table-cell table:formula="of:=[.G115]-[.$B$2]" office:value-type="float" office:value="43.1169605255127" calcext:value-type="float">
            <text:p>43.1169605255</text:p>
          </table:table-cell>
          <table:table-cell table:formula="of:=[.C115]/([.H115]-[.H114])" office:value-type="float" office:value="92727.4333011643" calcext:value-type="float">
            <text:p>92727.4333011643</text:p>
          </table:table-cell>
          <table:table-cell table:formula="of:=[.G115]-[.$B115]" office:value-type="float" office:value="9.87906169891357" calcext:value-type="float">
            <text:p>9.879061698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2922.89081" calcext:value-type="float">
            <text:p>1443132922.89081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33.3183579444885" calcext:value-type="float">
            <text:p>33.3183579445</text:p>
          </table:table-cell>
          <table:table-cell table:formula="of:=[.C116]/([.D116]-[.D115])" office:value-type="float" office:value="102213.399994074" calcext:value-type="float">
            <text:p>102213.399994074</text:p>
          </table:table-cell>
          <table:table-cell/>
          <table:table-cell office:value-type="float" office:value="1443132932.77812" calcext:value-type="float">
            <text:p>1443132932.77812</text:p>
          </table:table-cell>
          <table:table-cell table:formula="of:=[.G116]-[.$B$2]" office:value-type="float" office:value="43.2056620121002" calcext:value-type="float">
            <text:p>43.2056620121</text:p>
          </table:table-cell>
          <table:table-cell table:formula="of:=[.C116]/([.H116]-[.H115])" office:value-type="float" office:value="92715.46978962" calcext:value-type="float">
            <text:p>92715.46978962</text:p>
          </table:table-cell>
          <table:table-cell table:formula="of:=[.G116]-[.$B116]" office:value-type="float" office:value="9.88730406761169" calcext:value-type="float">
            <text:p>9.887304067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2922.97129" calcext:value-type="float">
            <text:p>1443132922.97129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33.3988304138184" calcext:value-type="float">
            <text:p>33.3988304138</text:p>
          </table:table-cell>
          <table:table-cell table:formula="of:=[.C117]/([.D117]-[.D116])" office:value-type="float" office:value="102196.441447474" calcext:value-type="float">
            <text:p>102196.441447474</text:p>
          </table:table-cell>
          <table:table-cell/>
          <table:table-cell office:value-type="float" office:value="1443132932.8668" calcext:value-type="float">
            <text:p>1443132932.8668</text:p>
          </table:table-cell>
          <table:table-cell table:formula="of:=[.G117]-[.$B$2]" office:value-type="float" office:value="43.2943468093872" calcext:value-type="float">
            <text:p>43.2943468094</text:p>
          </table:table-cell>
          <table:table-cell table:formula="of:=[.C117]/([.H117]-[.H116])" office:value-type="float" office:value="92732.9176091684" calcext:value-type="float">
            <text:p>92732.9176091684</text:p>
          </table:table-cell>
          <table:table-cell table:formula="of:=[.G117]-[.$B117]" office:value-type="float" office:value="9.89551639556885" calcext:value-type="float">
            <text:p>9.895516395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2923.05299" calcext:value-type="float">
            <text:p>1443132923.05299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33.4805307388306" calcext:value-type="float">
            <text:p>33.4805307388</text:p>
          </table:table-cell>
          <table:table-cell table:formula="of:=[.C118]/([.D118]-[.D117])" office:value-type="float" office:value="100660.554272841" calcext:value-type="float">
            <text:p>100660.554272841</text:p>
          </table:table-cell>
          <table:table-cell/>
          <table:table-cell office:value-type="float" office:value="1443132932.95551" calcext:value-type="float">
            <text:p>1443132932.95551</text:p>
          </table:table-cell>
          <table:table-cell table:formula="of:=[.G118]-[.$B$2]" office:value-type="float" office:value="43.3830499649048" calcext:value-type="float">
            <text:p>43.3830499649</text:p>
          </table:table-cell>
          <table:table-cell table:formula="of:=[.C118]/([.H118]-[.H117])" office:value-type="float" office:value="92713.7253687696" calcext:value-type="float">
            <text:p>92713.7253687696</text:p>
          </table:table-cell>
          <table:table-cell table:formula="of:=[.G118]-[.$B118]" office:value-type="float" office:value="9.90251922607422" calcext:value-type="float">
            <text:p>9.902519226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2923.13537" calcext:value-type="float">
            <text:p>1443132923.13537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33.5629103183746" calcext:value-type="float">
            <text:p>33.5629103184</text:p>
          </table:table-cell>
          <table:table-cell table:formula="of:=[.C119]/([.D119]-[.D118])" office:value-type="float" office:value="99830.5653599595" calcext:value-type="float">
            <text:p>99830.5653599595</text:p>
          </table:table-cell>
          <table:table-cell/>
          <table:table-cell office:value-type="float" office:value="1443132933.04417" calcext:value-type="float">
            <text:p>1443132933.04417</text:p>
          </table:table-cell>
          <table:table-cell table:formula="of:=[.G119]-[.$B$2]" office:value-type="float" office:value="43.4717121124268" calcext:value-type="float">
            <text:p>43.4717121124</text:p>
          </table:table-cell>
          <table:table-cell table:formula="of:=[.C119]/([.H119]-[.H118])" office:value-type="float" office:value="92756.6072992073" calcext:value-type="float">
            <text:p>92756.6072992073</text:p>
          </table:table-cell>
          <table:table-cell table:formula="of:=[.G119]-[.$B119]" office:value-type="float" office:value="9.90880179405212" calcext:value-type="float">
            <text:p>9.908801794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2923.21774" calcext:value-type="float">
            <text:p>1443132923.21774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33.6452848911285" calcext:value-type="float">
            <text:p>33.6452848911</text:p>
          </table:table-cell>
          <table:table-cell table:formula="of:=[.C120]/([.D120]-[.D119])" office:value-type="float" office:value="99836.6331388349" calcext:value-type="float">
            <text:p>99836.6331388349</text:p>
          </table:table-cell>
          <table:table-cell/>
          <table:table-cell office:value-type="float" office:value="1443132933.05859" calcext:value-type="float">
            <text:p>1443132933.05859</text:p>
          </table:table-cell>
          <table:table-cell table:formula="of:=[.G120]-[.$B$2]" office:value-type="float" office:value="43.486138343811" calcext:value-type="float">
            <text:p>43.4861383438</text:p>
          </table:table-cell>
          <table:table-cell table:formula="of:=[.C120]/([.H120]-[.H119])" office:value-type="float" office:value="570072.653136775" calcext:value-type="float">
            <text:p>570072.653136775</text:p>
          </table:table-cell>
          <table:table-cell table:formula="of:=[.G120]-[.$B120]" office:value-type="float" office:value="9.8408534526825" calcext:value-type="float">
            <text:p>9.840853452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2923.30012" calcext:value-type="float">
            <text:p>1443132923.30012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33.727662563324" calcext:value-type="float">
            <text:p>33.7276625633</text:p>
          </table:table-cell>
          <table:table-cell table:formula="of:=[.C121]/([.D121]-[.D120])" office:value-type="float" office:value="99832.8768077982" calcext:value-type="float">
            <text:p>99832.8768077982</text:p>
          </table:table-cell>
          <table:table-cell/>
          <table:table-cell office:value-type="float" office:value="1443132933.07302" calcext:value-type="float">
            <text:p>1443132933.07302</text:p>
          </table:table-cell>
          <table:table-cell table:formula="of:=[.G121]-[.$B$2]" office:value-type="float" office:value="43.5005598068237" calcext:value-type="float">
            <text:p>43.5005598068</text:p>
          </table:table-cell>
          <table:table-cell table:formula="of:=[.C121]/([.H121]-[.H120])" office:value-type="float" office:value="570261.144293083" calcext:value-type="float">
            <text:p>570261.144293083</text:p>
          </table:table-cell>
          <table:table-cell table:formula="of:=[.G121]-[.$B121]" office:value-type="float" office:value="9.77289724349976" calcext:value-type="float">
            <text:p>9.772897243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2923.3825" calcext:value-type="float">
            <text:p>1443132923.3825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33.810042142868" calcext:value-type="float">
            <text:p>33.8100421429</text:p>
          </table:table-cell>
          <table:table-cell table:formula="of:=[.C122]/([.D122]-[.D121])" office:value-type="float" office:value="99830.5653599595" calcext:value-type="float">
            <text:p>99830.5653599595</text:p>
          </table:table-cell>
          <table:table-cell/>
          <table:table-cell office:value-type="float" office:value="1443132933.08743" calcext:value-type="float">
            <text:p>1443132933.08743</text:p>
          </table:table-cell>
          <table:table-cell table:formula="of:=[.G122]-[.$B$2]" office:value-type="float" office:value="43.5149788856506" calcext:value-type="float">
            <text:p>43.5149788857</text:p>
          </table:table-cell>
          <table:table-cell table:formula="of:=[.C122]/([.H122]-[.H121])" office:value-type="float" office:value="570355.436621581" calcext:value-type="float">
            <text:p>570355.436621581</text:p>
          </table:table-cell>
          <table:table-cell table:formula="of:=[.G122]-[.$B122]" office:value-type="float" office:value="9.70493674278259" calcext:value-type="float">
            <text:p>9.704936742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2923.46487" calcext:value-type="float">
            <text:p>1443132923.46487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33.8924143314362" calcext:value-type="float">
            <text:p>33.8924143314</text:p>
          </table:table-cell>
          <table:table-cell table:formula="of:=[.C123]/([.D123]-[.D122])" office:value-type="float" office:value="99839.5228166046" calcext:value-type="float">
            <text:p>99839.5228166046</text:p>
          </table:table-cell>
          <table:table-cell/>
          <table:table-cell office:value-type="float" office:value="1443132933.10186" calcext:value-type="float">
            <text:p>1443132933.10186</text:p>
          </table:table-cell>
          <table:table-cell table:formula="of:=[.G123]-[.$B$2]" office:value-type="float" office:value="43.529402256012" calcext:value-type="float">
            <text:p>43.529402256</text:p>
          </table:table-cell>
          <table:table-cell table:formula="of:=[.C123]/([.H123]-[.H122])" office:value-type="float" office:value="570185.732874901" calcext:value-type="float">
            <text:p>570185.732874901</text:p>
          </table:table-cell>
          <table:table-cell table:formula="of:=[.G123]-[.$B123]" office:value-type="float" office:value="9.63698792457581" calcext:value-type="float">
            <text:p>9.636987924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2923.54725" calcext:value-type="float">
            <text:p>1443132923.54725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33.9747936725616" calcext:value-type="float">
            <text:p>33.9747936726</text:p>
          </table:table-cell>
          <table:table-cell table:formula="of:=[.C124]/([.D124]-[.D123])" office:value-type="float" office:value="99830.8542850858" calcext:value-type="float">
            <text:p>99830.8542850858</text:p>
          </table:table-cell>
          <table:table-cell/>
          <table:table-cell office:value-type="float" office:value="1443132933.1347" calcext:value-type="float">
            <text:p>1443132933.1347</text:p>
          </table:table-cell>
          <table:table-cell table:formula="of:=[.G124]-[.$B$2]" office:value-type="float" office:value="43.5622477531433" calcext:value-type="float">
            <text:p>43.5622477531</text:p>
          </table:table-cell>
          <table:table-cell table:formula="of:=[.C124]/([.H124]-[.H123])" office:value-type="float" office:value="250384.39720101" calcext:value-type="float">
            <text:p>250384.39720101</text:p>
          </table:table-cell>
          <table:table-cell table:formula="of:=[.G124]-[.$B124]" office:value-type="float" office:value="9.58745408058167" calcext:value-type="float">
            <text:p>9.587454080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2923.62963" calcext:value-type="float">
            <text:p>1443132923.62963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34.0571713447571" calcext:value-type="float">
            <text:p>34.0571713448</text:p>
          </table:table-cell>
          <table:table-cell table:formula="of:=[.C125]/([.D125]-[.D124])" office:value-type="float" office:value="99832.8768077982" calcext:value-type="float">
            <text:p>99832.8768077982</text:p>
          </table:table-cell>
          <table:table-cell/>
          <table:table-cell office:value-type="float" office:value="1443132933.21807" calcext:value-type="float">
            <text:p>1443132933.21807</text:p>
          </table:table-cell>
          <table:table-cell table:formula="of:=[.G125]-[.$B$2]" office:value-type="float" office:value="43.6456174850464" calcext:value-type="float">
            <text:p>43.645617485</text:p>
          </table:table-cell>
          <table:table-cell table:formula="of:=[.C125]/([.H125]-[.H124])" office:value-type="float" office:value="98644.9135947929" calcext:value-type="float">
            <text:p>98644.9135947929</text:p>
          </table:table-cell>
          <table:table-cell table:formula="of:=[.G125]-[.$B125]" office:value-type="float" office:value="9.58844614028931" calcext:value-type="float">
            <text:p>9.588446140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2923.712" calcext:value-type="float">
            <text:p>1443132923.712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34.1395485401154" calcext:value-type="float">
            <text:p>34.1395485401</text:p>
          </table:table-cell>
          <table:table-cell table:formula="of:=[.C126]/([.D126]-[.D125])" office:value-type="float" office:value="99833.4546864825" calcext:value-type="float">
            <text:p>99833.4546864825</text:p>
          </table:table-cell>
          <table:table-cell/>
          <table:table-cell office:value-type="float" office:value="1443132933.30146" calcext:value-type="float">
            <text:p>1443132933.30146</text:p>
          </table:table-cell>
          <table:table-cell table:formula="of:=[.G126]-[.$B$2]" office:value-type="float" office:value="43.7289998531342" calcext:value-type="float">
            <text:p>43.7289998531</text:p>
          </table:table-cell>
          <table:table-cell table:formula="of:=[.C126]/([.H126]-[.H125])" office:value-type="float" office:value="98629.9644469607" calcext:value-type="float">
            <text:p>98629.9644469607</text:p>
          </table:table-cell>
          <table:table-cell table:formula="of:=[.G126]-[.$B126]" office:value-type="float" office:value="9.5894513130188" calcext:value-type="float">
            <text:p>9.58945131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2923.79439" calcext:value-type="float">
            <text:p>1443132923.79439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34.2219314575195" calcext:value-type="float">
            <text:p>34.2219314575</text:p>
          </table:table-cell>
          <table:table-cell table:formula="of:=[.C127]/([.D127]-[.D126])" office:value-type="float" office:value="99826.5205837836" calcext:value-type="float">
            <text:p>99826.5205837836</text:p>
          </table:table-cell>
          <table:table-cell/>
          <table:table-cell office:value-type="float" office:value="1443132933.38481" calcext:value-type="float">
            <text:p>1443132933.38481</text:p>
          </table:table-cell>
          <table:table-cell table:formula="of:=[.G127]-[.$B$2]" office:value-type="float" office:value="43.8123519420624" calcext:value-type="float">
            <text:p>43.8123519421</text:p>
          </table:table-cell>
          <table:table-cell table:formula="of:=[.C127]/([.H127]-[.H126])" office:value-type="float" office:value="98665.7935721559" calcext:value-type="float">
            <text:p>98665.7935721559</text:p>
          </table:table-cell>
          <table:table-cell table:formula="of:=[.G127]-[.$B127]" office:value-type="float" office:value="9.59042048454285" calcext:value-type="float">
            <text:p>9.590420484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2923.87676" calcext:value-type="float">
            <text:p>1443132923.87676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34.3043084144592" calcext:value-type="float">
            <text:p>34.3043084145</text:p>
          </table:table-cell>
          <table:table-cell table:formula="of:=[.C128]/([.D128]-[.D127])" office:value-type="float" office:value="99833.7436283334" calcext:value-type="float">
            <text:p>99833.7436283334</text:p>
          </table:table-cell>
          <table:table-cell/>
          <table:table-cell office:value-type="float" office:value="1443132933.46815" calcext:value-type="float">
            <text:p>1443132933.46815</text:p>
          </table:table-cell>
          <table:table-cell table:formula="of:=[.G128]-[.$B$2]" office:value-type="float" office:value="43.8956964015961" calcext:value-type="float">
            <text:p>43.8956964016</text:p>
          </table:table-cell>
          <table:table-cell table:formula="of:=[.C128]/([.H128]-[.H127])" office:value-type="float" office:value="98674.8254894557" calcext:value-type="float">
            <text:p>98674.8254894557</text:p>
          </table:table-cell>
          <table:table-cell table:formula="of:=[.G128]-[.$B128]" office:value-type="float" office:value="9.59138798713684" calcext:value-type="float">
            <text:p>9.591387987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2923.95917" calcext:value-type="float">
            <text:p>1443132923.95917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34.3867173194885" calcext:value-type="float">
            <text:p>34.3867173195</text:p>
          </table:table-cell>
          <table:table-cell table:formula="of:=[.C129]/([.D129]-[.D128])" office:value-type="float" office:value="99795.0403184743" calcext:value-type="float">
            <text:p>99795.0403184743</text:p>
          </table:table-cell>
          <table:table-cell/>
          <table:table-cell office:value-type="float" office:value="1443132933.55145" calcext:value-type="float">
            <text:p>1443132933.55145</text:p>
          </table:table-cell>
          <table:table-cell table:formula="of:=[.G129]-[.$B$2]" office:value-type="float" office:value="43.9789979457855" calcext:value-type="float">
            <text:p>43.9789979458</text:p>
          </table:table-cell>
          <table:table-cell table:formula="of:=[.C129]/([.H129]-[.H128])" office:value-type="float" office:value="98725.6608508495" calcext:value-type="float">
            <text:p>98725.6608508495</text:p>
          </table:table-cell>
          <table:table-cell table:formula="of:=[.G129]-[.$B129]" office:value-type="float" office:value="9.592280626297" calcext:value-type="float">
            <text:p>9.592280626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2924.04135" calcext:value-type="float">
            <text:p>1443132924.04135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34.4688944816589" calcext:value-type="float">
            <text:p>34.4688944817</text:p>
          </table:table-cell>
          <table:table-cell table:formula="of:=[.C130]/([.D130]-[.D129])" office:value-type="float" office:value="100076.466292982" calcext:value-type="float">
            <text:p>100076.466292982</text:p>
          </table:table-cell>
          <table:table-cell/>
          <table:table-cell office:value-type="float" office:value="1443132933.6349" calcext:value-type="float">
            <text:p>1443132933.6349</text:p>
          </table:table-cell>
          <table:table-cell table:formula="of:=[.G130]-[.$B$2]" office:value-type="float" office:value="44.0624468326569" calcext:value-type="float">
            <text:p>44.0624468327</text:p>
          </table:table-cell>
          <table:table-cell table:formula="of:=[.C130]/([.H130]-[.H129])" office:value-type="float" office:value="98551.3445215851" calcext:value-type="float">
            <text:p>98551.3445215851</text:p>
          </table:table-cell>
          <table:table-cell table:formula="of:=[.G130]-[.$B130]" office:value-type="float" office:value="9.59355235099793" calcext:value-type="float">
            <text:p>9.59355235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2924.12343" calcext:value-type="float">
            <text:p>1443132924.12343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34.5509729385376" calcext:value-type="float">
            <text:p>34.5509729385</text:p>
          </table:table-cell>
          <table:table-cell table:formula="of:=[.C131]/([.D131]-[.D130])" office:value-type="float" office:value="100196.815495175" calcext:value-type="float">
            <text:p>100196.815495175</text:p>
          </table:table-cell>
          <table:table-cell/>
          <table:table-cell office:value-type="float" office:value="1443132933.71833" calcext:value-type="float">
            <text:p>1443132933.71833</text:p>
          </table:table-cell>
          <table:table-cell table:formula="of:=[.G131]-[.$B$2]" office:value-type="float" office:value="44.1458730697632" calcext:value-type="float">
            <text:p>44.1458730698</text:p>
          </table:table-cell>
          <table:table-cell table:formula="of:=[.C131]/([.H131]-[.H130])" office:value-type="float" office:value="98578.1006701627" calcext:value-type="float">
            <text:p>98578.1006701627</text:p>
          </table:table-cell>
          <table:table-cell table:formula="of:=[.G131]-[.$B131]" office:value-type="float" office:value="9.59490013122559" calcext:value-type="float">
            <text:p>9.594900131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2924.2054" calcext:value-type="float">
            <text:p>1443132924.2054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34.6329407691956" calcext:value-type="float">
            <text:p>34.6329407692</text:p>
          </table:table-cell>
          <table:table-cell table:formula="of:=[.C132]/([.D132]-[.D131])" office:value-type="float" office:value="100332.044095661" calcext:value-type="float">
            <text:p>100332.044095661</text:p>
          </table:table-cell>
          <table:table-cell/>
          <table:table-cell office:value-type="float" office:value="1443132933.80163" calcext:value-type="float">
            <text:p>1443132933.80163</text:p>
          </table:table-cell>
          <table:table-cell table:formula="of:=[.G132]-[.$B$2]" office:value-type="float" office:value="44.2291719913483" calcext:value-type="float">
            <text:p>44.2291719913</text:p>
          </table:table-cell>
          <table:table-cell table:formula="of:=[.C132]/([.H132]-[.H131])" office:value-type="float" office:value="98728.7691545906" calcext:value-type="float">
            <text:p>98728.7691545906</text:p>
          </table:table-cell>
          <table:table-cell table:formula="of:=[.G132]-[.$B132]" office:value-type="float" office:value="9.59623122215271" calcext:value-type="float">
            <text:p>9.596231222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2924.28736" calcext:value-type="float">
            <text:p>1443132924.28736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34.7149064540863" calcext:value-type="float">
            <text:p>34.7149064541</text:p>
          </table:table-cell>
          <table:table-cell table:formula="of:=[.C133]/([.D133]-[.D132])" office:value-type="float" office:value="100334.670673" calcext:value-type="float">
            <text:p>100334.670673</text:p>
          </table:table-cell>
          <table:table-cell/>
          <table:table-cell office:value-type="float" office:value="1443132933.88493" calcext:value-type="float">
            <text:p>1443132933.88493</text:p>
          </table:table-cell>
          <table:table-cell table:formula="of:=[.G133]-[.$B$2]" office:value-type="float" office:value="44.3124792575836" calcext:value-type="float">
            <text:p>44.3124792576</text:p>
          </table:table-cell>
          <table:table-cell table:formula="of:=[.C133]/([.H133]-[.H132])" office:value-type="float" office:value="98718.8797765414" calcext:value-type="float">
            <text:p>98718.8797765414</text:p>
          </table:table-cell>
          <table:table-cell table:formula="of:=[.G133]-[.$B133]" office:value-type="float" office:value="9.59757280349731" calcext:value-type="float">
            <text:p>9.597572803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2924.36939" calcext:value-type="float">
            <text:p>1443132924.36939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34.796936750412" calcext:value-type="float">
            <text:p>34.7969367504</text:p>
          </table:table-cell>
          <table:table-cell table:formula="of:=[.C134]/([.D134]-[.D133])" office:value-type="float" office:value="100255.641736906" calcext:value-type="float">
            <text:p>100255.641736906</text:p>
          </table:table-cell>
          <table:table-cell/>
          <table:table-cell office:value-type="float" office:value="1443132933.96833" calcext:value-type="float">
            <text:p>1443132933.96833</text:p>
          </table:table-cell>
          <table:table-cell table:formula="of:=[.G134]-[.$B$2]" office:value-type="float" office:value="44.3958749771118" calcext:value-type="float">
            <text:p>44.3958749771</text:p>
          </table:table-cell>
          <table:table-cell table:formula="of:=[.C134]/([.H134]-[.H133])" office:value-type="float" office:value="98614.1740430605" calcext:value-type="float">
            <text:p>98614.1740430605</text:p>
          </table:table-cell>
          <table:table-cell table:formula="of:=[.G134]-[.$B134]" office:value-type="float" office:value="9.59893822669983" calcext:value-type="float">
            <text:p>9.598938226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2924.45136" calcext:value-type="float">
            <text:p>1443132924.45136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34.8789045810699" calcext:value-type="float">
            <text:p>34.8789045811</text:p>
          </table:table-cell>
          <table:table-cell table:formula="of:=[.C135]/([.D135]-[.D134])" office:value-type="float" office:value="100332.044095661" calcext:value-type="float">
            <text:p>100332.044095661</text:p>
          </table:table-cell>
          <table:table-cell/>
          <table:table-cell office:value-type="float" office:value="1443132934.05172" calcext:value-type="float">
            <text:p>1443132934.05172</text:p>
          </table:table-cell>
          <table:table-cell table:formula="of:=[.G135]-[.$B$2]" office:value-type="float" office:value="44.4792692661285" calcext:value-type="float">
            <text:p>44.4792692661</text:p>
          </table:table-cell>
          <table:table-cell table:formula="of:=[.C135]/([.H135]-[.H134])" office:value-type="float" office:value="98615.8656302086" calcext:value-type="float">
            <text:p>98615.8656302086</text:p>
          </table:table-cell>
          <table:table-cell table:formula="of:=[.G135]-[.$B135]" office:value-type="float" office:value="9.60036468505859" calcext:value-type="float">
            <text:p>9.600364685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2924.53331" calcext:value-type="float">
            <text:p>1443132924.53331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34.9608573913574" calcext:value-type="float">
            <text:p>34.9608573914</text:p>
          </table:table-cell>
          <table:table-cell table:formula="of:=[.C136]/([.D136]-[.D135])" office:value-type="float" office:value="100350.433025441" calcext:value-type="float">
            <text:p>100350.433025441</text:p>
          </table:table-cell>
          <table:table-cell/>
          <table:table-cell office:value-type="float" office:value="1443132934.06611" calcext:value-type="float">
            <text:p>1443132934.06611</text:p>
          </table:table-cell>
          <table:table-cell table:formula="of:=[.G136]-[.$B$2]" office:value-type="float" office:value="44.4936554431915" calcext:value-type="float">
            <text:p>44.4936554432</text:p>
          </table:table-cell>
          <table:table-cell table:formula="of:=[.C136]/([.H136]-[.H135])" office:value-type="float" office:value="571659.862379848" calcext:value-type="float">
            <text:p>571659.862379848</text:p>
          </table:table-cell>
          <table:table-cell table:formula="of:=[.G136]-[.$B136]" office:value-type="float" office:value="9.53279805183411" calcext:value-type="float">
            <text:p>9.532798051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2924.61528" calcext:value-type="float">
            <text:p>1443132924.61528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35.0428273677826" calcext:value-type="float">
            <text:p>35.0428273678</text:p>
          </table:table-cell>
          <table:table-cell table:formula="of:=[.C137]/([.D137]-[.D136])" office:value-type="float" office:value="100329.417655836" calcext:value-type="float">
            <text:p>100329.417655836</text:p>
          </table:table-cell>
          <table:table-cell/>
          <table:table-cell office:value-type="float" office:value="1443132934.0805" calcext:value-type="float">
            <text:p>1443132934.0805</text:p>
          </table:table-cell>
          <table:table-cell table:formula="of:=[.G137]-[.$B$2]" office:value-type="float" office:value="44.5080480575562" calcext:value-type="float">
            <text:p>44.5080480576</text:p>
          </table:table-cell>
          <table:table-cell table:formula="of:=[.C137]/([.H137]-[.H136])" office:value-type="float" office:value="571404.179369523" calcext:value-type="float">
            <text:p>571404.179369523</text:p>
          </table:table-cell>
          <table:table-cell table:formula="of:=[.G137]-[.$B137]" office:value-type="float" office:value="9.46522068977356" calcext:value-type="float">
            <text:p>9.465220689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2924.69725" calcext:value-type="float">
            <text:p>1443132924.69725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35.1247971057892" calcext:value-type="float">
            <text:p>35.1247971058</text:p>
          </table:table-cell>
          <table:table-cell table:formula="of:=[.C138]/([.D138]-[.D137])" office:value-type="float" office:value="100329.709475693" calcext:value-type="float">
            <text:p>100329.709475693</text:p>
          </table:table-cell>
          <table:table-cell/>
          <table:table-cell office:value-type="float" office:value="1443132934.09489" calcext:value-type="float">
            <text:p>1443132934.09489</text:p>
          </table:table-cell>
          <table:table-cell table:formula="of:=[.G138]-[.$B$2]" office:value-type="float" office:value="44.5224349498749" calcext:value-type="float">
            <text:p>44.5224349499</text:p>
          </table:table-cell>
          <table:table-cell table:formula="of:=[.C138]/([.H138]-[.H137])" office:value-type="float" office:value="571631.441857382" calcext:value-type="float">
            <text:p>571631.441857382</text:p>
          </table:table-cell>
          <table:table-cell table:formula="of:=[.G138]-[.$B138]" office:value-type="float" office:value="9.39763784408569" calcext:value-type="float">
            <text:p>9.397637844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2924.77922" calcext:value-type="float">
            <text:p>1443132924.77922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35.2067663669586" calcext:value-type="float">
            <text:p>35.206766367</text:p>
          </table:table-cell>
          <table:table-cell table:formula="of:=[.C139]/([.D139]-[.D138])" office:value-type="float" office:value="100330.293120499" calcext:value-type="float">
            <text:p>100330.293120499</text:p>
          </table:table-cell>
          <table:table-cell/>
          <table:table-cell office:value-type="float" office:value="1443132934.10922" calcext:value-type="float">
            <text:p>1443132934.10922</text:p>
          </table:table-cell>
          <table:table-cell table:formula="of:=[.G139]-[.$B$2]" office:value-type="float" office:value="44.5367691516876" calcext:value-type="float">
            <text:p>44.5367691517</text:p>
          </table:table-cell>
          <table:table-cell table:formula="of:=[.C139]/([.H139]-[.H138])" office:value-type="float" office:value="573732.678487076" calcext:value-type="float">
            <text:p>573732.678487076</text:p>
          </table:table-cell>
          <table:table-cell table:formula="of:=[.G139]-[.$B139]" office:value-type="float" office:value="9.330002784729" calcext:value-type="float">
            <text:p>9.330002784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2924.86119" calcext:value-type="float">
            <text:p>1443132924.86119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35.2887361049652" calcext:value-type="float">
            <text:p>35.288736105</text:p>
          </table:table-cell>
          <table:table-cell table:formula="of:=[.C140]/([.D140]-[.D139])" office:value-type="float" office:value="100329.709475693" calcext:value-type="float">
            <text:p>100329.709475693</text:p>
          </table:table-cell>
          <table:table-cell/>
          <table:table-cell office:value-type="float" office:value="1443132934.15237" calcext:value-type="float">
            <text:p>1443132934.15237</text:p>
          </table:table-cell>
          <table:table-cell table:formula="of:=[.G140]-[.$B$2]" office:value-type="float" office:value="44.5799152851105" calcext:value-type="float">
            <text:p>44.5799152851</text:p>
          </table:table-cell>
          <table:table-cell table:formula="of:=[.C140]/([.H140]-[.H139])" office:value-type="float" office:value="190608.041731135" calcext:value-type="float">
            <text:p>190608.041731135</text:p>
          </table:table-cell>
          <table:table-cell table:formula="of:=[.G140]-[.$B140]" office:value-type="float" office:value="9.29117918014526" calcext:value-type="float">
            <text:p>9.291179180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2924.94317" calcext:value-type="float">
            <text:p>1443132924.94317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35.3707149028778" calcext:value-type="float">
            <text:p>35.3707149029</text:p>
          </table:table-cell>
          <table:table-cell table:formula="of:=[.C141]/([.D141]-[.D140])" office:value-type="float" office:value="100318.621514408" calcext:value-type="float">
            <text:p>100318.621514408</text:p>
          </table:table-cell>
          <table:table-cell/>
          <table:table-cell office:value-type="float" office:value="1443132934.24508" calcext:value-type="float">
            <text:p>1443132934.24508</text:p>
          </table:table-cell>
          <table:table-cell table:formula="of:=[.G141]-[.$B$2]" office:value-type="float" office:value="44.6726274490356" calcext:value-type="float">
            <text:p>44.672627449</text:p>
          </table:table-cell>
          <table:table-cell table:formula="of:=[.C141]/([.H141]-[.H140])" office:value-type="float" office:value="88704.6494420914" calcext:value-type="float">
            <text:p>88704.6494420914</text:p>
          </table:table-cell>
          <table:table-cell table:formula="of:=[.G141]-[.$B141]" office:value-type="float" office:value="9.30191254615784" calcext:value-type="float">
            <text:p>9.301912546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2925.02408" calcext:value-type="float">
            <text:p>1443132925.02408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35.4516227245331" calcext:value-type="float">
            <text:p>35.4516227245</text:p>
          </table:table-cell>
          <table:table-cell table:formula="of:=[.C142]/([.D142]-[.D141])" office:value-type="float" office:value="101646.538390815" calcext:value-type="float">
            <text:p>101646.538390815</text:p>
          </table:table-cell>
          <table:table-cell/>
          <table:table-cell office:value-type="float" office:value="1443132934.33761" calcext:value-type="float">
            <text:p>1443132934.33761</text:p>
          </table:table-cell>
          <table:table-cell table:formula="of:=[.G142]-[.$B$2]" office:value-type="float" office:value="44.7651541233063" calcext:value-type="float">
            <text:p>44.7651541233</text:p>
          </table:table-cell>
          <table:table-cell table:formula="of:=[.C142]/([.H142]-[.H141])" office:value-type="float" office:value="88882.4770243632" calcext:value-type="float">
            <text:p>88882.4770243632</text:p>
          </table:table-cell>
          <table:table-cell table:formula="of:=[.G142]-[.$B142]" office:value-type="float" office:value="9.31353139877319" calcext:value-type="float">
            <text:p>9.313531398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2925.10255" calcext:value-type="float">
            <text:p>1443132925.10255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35.5300943851471" calcext:value-type="float">
            <text:p>35.5300943851</text:p>
          </table:table-cell>
          <table:table-cell table:formula="of:=[.C143]/([.D143]-[.D142])" office:value-type="float" office:value="104802.165974952" calcext:value-type="float">
            <text:p>104802.165974952</text:p>
          </table:table-cell>
          <table:table-cell/>
          <table:table-cell office:value-type="float" office:value="1443132934.43027" calcext:value-type="float">
            <text:p>1443132934.43027</text:p>
          </table:table-cell>
          <table:table-cell table:formula="of:=[.G143]-[.$B$2]" office:value-type="float" office:value="44.8578188419342" calcext:value-type="float">
            <text:p>44.8578188419</text:p>
          </table:table-cell>
          <table:table-cell table:formula="of:=[.C143]/([.H143]-[.H142])" office:value-type="float" office:value="88750.0671428277" calcext:value-type="float">
            <text:p>88750.0671428277</text:p>
          </table:table-cell>
          <table:table-cell table:formula="of:=[.G143]-[.$B143]" office:value-type="float" office:value="9.32772445678711" calcext:value-type="float">
            <text:p>9.327724456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2925.18102" calcext:value-type="float">
            <text:p>1443132925.18102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35.6085605621338" calcext:value-type="float">
            <text:p>35.6085605621</text:p>
          </table:table-cell>
          <table:table-cell table:formula="of:=[.C144]/([.D144]-[.D143])" office:value-type="float" office:value="104809.490099085" calcext:value-type="float">
            <text:p>104809.490099085</text:p>
          </table:table-cell>
          <table:table-cell/>
          <table:table-cell office:value-type="float" office:value="1443132934.52293" calcext:value-type="float">
            <text:p>1443132934.52293</text:p>
          </table:table-cell>
          <table:table-cell table:formula="of:=[.G144]-[.$B$2]" office:value-type="float" office:value="44.9504718780518" calcext:value-type="float">
            <text:p>44.9504718781</text:p>
          </table:table-cell>
          <table:table-cell table:formula="of:=[.C144]/([.H144]-[.H143])" office:value-type="float" office:value="88761.2575325193" calcext:value-type="float">
            <text:p>88761.2575325193</text:p>
          </table:table-cell>
          <table:table-cell table:formula="of:=[.G144]-[.$B144]" office:value-type="float" office:value="9.34191131591797" calcext:value-type="float">
            <text:p>9.341911315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2925.25948" calcext:value-type="float">
            <text:p>1443132925.25948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35.6870286464691" calcext:value-type="float">
            <text:p>35.6870286465</text:p>
          </table:table-cell>
          <table:table-cell table:formula="of:=[.C145]/([.D145]-[.D144])" office:value-type="float" office:value="104806.942461541" calcext:value-type="float">
            <text:p>104806.942461541</text:p>
          </table:table-cell>
          <table:table-cell/>
          <table:table-cell office:value-type="float" office:value="1443132934.61554" calcext:value-type="float">
            <text:p>1443132934.61554</text:p>
          </table:table-cell>
          <table:table-cell table:formula="of:=[.G145]-[.$B$2]" office:value-type="float" office:value="45.0430815219879" calcext:value-type="float">
            <text:p>45.043081522</text:p>
          </table:table-cell>
          <table:table-cell table:formula="of:=[.C145]/([.H145]-[.H144])" office:value-type="float" office:value="88802.8465552618" calcext:value-type="float">
            <text:p>88802.8465552618</text:p>
          </table:table-cell>
          <table:table-cell table:formula="of:=[.G145]-[.$B145]" office:value-type="float" office:value="9.3560528755188" calcext:value-type="float">
            <text:p>9.356052875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2925.33795" calcext:value-type="float">
            <text:p>1443132925.33795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35.7654926776886" calcext:value-type="float">
            <text:p>35.7654926777</text:p>
          </table:table-cell>
          <table:table-cell table:formula="of:=[.C146]/([.D146]-[.D145])" office:value-type="float" office:value="104812.356339372" calcext:value-type="float">
            <text:p>104812.356339372</text:p>
          </table:table-cell>
          <table:table-cell/>
          <table:table-cell office:value-type="float" office:value="1443132934.70813" calcext:value-type="float">
            <text:p>1443132934.70813</text:p>
          </table:table-cell>
          <table:table-cell table:formula="of:=[.G146]-[.$B$2]" office:value-type="float" office:value="45.1356766223907" calcext:value-type="float">
            <text:p>45.1356766224</text:p>
          </table:table-cell>
          <table:table-cell table:formula="of:=[.C146]/([.H146]-[.H145])" office:value-type="float" office:value="88816.7944548011" calcext:value-type="float">
            <text:p>88816.7944548011</text:p>
          </table:table-cell>
          <table:table-cell table:formula="of:=[.G146]-[.$B146]" office:value-type="float" office:value="9.37018394470215" calcext:value-type="float">
            <text:p>9.370183944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2925.41641" calcext:value-type="float">
            <text:p>1443132925.41641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35.8439583778381" calcext:value-type="float">
            <text:p>35.8439583778</text:p>
          </table:table-cell>
          <table:table-cell table:formula="of:=[.C147]/([.D147]-[.D146])" office:value-type="float" office:value="104810.127027824" calcext:value-type="float">
            <text:p>104810.127027824</text:p>
          </table:table-cell>
          <table:table-cell/>
          <table:table-cell office:value-type="float" office:value="1443132934.80075" calcext:value-type="float">
            <text:p>1443132934.80075</text:p>
          </table:table-cell>
          <table:table-cell table:formula="of:=[.G147]-[.$B$2]" office:value-type="float" office:value="45.2282974720001" calcext:value-type="float">
            <text:p>45.228297472</text:p>
          </table:table-cell>
          <table:table-cell table:formula="of:=[.C147]/([.H147]-[.H146])" office:value-type="float" office:value="88792.102800659" calcext:value-type="float">
            <text:p>88792.102800659</text:p>
          </table:table-cell>
          <table:table-cell table:formula="of:=[.G147]-[.$B147]" office:value-type="float" office:value="9.38433909416199" calcext:value-type="float">
            <text:p>9.384339094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2925.49488" calcext:value-type="float">
            <text:p>1443132925.49488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35.922425031662" calcext:value-type="float">
            <text:p>35.9224250317</text:p>
          </table:table-cell>
          <table:table-cell table:formula="of:=[.C148]/([.D148]-[.D147])" office:value-type="float" office:value="104808.853178088" calcext:value-type="float">
            <text:p>104808.853178088</text:p>
          </table:table-cell>
          <table:table-cell/>
          <table:table-cell office:value-type="float" office:value="1443132934.89343" calcext:value-type="float">
            <text:p>1443132934.89343</text:p>
          </table:table-cell>
          <table:table-cell table:formula="of:=[.G148]-[.$B$2]" office:value-type="float" office:value="45.3209767341614" calcext:value-type="float">
            <text:p>45.3209767342</text:p>
          </table:table-cell>
          <table:table-cell table:formula="of:=[.C148]/([.H148]-[.H147])" office:value-type="float" office:value="88736.1401916522" calcext:value-type="float">
            <text:p>88736.1401916522</text:p>
          </table:table-cell>
          <table:table-cell table:formula="of:=[.G148]-[.$B148]" office:value-type="float" office:value="9.39855170249939" calcext:value-type="float">
            <text:p>9.398551702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2925.57338" calcext:value-type="float">
            <text:p>1443132925.57338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36.0009200572968" calcext:value-type="float">
            <text:p>36.0009200573</text:p>
          </table:table-cell>
          <table:table-cell table:formula="of:=[.C149]/([.D149]-[.D148])" office:value-type="float" office:value="104770.970306653" calcext:value-type="float">
            <text:p>104770.970306653</text:p>
          </table:table-cell>
          <table:table-cell/>
          <table:table-cell office:value-type="float" office:value="1443132934.98599" calcext:value-type="float">
            <text:p>1443132934.98599</text:p>
          </table:table-cell>
          <table:table-cell table:formula="of:=[.G149]-[.$B$2]" office:value-type="float" office:value="45.4135377407074" calcext:value-type="float">
            <text:p>45.4135377407</text:p>
          </table:table-cell>
          <table:table-cell table:formula="of:=[.C149]/([.H149]-[.H148])" office:value-type="float" office:value="88849.5091711335" calcext:value-type="float">
            <text:p>88849.5091711335</text:p>
          </table:table-cell>
          <table:table-cell table:formula="of:=[.G149]-[.$B149]" office:value-type="float" office:value="9.41261768341064" calcext:value-type="float">
            <text:p>9.412617683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2925.65185" calcext:value-type="float">
            <text:p>1443132925.65185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36.0793948173523" calcext:value-type="float">
            <text:p>36.0793948174</text:p>
          </table:table-cell>
          <table:table-cell table:formula="of:=[.C150]/([.D150]-[.D149])" office:value-type="float" office:value="104798.026705393" calcext:value-type="float">
            <text:p>104798.026705393</text:p>
          </table:table-cell>
          <table:table-cell/>
          <table:table-cell office:value-type="float" office:value="1443132935.07866" calcext:value-type="float">
            <text:p>1443132935.07866</text:p>
          </table:table-cell>
          <table:table-cell table:formula="of:=[.G150]-[.$B$2]" office:value-type="float" office:value="45.5062012672424" calcext:value-type="float">
            <text:p>45.5062012672</text:p>
          </table:table-cell>
          <table:table-cell table:formula="of:=[.C150]/([.H150]-[.H149])" office:value-type="float" office:value="88751.2088900553" calcext:value-type="float">
            <text:p>88751.2088900553</text:p>
          </table:table-cell>
          <table:table-cell table:formula="of:=[.G150]-[.$B150]" office:value-type="float" office:value="9.42680644989014" calcext:value-type="float">
            <text:p>9.426806449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2925.73031" calcext:value-type="float">
            <text:p>1443132925.73031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36.1578583717346" calcext:value-type="float">
            <text:p>36.1578583717</text:p>
          </table:table-cell>
          <table:table-cell table:formula="of:=[.C151]/([.D151]-[.D150])" office:value-type="float" office:value="104812.993302947" calcext:value-type="float">
            <text:p>104812.993302947</text:p>
          </table:table-cell>
          <table:table-cell/>
          <table:table-cell office:value-type="float" office:value="1443132935.09179" calcext:value-type="float">
            <text:p>1443132935.09179</text:p>
          </table:table-cell>
          <table:table-cell table:formula="of:=[.G151]-[.$B$2]" office:value-type="float" office:value="45.5193355083466" calcext:value-type="float">
            <text:p>45.5193355083</text:p>
          </table:table-cell>
          <table:table-cell table:formula="of:=[.C151]/([.H151]-[.H150])" office:value-type="float" office:value="626149.61418795" calcext:value-type="float">
            <text:p>626149.61418795</text:p>
          </table:table-cell>
          <table:table-cell table:formula="of:=[.G151]-[.$B151]" office:value-type="float" office:value="9.36147713661194" calcext:value-type="float">
            <text:p>9.36147713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2925.80878" calcext:value-type="float">
            <text:p>1443132925.80878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36.2363214492798" calcext:value-type="float">
            <text:p>36.2363214493</text:p>
          </table:table-cell>
          <table:table-cell table:formula="of:=[.C152]/([.D152]-[.D151])" office:value-type="float" office:value="104813.630274265" calcext:value-type="float">
            <text:p>104813.630274265</text:p>
          </table:table-cell>
          <table:table-cell/>
          <table:table-cell office:value-type="float" office:value="1443132935.10494" calcext:value-type="float">
            <text:p>1443132935.10494</text:p>
          </table:table-cell>
          <table:table-cell table:formula="of:=[.G152]-[.$B$2]" office:value-type="float" office:value="45.5324838161469" calcext:value-type="float">
            <text:p>45.5324838161</text:p>
          </table:table-cell>
          <table:table-cell table:formula="of:=[.C152]/([.H152]-[.H151])" office:value-type="float" office:value="625479.729020091" calcext:value-type="float">
            <text:p>625479.729020091</text:p>
          </table:table-cell>
          <table:table-cell table:formula="of:=[.G152]-[.$B152]" office:value-type="float" office:value="9.29616236686707" calcext:value-type="float">
            <text:p>9.296162366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2925.88726" calcext:value-type="float">
            <text:p>1443132925.88726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36.314802646637" calcext:value-type="float">
            <text:p>36.3148026466</text:p>
          </table:table-cell>
          <table:table-cell table:formula="of:=[.C153]/([.D153]-[.D152])" office:value-type="float" office:value="104789.430805592" calcext:value-type="float">
            <text:p>104789.430805592</text:p>
          </table:table-cell>
          <table:table-cell/>
          <table:table-cell office:value-type="float" office:value="1443132935.11807" calcext:value-type="float">
            <text:p>1443132935.11807</text:p>
          </table:table-cell>
          <table:table-cell table:formula="of:=[.G153]-[.$B$2]" office:value-type="float" office:value="45.5456156730652" calcext:value-type="float">
            <text:p>45.5456156731</text:p>
          </table:table-cell>
          <table:table-cell table:formula="of:=[.C153]/([.H153]-[.H152])" office:value-type="float" office:value="626263.29628352" calcext:value-type="float">
            <text:p>626263.29628352</text:p>
          </table:table-cell>
          <table:table-cell table:formula="of:=[.G153]-[.$B153]" office:value-type="float" office:value="9.23081302642822" calcext:value-type="float">
            <text:p>9.230813026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2925.96572" calcext:value-type="float">
            <text:p>1443132925.96572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36.3932695388794" calcext:value-type="float">
            <text:p>36.3932695389</text:p>
          </table:table-cell>
          <table:table-cell table:formula="of:=[.C154]/([.D154]-[.D153])" office:value-type="float" office:value="104808.534720492" calcext:value-type="float">
            <text:p>104808.534720492</text:p>
          </table:table-cell>
          <table:table-cell/>
          <table:table-cell office:value-type="float" office:value="1443132935.13122" calcext:value-type="float">
            <text:p>1443132935.13122</text:p>
          </table:table-cell>
          <table:table-cell table:formula="of:=[.G154]-[.$B$2]" office:value-type="float" office:value="45.5587687492371" calcext:value-type="float">
            <text:p>45.5587687492</text:p>
          </table:table-cell>
          <table:table-cell table:formula="of:=[.C154]/([.H154]-[.H153])" office:value-type="float" office:value="625252.974477958" calcext:value-type="float">
            <text:p>625252.974477958</text:p>
          </table:table-cell>
          <table:table-cell table:formula="of:=[.G154]-[.$B154]" office:value-type="float" office:value="9.16549921035767" calcext:value-type="float">
            <text:p>9.165499210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2926.04218" calcext:value-type="float">
            <text:p>1443132926.04218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36.4697282314301" calcext:value-type="float">
            <text:p>36.4697282314</text:p>
          </table:table-cell>
          <table:table-cell table:formula="of:=[.C155]/([.D155]-[.D154])" office:value-type="float" office:value="107561.347515209" calcext:value-type="float">
            <text:p>107561.347515209</text:p>
          </table:table-cell>
          <table:table-cell/>
          <table:table-cell office:value-type="float" office:value="1443132935.16103" calcext:value-type="float">
            <text:p>1443132935.16103</text:p>
          </table:table-cell>
          <table:table-cell table:formula="of:=[.G155]-[.$B$2]" office:value-type="float" office:value="45.5885791778564" calcext:value-type="float">
            <text:p>45.5885791779</text:p>
          </table:table-cell>
          <table:table-cell table:formula="of:=[.C155]/([.H155]-[.H154])" office:value-type="float" office:value="275876.61032999" calcext:value-type="float">
            <text:p>275876.61032999</text:p>
          </table:table-cell>
          <table:table-cell table:formula="of:=[.G155]-[.$B155]" office:value-type="float" office:value="9.11885094642639" calcext:value-type="float">
            <text:p>9.118850946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2926.11709" calcext:value-type="float">
            <text:p>1443132926.11709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36.5446352958679" calcext:value-type="float">
            <text:p>36.5446352959</text:p>
          </table:table-cell>
          <table:table-cell table:formula="of:=[.C156]/([.D156]-[.D155])" office:value-type="float" office:value="109789.377833938" calcext:value-type="float">
            <text:p>109789.377833938</text:p>
          </table:table-cell>
          <table:table-cell/>
          <table:table-cell office:value-type="float" office:value="1443132935.23679" calcext:value-type="float">
            <text:p>1443132935.23679</text:p>
          </table:table-cell>
          <table:table-cell table:formula="of:=[.G156]-[.$B$2]" office:value-type="float" office:value="45.6643385887146" calcext:value-type="float">
            <text:p>45.6643385887</text:p>
          </table:table-cell>
          <table:table-cell table:formula="of:=[.C156]/([.H156]-[.H155])" office:value-type="float" office:value="108554.170456763" calcext:value-type="float">
            <text:p>108554.170456763</text:p>
          </table:table-cell>
          <table:table-cell table:formula="of:=[.G156]-[.$B156]" office:value-type="float" office:value="9.11970329284668" calcext:value-type="float">
            <text:p>9.119703292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2926.19199" calcext:value-type="float">
            <text:p>1443132926.19199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36.619532585144" calcext:value-type="float">
            <text:p>36.6195325851</text:p>
          </table:table-cell>
          <table:table-cell table:formula="of:=[.C157]/([.D157]-[.D156])" office:value-type="float" office:value="109803.706909614" calcext:value-type="float">
            <text:p>109803.706909614</text:p>
          </table:table-cell>
          <table:table-cell/>
          <table:table-cell office:value-type="float" office:value="1443132935.31253" calcext:value-type="float">
            <text:p>1443132935.31253</text:p>
          </table:table-cell>
          <table:table-cell table:formula="of:=[.G157]-[.$B$2]" office:value-type="float" office:value="45.7400760650635" calcext:value-type="float">
            <text:p>45.7400760651</text:p>
          </table:table-cell>
          <table:table-cell table:formula="of:=[.C157]/([.H157]-[.H156])" office:value-type="float" office:value="108585.609086273" calcext:value-type="float">
            <text:p>108585.609086273</text:p>
          </table:table-cell>
          <table:table-cell table:formula="of:=[.G157]-[.$B157]" office:value-type="float" office:value="9.12054347991943" calcext:value-type="float">
            <text:p>9.120543479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2926.26689" calcext:value-type="float">
            <text:p>1443132926.26689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36.6944324970245" calcext:value-type="float">
            <text:p>36.694432497</text:p>
          </table:table-cell>
          <table:table-cell table:formula="of:=[.C158]/([.D158]-[.D157])" office:value-type="float" office:value="109799.862156338" calcext:value-type="float">
            <text:p>109799.862156338</text:p>
          </table:table-cell>
          <table:table-cell/>
          <table:table-cell office:value-type="float" office:value="1443132935.38836" calcext:value-type="float">
            <text:p>1443132935.38836</text:p>
          </table:table-cell>
          <table:table-cell table:formula="of:=[.G158]-[.$B$2]" office:value-type="float" office:value="45.8159055709839" calcext:value-type="float">
            <text:p>45.815905571</text:p>
          </table:table-cell>
          <table:table-cell table:formula="of:=[.C158]/([.H158]-[.H157])" office:value-type="float" office:value="108453.825462503" calcext:value-type="float">
            <text:p>108453.825462503</text:p>
          </table:table-cell>
          <table:table-cell table:formula="of:=[.G158]-[.$B158]" office:value-type="float" office:value="9.12147307395935" calcext:value-type="float">
            <text:p>9.12147307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2926.34179" calcext:value-type="float">
            <text:p>1443132926.34179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36.7693302631378" calcext:value-type="float">
            <text:p>36.7693302631</text:p>
          </table:table-cell>
          <table:table-cell table:formula="of:=[.C159]/([.D159]-[.D158])" office:value-type="float" office:value="109803.007843537" calcext:value-type="float">
            <text:p>109803.007843537</text:p>
          </table:table-cell>
          <table:table-cell/>
          <table:table-cell office:value-type="float" office:value="1443132935.4641" calcext:value-type="float">
            <text:p>1443132935.4641</text:p>
          </table:table-cell>
          <table:table-cell table:formula="of:=[.G159]-[.$B$2]" office:value-type="float" office:value="45.8916430473328" calcext:value-type="float">
            <text:p>45.8916430473</text:p>
          </table:table-cell>
          <table:table-cell table:formula="of:=[.C159]/([.H159]-[.H158])" office:value-type="float" office:value="108585.609086273" calcext:value-type="float">
            <text:p>108585.609086273</text:p>
          </table:table-cell>
          <table:table-cell table:formula="of:=[.G159]-[.$B159]" office:value-type="float" office:value="9.12231278419495" calcext:value-type="float">
            <text:p>9.122312784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2926.41668" calcext:value-type="float">
            <text:p>1443132926.41668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36.8442280292511" calcext:value-type="float">
            <text:p>36.8442280293</text:p>
          </table:table-cell>
          <table:table-cell table:formula="of:=[.C160]/([.D160]-[.D159])" office:value-type="float" office:value="109803.007843537" calcext:value-type="float">
            <text:p>109803.007843537</text:p>
          </table:table-cell>
          <table:table-cell/>
          <table:table-cell office:value-type="float" office:value="1443132935.53994" calcext:value-type="float">
            <text:p>1443132935.53994</text:p>
          </table:table-cell>
          <table:table-cell table:formula="of:=[.G160]-[.$B$2]" office:value-type="float" office:value="45.9674847126007" calcext:value-type="float">
            <text:p>45.9674847126</text:p>
          </table:table-cell>
          <table:table-cell table:formula="of:=[.C160]/([.H160]-[.H159])" office:value-type="float" office:value="108436.437556389" calcext:value-type="float">
            <text:p>108436.437556389</text:p>
          </table:table-cell>
          <table:table-cell table:formula="of:=[.G160]-[.$B160]" office:value-type="float" office:value="9.12325668334961" calcext:value-type="float">
            <text:p>9.123256683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2926.49159" calcext:value-type="float">
            <text:p>1443132926.49159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36.9191336631775" calcext:value-type="float">
            <text:p>36.9191336632</text:p>
          </table:table-cell>
          <table:table-cell table:formula="of:=[.C161]/([.D161]-[.D160])" office:value-type="float" office:value="109791.474538238" calcext:value-type="float">
            <text:p>109791.474538238</text:p>
          </table:table-cell>
          <table:table-cell/>
          <table:table-cell office:value-type="float" office:value="1443132935.6157" calcext:value-type="float">
            <text:p>1443132935.6157</text:p>
          </table:table-cell>
          <table:table-cell table:formula="of:=[.G161]-[.$B$2]" office:value-type="float" office:value="46.0432457923889" calcext:value-type="float">
            <text:p>46.0432457924</text:p>
          </table:table-cell>
          <table:table-cell table:formula="of:=[.C161]/([.H161]-[.H160])" office:value-type="float" office:value="108551.779132378" calcext:value-type="float">
            <text:p>108551.779132378</text:p>
          </table:table-cell>
          <table:table-cell table:formula="of:=[.G161]-[.$B161]" office:value-type="float" office:value="9.12411212921143" calcext:value-type="float">
            <text:p>9.124112129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2926.56649" calcext:value-type="float">
            <text:p>1443132926.56649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36.9940321445465" calcext:value-type="float">
            <text:p>36.9940321445</text:p>
          </table:table-cell>
          <table:table-cell table:formula="of:=[.C162]/([.D162]-[.D161])" office:value-type="float" office:value="109801.95926111" calcext:value-type="float">
            <text:p>109801.95926111</text:p>
          </table:table-cell>
          <table:table-cell/>
          <table:table-cell office:value-type="float" office:value="1443132935.69148" calcext:value-type="float">
            <text:p>1443132935.69148</text:p>
          </table:table-cell>
          <table:table-cell table:formula="of:=[.G162]-[.$B$2]" office:value-type="float" office:value="46.1190266609192" calcext:value-type="float">
            <text:p>46.1190266609</text:p>
          </table:table-cell>
          <table:table-cell table:formula="of:=[.C162]/([.H162]-[.H161])" office:value-type="float" office:value="108523.432886159" calcext:value-type="float">
            <text:p>108523.432886159</text:p>
          </table:table-cell>
          <table:table-cell table:formula="of:=[.G162]-[.$B162]" office:value-type="float" office:value="9.12499451637268" calcext:value-type="float">
            <text:p>9.124994516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2926.64139" calcext:value-type="float">
            <text:p>1443132926.64139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37.0689325332642" calcext:value-type="float">
            <text:p>37.0689325333</text:p>
          </table:table-cell>
          <table:table-cell table:formula="of:=[.C163]/([.D163]-[.D162])" office:value-type="float" office:value="109799.163139215" calcext:value-type="float">
            <text:p>109799.163139215</text:p>
          </table:table-cell>
          <table:table-cell/>
          <table:table-cell office:value-type="float" office:value="1443132935.76725" calcext:value-type="float">
            <text:p>1443132935.76725</text:p>
          </table:table-cell>
          <table:table-cell table:formula="of:=[.G163]-[.$B$2]" office:value-type="float" office:value="46.1947917938232" calcext:value-type="float">
            <text:p>46.1947917938</text:p>
          </table:table-cell>
          <table:table-cell table:formula="of:=[.C163]/([.H163]-[.H162])" office:value-type="float" office:value="108545.972068903" calcext:value-type="float">
            <text:p>108545.972068903</text:p>
          </table:table-cell>
          <table:table-cell table:formula="of:=[.G163]-[.$B163]" office:value-type="float" office:value="9.12585926055908" calcext:value-type="float">
            <text:p>9.125859260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2926.71629" calcext:value-type="float">
            <text:p>1443132926.71629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37.1438367366791" calcext:value-type="float">
            <text:p>37.1438367367</text:p>
          </table:table-cell>
          <table:table-cell table:formula="of:=[.C164]/([.D164]-[.D163])" office:value-type="float" office:value="109793.571322624" calcext:value-type="float">
            <text:p>109793.571322624</text:p>
          </table:table-cell>
          <table:table-cell/>
          <table:table-cell office:value-type="float" office:value="1443132935.84302" calcext:value-type="float">
            <text:p>1443132935.84302</text:p>
          </table:table-cell>
          <table:table-cell table:formula="of:=[.G164]-[.$B$2]" office:value-type="float" office:value="46.270565032959" calcext:value-type="float">
            <text:p>46.270565033</text:p>
          </table:table-cell>
          <table:table-cell table:formula="of:=[.C164]/([.H164]-[.H163])" office:value-type="float" office:value="108534.359805674" calcext:value-type="float">
            <text:p>108534.359805674</text:p>
          </table:table-cell>
          <table:table-cell table:formula="of:=[.G164]-[.$B164]" office:value-type="float" office:value="9.12672829627991" calcext:value-type="float">
            <text:p>9.126728296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2926.79119" calcext:value-type="float">
            <text:p>1443132926.79119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37.2187349796295" calcext:value-type="float">
            <text:p>37.2187349796</text:p>
          </table:table-cell>
          <table:table-cell table:formula="of:=[.C165]/([.D165]-[.D164])" office:value-type="float" office:value="109802.30878636" calcext:value-type="float">
            <text:p>109802.30878636</text:p>
          </table:table-cell>
          <table:table-cell/>
          <table:table-cell office:value-type="float" office:value="1443132935.91887" calcext:value-type="float">
            <text:p>1443132935.91887</text:p>
          </table:table-cell>
          <table:table-cell table:formula="of:=[.G165]-[.$B$2]" office:value-type="float" office:value="46.3464107513428" calcext:value-type="float">
            <text:p>46.3464107513</text:p>
          </table:table-cell>
          <table:table-cell table:formula="of:=[.C165]/([.H165]-[.H164])" office:value-type="float" office:value="108430.642826606" calcext:value-type="float">
            <text:p>108430.642826606</text:p>
          </table:table-cell>
          <table:table-cell table:formula="of:=[.G165]-[.$B165]" office:value-type="float" office:value="9.12767577171326" calcext:value-type="float">
            <text:p>9.127675771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2926.86609" calcext:value-type="float">
            <text:p>1443132926.86609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37.2936339378357" calcext:value-type="float">
            <text:p>37.2936339378</text:p>
          </table:table-cell>
          <table:table-cell table:formula="of:=[.C166]/([.D166]-[.D165])" office:value-type="float" office:value="109801.260217285" calcext:value-type="float">
            <text:p>109801.260217285</text:p>
          </table:table-cell>
          <table:table-cell/>
          <table:table-cell office:value-type="float" office:value="1443132935.99453" calcext:value-type="float">
            <text:p>1443132935.99453</text:p>
          </table:table-cell>
          <table:table-cell table:formula="of:=[.G166]-[.$B$2]" office:value-type="float" office:value="46.4220767021179" calcext:value-type="float">
            <text:p>46.4220767021</text:p>
          </table:table-cell>
          <table:table-cell table:formula="of:=[.C166]/([.H166]-[.H165])" office:value-type="float" office:value="108688.252982361" calcext:value-type="float">
            <text:p>108688.252982361</text:p>
          </table:table-cell>
          <table:table-cell table:formula="of:=[.G166]-[.$B166]" office:value-type="float" office:value="9.12844276428223" calcext:value-type="float">
            <text:p>9.128442764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2926.94099" calcext:value-type="float">
            <text:p>1443132926.94099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37.3685383796692" calcext:value-type="float">
            <text:p>37.3685383797</text:p>
          </table:table-cell>
          <table:table-cell table:formula="of:=[.C167]/([.D167]-[.D166])" office:value-type="float" office:value="109793.221852998" calcext:value-type="float">
            <text:p>109793.221852998</text:p>
          </table:table-cell>
          <table:table-cell/>
          <table:table-cell office:value-type="float" office:value="1443132936.07038" calcext:value-type="float">
            <text:p>1443132936.07038</text:p>
          </table:table-cell>
          <table:table-cell table:formula="of:=[.G167]-[.$B$2]" office:value-type="float" office:value="46.4979276657104" calcext:value-type="float">
            <text:p>46.4979276657</text:p>
          </table:table-cell>
          <table:table-cell table:formula="of:=[.C167]/([.H167]-[.H166])" office:value-type="float" office:value="108423.14468382" calcext:value-type="float">
            <text:p>108423.14468382</text:p>
          </table:table-cell>
          <table:table-cell table:formula="of:=[.G167]-[.$B167]" office:value-type="float" office:value="9.12938928604126" calcext:value-type="float">
            <text:p>9.12938928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2940.02181" calcext:value-type="float">
            <text:p>1443132940.02181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50.4493498802185" calcext:value-type="float">
            <text:p>50.4493498802</text:p>
          </table:table-cell>
          <table:table-cell table:formula="of:=[.C168]/([.D168]-[.D167])" office:value-type="float" office:value="628.707171543191" calcext:value-type="float">
            <text:p>628.7071715432</text:p>
          </table:table-cell>
          <table:table-cell/>
          <table:table-cell office:value-type="float" office:value="1443132940.21312" calcext:value-type="float">
            <text:p>1443132940.21312</text:p>
          </table:table-cell>
          <table:table-cell table:formula="of:=[.G168]-[.$B$2]" office:value-type="float" office:value="50.6406672000885" calcext:value-type="float">
            <text:p>50.6406672001</text:p>
          </table:table-cell>
          <table:table-cell table:formula="of:=[.C168]/([.H168]-[.H167])" office:value-type="float" office:value="1985.15980349575" calcext:value-type="float">
            <text:p>1985.1598034958</text:p>
          </table:table-cell>
          <table:table-cell table:formula="of:=[.G168]-[.$B168]" office:value-type="float" office:value="0.191317319869995" calcext:value-type="float">
            <text:p>0.191317319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2940.12475" calcext:value-type="float">
            <text:p>1443132940.12475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50.5522956848145" calcext:value-type="float">
            <text:p>50.5522956848</text:p>
          </table:table-cell>
          <table:table-cell table:formula="of:=[.C169]/([.D169]-[.D168])" office:value-type="float" office:value="79886.6940938335" calcext:value-type="float">
            <text:p>79886.6940938335</text:p>
          </table:table-cell>
          <table:table-cell/>
          <table:table-cell office:value-type="float" office:value="1443132940.62449" calcext:value-type="float">
            <text:p>1443132940.62449</text:p>
          </table:table-cell>
          <table:table-cell table:formula="of:=[.G169]-[.$B$2]" office:value-type="float" office:value="51.0520396232605" calcext:value-type="float">
            <text:p>51.0520396233</text:p>
          </table:table-cell>
          <table:table-cell table:formula="of:=[.C169]/([.H169]-[.H168])" office:value-type="float" office:value="19991.6171740114" calcext:value-type="float">
            <text:p>19991.6171740114</text:p>
          </table:table-cell>
          <table:table-cell table:formula="of:=[.G169]-[.$B169]" office:value-type="float" office:value="0.499743938446045" calcext:value-type="float">
            <text:p>0.499743938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2940.22771" calcext:value-type="float">
            <text:p>1443132940.22771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50.6552512645721" calcext:value-type="float">
            <text:p>50.6552512646</text:p>
          </table:table-cell>
          <table:table-cell table:formula="of:=[.C170]/([.D170]-[.D169])" office:value-type="float" office:value="79879.1092173486" calcext:value-type="float">
            <text:p>79879.1092173486</text:p>
          </table:table-cell>
          <table:table-cell/>
          <table:table-cell office:value-type="float" office:value="1443132942.01448" calcext:value-type="float">
            <text:p>1443132942.01448</text:p>
          </table:table-cell>
          <table:table-cell table:formula="of:=[.G170]-[.$B$2]" office:value-type="float" office:value="52.4420266151428" calcext:value-type="float">
            <text:p>52.4420266151</text:p>
          </table:table-cell>
          <table:table-cell table:formula="of:=[.C170]/([.H170]-[.H169])" office:value-type="float" office:value="5916.60213227106" calcext:value-type="float">
            <text:p>5916.6021322711</text:p>
          </table:table-cell>
          <table:table-cell table:formula="of:=[.G170]-[.$B170]" office:value-type="float" office:value="1.78677535057068" calcext:value-type="float">
            <text:p>1.786775350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2940.33065" calcext:value-type="float">
            <text:p>1443132940.33065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50.7581961154938" calcext:value-type="float">
            <text:p>50.7581961155</text:p>
          </table:table-cell>
          <table:table-cell table:formula="of:=[.C171]/([.D171]-[.D170])" office:value-type="float" office:value="79887.4341589043" calcext:value-type="float">
            <text:p>79887.4341589043</text:p>
          </table:table-cell>
          <table:table-cell/>
          <table:table-cell office:value-type="float" office:value="1443132944.0767" calcext:value-type="float">
            <text:p>1443132944.0767</text:p>
          </table:table-cell>
          <table:table-cell table:formula="of:=[.G171]-[.$B$2]" office:value-type="float" office:value="54.5042409896851" calcext:value-type="float">
            <text:p>54.5042409897</text:p>
          </table:table-cell>
          <table:table-cell table:formula="of:=[.C171]/([.H171]-[.H170])" office:value-type="float" office:value="3987.94621040576" calcext:value-type="float">
            <text:p>3987.9462104058</text:p>
          </table:table-cell>
          <table:table-cell table:formula="of:=[.G171]-[.$B171]" office:value-type="float" office:value="3.74604487419128" calcext:value-type="float">
            <text:p>3.746044874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2940.43359" calcext:value-type="float">
            <text:p>1443132940.43359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50.8611395359039" calcext:value-type="float">
            <text:p>50.8611395359</text:p>
          </table:table-cell>
          <table:table-cell table:formula="of:=[.C172]/([.D172]-[.D171])" office:value-type="float" office:value="79888.5442822204" calcext:value-type="float">
            <text:p>79888.5442822204</text:p>
          </table:table-cell>
          <table:table-cell/>
          <table:table-cell office:value-type="float" office:value="1443132944.24122" calcext:value-type="float">
            <text:p>1443132944.24122</text:p>
          </table:table-cell>
          <table:table-cell table:formula="of:=[.G172]-[.$B$2]" office:value-type="float" office:value="54.6687622070313" calcext:value-type="float">
            <text:p>54.668762207</text:p>
          </table:table-cell>
          <table:table-cell table:formula="of:=[.C172]/([.H172]-[.H171])" office:value-type="float" office:value="49987.4735469211" calcext:value-type="float">
            <text:p>49987.4735469211</text:p>
          </table:table-cell>
          <table:table-cell table:formula="of:=[.G172]-[.$B172]" office:value-type="float" office:value="3.80762267112732" calcext:value-type="float">
            <text:p>3.807622671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2940.53657" calcext:value-type="float">
            <text:p>1443132940.53657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50.9641175270081" calcext:value-type="float">
            <text:p>50.964117527</text:p>
          </table:table-cell>
          <table:table-cell table:formula="of:=[.C173]/([.D173]-[.D172])" office:value-type="float" office:value="79861.72493581" calcext:value-type="float">
            <text:p>79861.72493581</text:p>
          </table:table-cell>
          <table:table-cell/>
          <table:table-cell office:value-type="float" office:value="1443132946.99047" calcext:value-type="float">
            <text:p>1443132946.99047</text:p>
          </table:table-cell>
          <table:table-cell table:formula="of:=[.G173]-[.$B$2]" office:value-type="float" office:value="57.4180145263672" calcext:value-type="float">
            <text:p>57.4180145264</text:p>
          </table:table-cell>
          <table:table-cell table:formula="of:=[.C173]/([.H173]-[.H172])" office:value-type="float" office:value="2991.35875676426" calcext:value-type="float">
            <text:p>2991.3587567643</text:p>
          </table:table-cell>
          <table:table-cell table:formula="of:=[.G173]-[.$B173]" office:value-type="float" office:value="6.45389699935913" calcext:value-type="float">
            <text:p>6.453896999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2940.63947" calcext:value-type="float">
            <text:p>1443132940.63947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51.0670166015625" calcext:value-type="float">
            <text:p>51.0670166016</text:p>
          </table:table-cell>
          <table:table-cell table:formula="of:=[.C174]/([.D174]-[.D173])" office:value-type="float" office:value="79922.9734145833" calcext:value-type="float">
            <text:p>79922.9734145833</text:p>
          </table:table-cell>
          <table:table-cell/>
          <table:table-cell office:value-type="float" office:value="1443132950.00387" calcext:value-type="float">
            <text:p>1443132950.00387</text:p>
          </table:table-cell>
          <table:table-cell table:formula="of:=[.G174]-[.$B$2]" office:value-type="float" office:value="60.4314153194428" calcext:value-type="float">
            <text:p>60.4314153194</text:p>
          </table:table-cell>
          <table:table-cell table:formula="of:=[.C174]/([.H174]-[.H173])" office:value-type="float" office:value="2729.14244228573" calcext:value-type="float">
            <text:p>2729.1424422857</text:p>
          </table:table-cell>
          <table:table-cell table:formula="of:=[.G174]-[.$B174]" office:value-type="float" office:value="9.36439871788025" calcext:value-type="float">
            <text:p>9.364398717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2940.74239" calcext:value-type="float">
            <text:p>1443132940.74239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51.169933795929" calcext:value-type="float">
            <text:p>51.1699337959</text:p>
          </table:table-cell>
          <table:table-cell table:formula="of:=[.C175]/([.D175]-[.D174])" office:value-type="float" office:value="79908.9020122039" calcext:value-type="float">
            <text:p>79908.9020122039</text:p>
          </table:table-cell>
          <table:table-cell/>
          <table:table-cell office:value-type="float" office:value="1443132950.02201" calcext:value-type="float">
            <text:p>1443132950.02201</text:p>
          </table:table-cell>
          <table:table-cell table:formula="of:=[.G175]-[.$B$2]" office:value-type="float" office:value="60.4495506286621" calcext:value-type="float">
            <text:p>60.4495506287</text:p>
          </table:table-cell>
          <table:table-cell table:formula="of:=[.C175]/([.H175]-[.H174])" office:value-type="float" office:value="453479.998632748" calcext:value-type="float">
            <text:p>453479.998632748</text:p>
          </table:table-cell>
          <table:table-cell table:formula="of:=[.G175]-[.$B175]" office:value-type="float" office:value="9.27961683273315" calcext:value-type="float">
            <text:p>9.279616832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2940.84531" calcext:value-type="float">
            <text:p>1443132940.84531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51.2728583812714" calcext:value-type="float">
            <text:p>51.2728583813</text:p>
          </table:table-cell>
          <table:table-cell table:formula="of:=[.C176]/([.D176]-[.D175])" office:value-type="float" office:value="79903.1637838577" calcext:value-type="float">
            <text:p>79903.1637838577</text:p>
          </table:table-cell>
          <table:table-cell/>
          <table:table-cell office:value-type="float" office:value="1443132950.04014" calcext:value-type="float">
            <text:p>1443132950.04014</text:p>
          </table:table-cell>
          <table:table-cell table:formula="of:=[.G176]-[.$B$2]" office:value-type="float" office:value="60.4676802158356" calcext:value-type="float">
            <text:p>60.4676802158</text:p>
          </table:table-cell>
          <table:table-cell table:formula="of:=[.C176]/([.H176]-[.H175])" office:value-type="float" office:value="453623.125629595" calcext:value-type="float">
            <text:p>453623.125629595</text:p>
          </table:table-cell>
          <table:table-cell table:formula="of:=[.G176]-[.$B176]" office:value-type="float" office:value="9.19482183456421" calcext:value-type="float">
            <text:p>9.194821834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2940.94825" calcext:value-type="float">
            <text:p>1443132940.94825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51.3757934570313" calcext:value-type="float">
            <text:p>51.375793457</text:p>
          </table:table-cell>
          <table:table-cell table:formula="of:=[.C177]/([.D177]-[.D176])" office:value-type="float" office:value="79895.020616527" calcext:value-type="float">
            <text:p>79895.020616527</text:p>
          </table:table-cell>
          <table:table-cell/>
          <table:table-cell office:value-type="float" office:value="1443132950.99422" calcext:value-type="float">
            <text:p>1443132950.99422</text:p>
          </table:table-cell>
          <table:table-cell table:formula="of:=[.G177]-[.$B$2]" office:value-type="float" office:value="61.4217600822449" calcext:value-type="float">
            <text:p>61.4217600822</text:p>
          </table:table-cell>
          <table:table-cell table:formula="of:=[.C177]/([.H177]-[.H176])" office:value-type="float" office:value="8619.82344408041" calcext:value-type="float">
            <text:p>8619.8234440804</text:p>
          </table:table-cell>
          <table:table-cell table:formula="of:=[.G177]-[.$B177]" office:value-type="float" office:value="10.0459666252136" calcext:value-type="float">
            <text:p>10.045966625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2941.04818" calcext:value-type="float">
            <text:p>1443132941.04818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51.4757261276245" calcext:value-type="float">
            <text:p>51.4757261276</text:p>
          </table:table-cell>
          <table:table-cell table:formula="of:=[.C178]/([.D178]-[.D177])" office:value-type="float" office:value="82295.4090106597" calcext:value-type="float">
            <text:p>82295.4090106597</text:p>
          </table:table-cell>
          <table:table-cell/>
          <table:table-cell office:value-type="float" office:value="1443132951.01199" calcext:value-type="float">
            <text:p>1443132951.01199</text:p>
          </table:table-cell>
          <table:table-cell table:formula="of:=[.G178]-[.$B$2]" office:value-type="float" office:value="61.4395341873169" calcext:value-type="float">
            <text:p>61.4395341873</text:p>
          </table:table-cell>
          <table:table-cell table:formula="of:=[.C178]/([.H178]-[.H177])" office:value-type="float" office:value="462695.588142187" calcext:value-type="float">
            <text:p>462695.588142187</text:p>
          </table:table-cell>
          <table:table-cell table:formula="of:=[.G178]-[.$B178]" office:value-type="float" office:value="9.96380805969238" calcext:value-type="float">
            <text:p>9.963808059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2941.14507" calcext:value-type="float">
            <text:p>1443132941.14507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51.5726189613342" calcext:value-type="float">
            <text:p>51.5726189613</text:p>
          </table:table-cell>
          <table:table-cell table:formula="of:=[.C179]/([.D179]-[.D178])" office:value-type="float" office:value="84877.2781755816" calcext:value-type="float">
            <text:p>84877.2781755816</text:p>
          </table:table-cell>
          <table:table-cell/>
          <table:table-cell office:value-type="float" office:value="1443132951.02956" calcext:value-type="float">
            <text:p>1443132951.02956</text:p>
          </table:table-cell>
          <table:table-cell table:formula="of:=[.G179]-[.$B$2]" office:value-type="float" office:value="61.4571042060852" calcext:value-type="float">
            <text:p>61.4571042061</text:p>
          </table:table-cell>
          <table:table-cell table:formula="of:=[.C179]/([.H179]-[.H178])" office:value-type="float" office:value="468070.074850056" calcext:value-type="float">
            <text:p>468070.074850056</text:p>
          </table:table-cell>
          <table:table-cell table:formula="of:=[.G179]-[.$B179]" office:value-type="float" office:value="9.88448524475098" calcext:value-type="float">
            <text:p>9.884485244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2941.24196" calcext:value-type="float">
            <text:p>1443132941.24196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51.6695029735565" calcext:value-type="float">
            <text:p>51.6695029736</text:p>
          </table:table-cell>
          <table:table-cell table:formula="of:=[.C180]/([.D180]-[.D179])" office:value-type="float" office:value="84885.0064253213" calcext:value-type="float">
            <text:p>84885.0064253213</text:p>
          </table:table-cell>
          <table:table-cell/>
          <table:table-cell office:value-type="float" office:value="1443132951.04709" calcext:value-type="float">
            <text:p>1443132951.04709</text:p>
          </table:table-cell>
          <table:table-cell table:formula="of:=[.G180]-[.$B$2]" office:value-type="float" office:value="61.4746336936951" calcext:value-type="float">
            <text:p>61.4746336937</text:p>
          </table:table-cell>
          <table:table-cell table:formula="of:=[.C180]/([.H180]-[.H179])" office:value-type="float" office:value="469152.332517273" calcext:value-type="float">
            <text:p>469152.332517273</text:p>
          </table:table-cell>
          <table:table-cell table:formula="of:=[.G180]-[.$B180]" office:value-type="float" office:value="9.80513072013855" calcext:value-type="float">
            <text:p>9.805130720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2941.33885" calcext:value-type="float">
            <text:p>1443132941.33885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51.7663922309876" calcext:value-type="float">
            <text:p>51.766392231</text:p>
          </table:table-cell>
          <table:table-cell table:formula="of:=[.C181]/([.D181]-[.D180])" office:value-type="float" office:value="84880.4110801879" calcext:value-type="float">
            <text:p>84880.4110801879</text:p>
          </table:table-cell>
          <table:table-cell/>
          <table:table-cell office:value-type="float" office:value="1443132951.06465" calcext:value-type="float">
            <text:p>1443132951.06465</text:p>
          </table:table-cell>
          <table:table-cell table:formula="of:=[.G181]-[.$B$2]" office:value-type="float" office:value="61.492196559906" calcext:value-type="float">
            <text:p>61.4921965599</text:p>
          </table:table-cell>
          <table:table-cell table:formula="of:=[.C181]/([.H181]-[.H180])" office:value-type="float" office:value="468260.698523024" calcext:value-type="float">
            <text:p>468260.698523024</text:p>
          </table:table-cell>
          <table:table-cell table:formula="of:=[.G181]-[.$B181]" office:value-type="float" office:value="9.72580432891846" calcext:value-type="float">
            <text:p>9.725804328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2941.43574" calcext:value-type="float">
            <text:p>1443132941.43574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51.8632829189301" calcext:value-type="float">
            <text:p>51.8632829189</text:p>
          </table:table-cell>
          <table:table-cell table:formula="of:=[.C182]/([.D182]-[.D181])" office:value-type="float" office:value="84879.1578905925" calcext:value-type="float">
            <text:p>84879.1578905925</text:p>
          </table:table-cell>
          <table:table-cell/>
          <table:table-cell office:value-type="float" office:value="1443132951.08221" calcext:value-type="float">
            <text:p>1443132951.08221</text:p>
          </table:table-cell>
          <table:table-cell table:formula="of:=[.G182]-[.$B$2]" office:value-type="float" office:value="61.5097544193268" calcext:value-type="float">
            <text:p>61.5097544193</text:p>
          </table:table-cell>
          <table:table-cell table:formula="of:=[.C182]/([.H182]-[.H181])" office:value-type="float" office:value="468394.227502953" calcext:value-type="float">
            <text:p>468394.227502953</text:p>
          </table:table-cell>
          <table:table-cell table:formula="of:=[.G182]-[.$B182]" office:value-type="float" office:value="9.64647150039673" calcext:value-type="float">
            <text:p>9.646471500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2941.53263" calcext:value-type="float">
            <text:p>1443132941.53263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51.960170507431" calcext:value-type="float">
            <text:p>51.9601705074</text:p>
          </table:table-cell>
          <table:table-cell table:formula="of:=[.C183]/([.D183]-[.D182])" office:value-type="float" office:value="84881.8731814871" calcext:value-type="float">
            <text:p>84881.8731814871</text:p>
          </table:table-cell>
          <table:table-cell/>
          <table:table-cell office:value-type="float" office:value="1443132951.10276" calcext:value-type="float">
            <text:p>1443132951.10276</text:p>
          </table:table-cell>
          <table:table-cell table:formula="of:=[.G183]-[.$B$2]" office:value-type="float" office:value="61.5303053855896" calcext:value-type="float">
            <text:p>61.5303053856</text:p>
          </table:table-cell>
          <table:table-cell table:formula="of:=[.C183]/([.H183]-[.H182])" office:value-type="float" office:value="400175.830898987" calcext:value-type="float">
            <text:p>400175.830898987</text:p>
          </table:table-cell>
          <table:table-cell table:formula="of:=[.G183]-[.$B183]" office:value-type="float" office:value="9.57013487815857" calcext:value-type="float">
            <text:p>9.570134878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2941.62952" calcext:value-type="float">
            <text:p>1443132941.62952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52.0570657253265" calcext:value-type="float">
            <text:p>52.0570657253</text:p>
          </table:table-cell>
          <table:table-cell table:formula="of:=[.C184]/([.D184]-[.D183])" office:value-type="float" office:value="84875.1897009901" calcext:value-type="float">
            <text:p>84875.1897009901</text:p>
          </table:table-cell>
          <table:table-cell/>
          <table:table-cell office:value-type="float" office:value="1443132951.19858" calcext:value-type="float">
            <text:p>1443132951.19858</text:p>
          </table:table-cell>
          <table:table-cell table:formula="of:=[.G184]-[.$B$2]" office:value-type="float" office:value="61.6261270046234" calcext:value-type="float">
            <text:p>61.6261270046</text:p>
          </table:table-cell>
          <table:table-cell table:formula="of:=[.C184]/([.H184]-[.H183])" office:value-type="float" office:value="85826.1432328535" calcext:value-type="float">
            <text:p>85826.1432328535</text:p>
          </table:table-cell>
          <table:table-cell table:formula="of:=[.G184]-[.$B184]" office:value-type="float" office:value="9.56906127929688" calcext:value-type="float">
            <text:p>9.569061279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2941.72641" calcext:value-type="float">
            <text:p>1443132941.72641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52.1539573669434" calcext:value-type="float">
            <text:p>52.1539573669</text:p>
          </table:table-cell>
          <table:table-cell table:formula="of:=[.C185]/([.D185]-[.D184])" office:value-type="float" office:value="84878.3224514202" calcext:value-type="float">
            <text:p>84878.3224514202</text:p>
          </table:table-cell>
          <table:table-cell/>
          <table:table-cell office:value-type="float" office:value="1443132951.29438" calcext:value-type="float">
            <text:p>1443132951.29438</text:p>
          </table:table-cell>
          <table:table-cell table:formula="of:=[.G185]-[.$B$2]" office:value-type="float" office:value="61.7219281196594" calcext:value-type="float">
            <text:p>61.7219281197</text:p>
          </table:table-cell>
          <table:table-cell table:formula="of:=[.C185]/([.H185]-[.H184])" office:value-type="float" office:value="85844.5123202238" calcext:value-type="float">
            <text:p>85844.5123202238</text:p>
          </table:table-cell>
          <table:table-cell table:formula="of:=[.G185]-[.$B185]" office:value-type="float" office:value="9.56797075271606" calcext:value-type="float">
            <text:p>9.567970752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2941.82331" calcext:value-type="float">
            <text:p>1443132941.82331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52.2508518695831" calcext:value-type="float">
            <text:p>52.2508518696</text:p>
          </table:table-cell>
          <table:table-cell table:formula="of:=[.C186]/([.D186]-[.D185])" office:value-type="float" office:value="84875.8162325759" calcext:value-type="float">
            <text:p>84875.8162325759</text:p>
          </table:table-cell>
          <table:table-cell/>
          <table:table-cell office:value-type="float" office:value="1443132951.39024" calcext:value-type="float">
            <text:p>1443132951.39024</text:p>
          </table:table-cell>
          <table:table-cell table:formula="of:=[.G186]-[.$B$2]" office:value-type="float" office:value="61.8177850246429" calcext:value-type="float">
            <text:p>61.8177850246</text:p>
          </table:table-cell>
          <table:table-cell table:formula="of:=[.C186]/([.H186]-[.H185])" office:value-type="float" office:value="85794.549713595" calcext:value-type="float">
            <text:p>85794.549713595</text:p>
          </table:table-cell>
          <table:table-cell table:formula="of:=[.G186]-[.$B186]" office:value-type="float" office:value="9.56693315505981" calcext:value-type="float">
            <text:p>9.566933155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2941.92022" calcext:value-type="float">
            <text:p>1443132941.92022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52.3477673530579" calcext:value-type="float">
            <text:p>52.3477673531</text:p>
          </table:table-cell>
          <table:table-cell table:formula="of:=[.C187]/([.D187]-[.D186])" office:value-type="float" office:value="84857.4418157262" calcext:value-type="float">
            <text:p>84857.4418157262</text:p>
          </table:table-cell>
          <table:table-cell/>
          <table:table-cell office:value-type="float" office:value="1443132951.48605" calcext:value-type="float">
            <text:p>1443132951.48605</text:p>
          </table:table-cell>
          <table:table-cell table:formula="of:=[.G187]-[.$B$2]" office:value-type="float" office:value="61.9135949611664" calcext:value-type="float">
            <text:p>61.9135949612</text:p>
          </table:table-cell>
          <table:table-cell table:formula="of:=[.C187]/([.H187]-[.H186])" office:value-type="float" office:value="85836.6083771301" calcext:value-type="float">
            <text:p>85836.6083771301</text:p>
          </table:table-cell>
          <table:table-cell table:formula="of:=[.G187]-[.$B187]" office:value-type="float" office:value="9.56582760810852" calcext:value-type="float">
            <text:p>9.565827608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2942.01422" calcext:value-type="float">
            <text:p>1443132942.01422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52.4417674541473" calcext:value-type="float">
            <text:p>52.4417674541</text:p>
          </table:table-cell>
          <table:table-cell table:formula="of:=[.C188]/([.D188]-[.D187])" office:value-type="float" office:value="87489.2676144218" calcext:value-type="float">
            <text:p>87489.2676144218</text:p>
          </table:table-cell>
          <table:table-cell/>
          <table:table-cell office:value-type="float" office:value="1443132951.58187" calcext:value-type="float">
            <text:p>1443132951.58187</text:p>
          </table:table-cell>
          <table:table-cell table:formula="of:=[.G188]-[.$B$2]" office:value-type="float" office:value="62.0094113349915" calcext:value-type="float">
            <text:p>62.009411335</text:p>
          </table:table-cell>
          <table:table-cell table:formula="of:=[.C188]/([.H188]-[.H187])" office:value-type="float" office:value="85830.8415533874" calcext:value-type="float">
            <text:p>85830.8415533874</text:p>
          </table:table-cell>
          <table:table-cell table:formula="of:=[.G188]-[.$B188]" office:value-type="float" office:value="9.56764388084412" calcext:value-type="float">
            <text:p>9.567643880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2942.09473" calcext:value-type="float">
            <text:p>1443132942.09473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52.5222735404968" calcext:value-type="float">
            <text:p>52.5222735405</text:p>
          </table:table-cell>
          <table:table-cell table:formula="of:=[.C189]/([.D189]-[.D188])" office:value-type="float" office:value="102153.767161138" calcext:value-type="float">
            <text:p>102153.767161138</text:p>
          </table:table-cell>
          <table:table-cell/>
          <table:table-cell office:value-type="float" office:value="1443132951.67757" calcext:value-type="float">
            <text:p>1443132951.67757</text:p>
          </table:table-cell>
          <table:table-cell table:formula="of:=[.G189]-[.$B$2]" office:value-type="float" office:value="62.1051173210144" calcext:value-type="float">
            <text:p>62.105117321</text:p>
          </table:table-cell>
          <table:table-cell table:formula="of:=[.C189]/([.H189]-[.H188])" office:value-type="float" office:value="85929.8393104479" calcext:value-type="float">
            <text:p>85929.8393104479</text:p>
          </table:table-cell>
          <table:table-cell table:formula="of:=[.G189]-[.$B189]" office:value-type="float" office:value="9.58284378051758" calcext:value-type="float">
            <text:p>9.582843780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2942.17518" calcext:value-type="float">
            <text:p>1443132942.17518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52.6027200222015" calcext:value-type="float">
            <text:p>52.6027200222</text:p>
          </table:table-cell>
          <table:table-cell table:formula="of:=[.C190]/([.D190]-[.D189])" office:value-type="float" office:value="102229.455231953" calcext:value-type="float">
            <text:p>102229.455231953</text:p>
          </table:table-cell>
          <table:table-cell/>
          <table:table-cell office:value-type="float" office:value="1443132951.77351" calcext:value-type="float">
            <text:p>1443132951.77351</text:p>
          </table:table-cell>
          <table:table-cell table:formula="of:=[.G190]-[.$B$2]" office:value-type="float" office:value="62.201051235199" calcext:value-type="float">
            <text:p>62.2010512352</text:p>
          </table:table-cell>
          <table:table-cell table:formula="of:=[.C190]/([.H190]-[.H189])" office:value-type="float" office:value="85725.6797025667" calcext:value-type="float">
            <text:p>85725.6797025667</text:p>
          </table:table-cell>
          <table:table-cell table:formula="of:=[.G190]-[.$B190]" office:value-type="float" office:value="9.59833121299744" calcext:value-type="float">
            <text:p>9.59833121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2942.25561" calcext:value-type="float">
            <text:p>1443132942.25561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52.6831574440002" calcext:value-type="float">
            <text:p>52.683157444</text:p>
          </table:table-cell>
          <table:table-cell table:formula="of:=[.C191]/([.D191]-[.D190])" office:value-type="float" office:value="102240.969639486" calcext:value-type="float">
            <text:p>102240.969639486</text:p>
          </table:table-cell>
          <table:table-cell/>
          <table:table-cell office:value-type="float" office:value="1443132951.86929" calcext:value-type="float">
            <text:p>1443132951.86929</text:p>
          </table:table-cell>
          <table:table-cell table:formula="of:=[.G191]-[.$B$2]" office:value-type="float" office:value="62.2968349456787" calcext:value-type="float">
            <text:p>62.2968349457</text:p>
          </table:table-cell>
          <table:table-cell table:formula="of:=[.C191]/([.H191]-[.H190])" office:value-type="float" office:value="85860.1108561131" calcext:value-type="float">
            <text:p>85860.1108561131</text:p>
          </table:table-cell>
          <table:table-cell table:formula="of:=[.G191]-[.$B191]" office:value-type="float" office:value="9.61367750167847" calcext:value-type="float">
            <text:p>9.613677501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2942.33606" calcext:value-type="float">
            <text:p>1443132942.33606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52.7636079788208" calcext:value-type="float">
            <text:p>52.7636079788</text:p>
          </table:table-cell>
          <table:table-cell table:formula="of:=[.C192]/([.D192]-[.D191])" office:value-type="float" office:value="102224.304889252" calcext:value-type="float">
            <text:p>102224.304889252</text:p>
          </table:table-cell>
          <table:table-cell/>
          <table:table-cell office:value-type="float" office:value="1443132951.96506" calcext:value-type="float">
            <text:p>1443132951.96506</text:p>
          </table:table-cell>
          <table:table-cell table:formula="of:=[.G192]-[.$B$2]" office:value-type="float" office:value="62.3926093578339" calcext:value-type="float">
            <text:p>62.3926093578</text:p>
          </table:table-cell>
          <table:table-cell table:formula="of:=[.C192]/([.H192]-[.H191])" office:value-type="float" office:value="85868.446643947" calcext:value-type="float">
            <text:p>85868.446643947</text:p>
          </table:table-cell>
          <table:table-cell table:formula="of:=[.G192]-[.$B192]" office:value-type="float" office:value="9.62900137901306" calcext:value-type="float">
            <text:p>9.62900137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2942.41652" calcext:value-type="float">
            <text:p>1443132942.41652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52.8440642356873" calcext:value-type="float">
            <text:p>52.8440642357</text:p>
          </table:table-cell>
          <table:table-cell table:formula="of:=[.C193]/([.D193]-[.D192])" office:value-type="float" office:value="102217.034700615" calcext:value-type="float">
            <text:p>102217.034700615</text:p>
          </table:table-cell>
          <table:table-cell/>
          <table:table-cell office:value-type="float" office:value="1443132952.04522" calcext:value-type="float">
            <text:p>1443132952.04522</text:p>
          </table:table-cell>
          <table:table-cell table:formula="of:=[.G193]-[.$B$2]" office:value-type="float" office:value="62.4727647304535" calcext:value-type="float">
            <text:p>62.4727647305</text:p>
          </table:table-cell>
          <table:table-cell table:formula="of:=[.C193]/([.H193]-[.H192])" office:value-type="float" office:value="102600.733191353" calcext:value-type="float">
            <text:p>102600.733191353</text:p>
          </table:table-cell>
          <table:table-cell table:formula="of:=[.G193]-[.$B193]" office:value-type="float" office:value="9.62870049476624" calcext:value-type="float">
            <text:p>9.628700494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2942.49697" calcext:value-type="float">
            <text:p>1443132942.49697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52.9245178699493" calcext:value-type="float">
            <text:p>52.9245178699</text:p>
          </table:table-cell>
          <table:table-cell table:formula="of:=[.C194]/([.D194]-[.D193])" office:value-type="float" office:value="102220.366742037" calcext:value-type="float">
            <text:p>102220.366742037</text:p>
          </table:table-cell>
          <table:table-cell/>
          <table:table-cell office:value-type="float" office:value="1443132952.061" calcext:value-type="float">
            <text:p>1443132952.061</text:p>
          </table:table-cell>
          <table:table-cell table:formula="of:=[.G194]-[.$B$2]" office:value-type="float" office:value="62.4885404109955" calcext:value-type="float">
            <text:p>62.488540411</text:p>
          </table:table-cell>
          <table:table-cell table:formula="of:=[.C194]/([.H194]-[.H193])" office:value-type="float" office:value="521308.73074598" calcext:value-type="float">
            <text:p>521308.73074598</text:p>
          </table:table-cell>
          <table:table-cell table:formula="of:=[.G194]-[.$B194]" office:value-type="float" office:value="9.56402254104614" calcext:value-type="float">
            <text:p>9.56402254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2942.57744" calcext:value-type="float">
            <text:p>1443132942.57744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53.0049874782562" calcext:value-type="float">
            <text:p>53.0049874783</text:p>
          </table:table-cell>
          <table:table-cell table:formula="of:=[.C195]/([.D195]-[.D194])" office:value-type="float" office:value="102200.074948002" calcext:value-type="float">
            <text:p>102200.074948002</text:p>
          </table:table-cell>
          <table:table-cell/>
          <table:table-cell office:value-type="float" office:value="1443132952.07684" calcext:value-type="float">
            <text:p>1443132952.07684</text:p>
          </table:table-cell>
          <table:table-cell table:formula="of:=[.G195]-[.$B$2]" office:value-type="float" office:value="62.5043833255768" calcext:value-type="float">
            <text:p>62.5043833256</text:p>
          </table:table-cell>
          <table:table-cell table:formula="of:=[.C195]/([.H195]-[.H194])" office:value-type="float" office:value="519096.404755455" calcext:value-type="float">
            <text:p>519096.404755455</text:p>
          </table:table-cell>
          <table:table-cell table:formula="of:=[.G195]-[.$B195]" office:value-type="float" office:value="9.49939584732056" calcext:value-type="float">
            <text:p>9.499395847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2942.65792" calcext:value-type="float">
            <text:p>1443132942.65792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53.085462808609" calcext:value-type="float">
            <text:p>53.0854628086</text:p>
          </table:table-cell>
          <table:table-cell table:formula="of:=[.C196]/([.D196]-[.D195])" office:value-type="float" office:value="102192.808205298" calcext:value-type="float">
            <text:p>102192.808205298</text:p>
          </table:table-cell>
          <table:table-cell/>
          <table:table-cell office:value-type="float" office:value="1443132952.09263" calcext:value-type="float">
            <text:p>1443132952.09263</text:p>
          </table:table-cell>
          <table:table-cell table:formula="of:=[.G196]-[.$B$2]" office:value-type="float" office:value="62.5201752185822" calcext:value-type="float">
            <text:p>62.5201752186</text:p>
          </table:table-cell>
          <table:table-cell table:formula="of:=[.C196]/([.H196]-[.H195])" office:value-type="float" office:value="520773.538498702" calcext:value-type="float">
            <text:p>520773.538498702</text:p>
          </table:table-cell>
          <table:table-cell table:formula="of:=[.G196]-[.$B196]" office:value-type="float" office:value="9.43471240997314" calcext:value-type="float">
            <text:p>9.4347124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2942.73843" calcext:value-type="float">
            <text:p>1443132942.73843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53.1659729480743" calcext:value-type="float">
            <text:p>53.1659729481</text:p>
          </table:table-cell>
          <table:table-cell table:formula="of:=[.C197]/([.D197]-[.D196])" office:value-type="float" office:value="102148.624441786" calcext:value-type="float">
            <text:p>102148.624441786</text:p>
          </table:table-cell>
          <table:table-cell/>
          <table:table-cell office:value-type="float" office:value="1443132952.10842" calcext:value-type="float">
            <text:p>1443132952.10842</text:p>
          </table:table-cell>
          <table:table-cell table:formula="of:=[.G197]-[.$B$2]" office:value-type="float" office:value="62.535966873169" calcext:value-type="float">
            <text:p>62.5359668732</text:p>
          </table:table-cell>
          <table:table-cell table:formula="of:=[.C197]/([.H197]-[.H196])" office:value-type="float" office:value="520781.40101155" calcext:value-type="float">
            <text:p>520781.40101155</text:p>
          </table:table-cell>
          <table:table-cell table:formula="of:=[.G197]-[.$B197]" office:value-type="float" office:value="9.3699939250946" calcext:value-type="float">
            <text:p>9.369993925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2942.81887" calcext:value-type="float">
            <text:p>1443132942.81887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53.2464163303375" calcext:value-type="float">
            <text:p>53.2464163303</text:p>
          </table:table-cell>
          <table:table-cell table:formula="of:=[.C198]/([.D198]-[.D197])" office:value-type="float" office:value="102233.394079501" calcext:value-type="float">
            <text:p>102233.394079501</text:p>
          </table:table-cell>
          <table:table-cell/>
          <table:table-cell office:value-type="float" office:value="1443132952.14148" calcext:value-type="float">
            <text:p>1443132952.14148</text:p>
          </table:table-cell>
          <table:table-cell table:formula="of:=[.G198]-[.$B$2]" office:value-type="float" office:value="62.5690262317657" calcext:value-type="float">
            <text:p>62.5690262318</text:p>
          </table:table-cell>
          <table:table-cell table:formula="of:=[.C198]/([.H198]-[.H197])" office:value-type="float" office:value="248764.656940308" calcext:value-type="float">
            <text:p>248764.656940308</text:p>
          </table:table-cell>
          <table:table-cell table:formula="of:=[.G198]-[.$B198]" office:value-type="float" office:value="9.32260990142822" calcext:value-type="float">
            <text:p>9.322609901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2942.89933" calcext:value-type="float">
            <text:p>1443132942.89933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53.3268759250641" calcext:value-type="float">
            <text:p>53.3268759251</text:p>
          </table:table-cell>
          <table:table-cell table:formula="of:=[.C199]/([.D199]-[.D198])" office:value-type="float" office:value="102212.794234781" calcext:value-type="float">
            <text:p>102212.794234781</text:p>
          </table:table-cell>
          <table:table-cell/>
          <table:table-cell office:value-type="float" office:value="1443132952.23015" calcext:value-type="float">
            <text:p>1443132952.23015</text:p>
          </table:table-cell>
          <table:table-cell table:formula="of:=[.G199]-[.$B$2]" office:value-type="float" office:value="62.6576972007751" calcext:value-type="float">
            <text:p>62.6576972008</text:p>
          </table:table-cell>
          <table:table-cell table:formula="of:=[.C199]/([.H199]-[.H198])" office:value-type="float" office:value="92747.3793494715" calcext:value-type="float">
            <text:p>92747.3793494715</text:p>
          </table:table-cell>
          <table:table-cell table:formula="of:=[.G199]-[.$B199]" office:value-type="float" office:value="9.33082127571106" calcext:value-type="float">
            <text:p>9.330821275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2942.97978" calcext:value-type="float">
            <text:p>1443132942.97978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53.4073286056519" calcext:value-type="float">
            <text:p>53.4073286057</text:p>
          </table:table-cell>
          <table:table-cell table:formula="of:=[.C200]/([.D200]-[.D199])" office:value-type="float" office:value="102221.578447323" calcext:value-type="float">
            <text:p>102221.578447323</text:p>
          </table:table-cell>
          <table:table-cell/>
          <table:table-cell office:value-type="float" office:value="1443132952.31902" calcext:value-type="float">
            <text:p>1443132952.31902</text:p>
          </table:table-cell>
          <table:table-cell table:formula="of:=[.G200]-[.$B$2]" office:value-type="float" office:value="62.7465674877167" calcext:value-type="float">
            <text:p>62.7465674877</text:p>
          </table:table-cell>
          <table:table-cell table:formula="of:=[.C200]/([.H200]-[.H199])" office:value-type="float" office:value="92539.3658896469" calcext:value-type="float">
            <text:p>92539.3658896469</text:p>
          </table:table-cell>
          <table:table-cell table:formula="of:=[.G200]-[.$B200]" office:value-type="float" office:value="9.33923888206482" calcext:value-type="float">
            <text:p>9.339238882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2943.06167" calcext:value-type="float">
            <text:p>1443132943.06167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53.4892113208771" calcext:value-type="float">
            <text:p>53.4892113209</text:p>
          </table:table-cell>
          <table:table-cell table:formula="of:=[.C201]/([.D201]-[.D200])" office:value-type="float" office:value="100436.337234052" calcext:value-type="float">
            <text:p>100436.337234052</text:p>
          </table:table-cell>
          <table:table-cell/>
          <table:table-cell office:value-type="float" office:value="1443132952.40762" calcext:value-type="float">
            <text:p>1443132952.40762</text:p>
          </table:table-cell>
          <table:table-cell table:formula="of:=[.G201]-[.$B$2]" office:value-type="float" office:value="62.8351600170136" calcext:value-type="float">
            <text:p>62.835160017</text:p>
          </table:table-cell>
          <table:table-cell table:formula="of:=[.C201]/([.H201]-[.H200])" office:value-type="float" office:value="92829.497760937" calcext:value-type="float">
            <text:p>92829.497760937</text:p>
          </table:table-cell>
          <table:table-cell table:formula="of:=[.G201]-[.$B201]" office:value-type="float" office:value="9.34594869613647" calcext:value-type="float">
            <text:p>9.34594869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2943.14406" calcext:value-type="float">
            <text:p>1443132943.14406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53.5716083049774" calcext:value-type="float">
            <text:p>53.571608305</text:p>
          </table:table-cell>
          <table:table-cell table:formula="of:=[.C202]/([.D202]-[.D201])" office:value-type="float" office:value="99809.4783418886" calcext:value-type="float">
            <text:p>99809.4783418886</text:p>
          </table:table-cell>
          <table:table-cell/>
          <table:table-cell office:value-type="float" office:value="1443132952.49619" calcext:value-type="float">
            <text:p>1443132952.49619</text:p>
          </table:table-cell>
          <table:table-cell table:formula="of:=[.G202]-[.$B$2]" office:value-type="float" office:value="62.9237334728241" calcext:value-type="float">
            <text:p>62.9237334728</text:p>
          </table:table-cell>
          <table:table-cell table:formula="of:=[.C202]/([.H202]-[.H201])" office:value-type="float" office:value="92849.4877471037" calcext:value-type="float">
            <text:p>92849.4877471037</text:p>
          </table:table-cell>
          <table:table-cell table:formula="of:=[.G202]-[.$B202]" office:value-type="float" office:value="9.35212516784668" calcext:value-type="float">
            <text:p>9.352125167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2943.22644" calcext:value-type="float">
            <text:p>1443132943.22644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53.6539855003357" calcext:value-type="float">
            <text:p>53.6539855003</text:p>
          </table:table-cell>
          <table:table-cell table:formula="of:=[.C203]/([.D203]-[.D202])" office:value-type="float" office:value="99833.4546864825" calcext:value-type="float">
            <text:p>99833.4546864825</text:p>
          </table:table-cell>
          <table:table-cell/>
          <table:table-cell office:value-type="float" office:value="1443132952.58493" calcext:value-type="float">
            <text:p>1443132952.58493</text:p>
          </table:table-cell>
          <table:table-cell table:formula="of:=[.G203]-[.$B$2]" office:value-type="float" office:value="63.0124707221985" calcext:value-type="float">
            <text:p>63.0124707222</text:p>
          </table:table-cell>
          <table:table-cell table:formula="of:=[.C203]/([.H203]-[.H202])" office:value-type="float" office:value="92678.1037048182" calcext:value-type="float">
            <text:p>92678.1037048182</text:p>
          </table:table-cell>
          <table:table-cell table:formula="of:=[.G203]-[.$B203]" office:value-type="float" office:value="9.35848522186279" calcext:value-type="float">
            <text:p>9.358485221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2943.30882" calcext:value-type="float">
            <text:p>1443132943.30882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53.7363636493683" calcext:value-type="float">
            <text:p>53.7363636494</text:p>
          </table:table-cell>
          <table:table-cell table:formula="of:=[.C204]/([.D204]-[.D203])" office:value-type="float" office:value="99832.2989358038" calcext:value-type="float">
            <text:p>99832.2989358038</text:p>
          </table:table-cell>
          <table:table-cell/>
          <table:table-cell office:value-type="float" office:value="1443132952.67364" calcext:value-type="float">
            <text:p>1443132952.67364</text:p>
          </table:table-cell>
          <table:table-cell table:formula="of:=[.G204]-[.$B$2]" office:value-type="float" office:value="63.1011884212494" calcext:value-type="float">
            <text:p>63.1011884212</text:p>
          </table:table-cell>
          <table:table-cell table:formula="of:=[.C204]/([.H204]-[.H203])" office:value-type="float" office:value="92698.526765007" calcext:value-type="float">
            <text:p>92698.526765007</text:p>
          </table:table-cell>
          <table:table-cell table:formula="of:=[.G204]-[.$B204]" office:value-type="float" office:value="9.3648247718811" calcext:value-type="float">
            <text:p>9.364824771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2943.3912" calcext:value-type="float">
            <text:p>1443132943.3912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53.8187410831451" calcext:value-type="float">
            <text:p>53.8187410831</text:p>
          </table:table-cell>
          <table:table-cell table:formula="of:=[.C205]/([.D205]-[.D204])" office:value-type="float" office:value="99833.1657463041" calcext:value-type="float">
            <text:p>99833.1657463041</text:p>
          </table:table-cell>
          <table:table-cell/>
          <table:table-cell office:value-type="float" office:value="1443132952.76231" calcext:value-type="float">
            <text:p>1443132952.76231</text:p>
          </table:table-cell>
          <table:table-cell table:formula="of:=[.G205]-[.$B$2]" office:value-type="float" office:value="63.1898539066315" calcext:value-type="float">
            <text:p>63.1898539066</text:p>
          </table:table-cell>
          <table:table-cell table:formula="of:=[.C205]/([.H205]-[.H204])" office:value-type="float" office:value="92753.1154266046" calcext:value-type="float">
            <text:p>92753.1154266046</text:p>
          </table:table-cell>
          <table:table-cell table:formula="of:=[.G205]-[.$B205]" office:value-type="float" office:value="9.37111282348633" calcext:value-type="float">
            <text:p>9.371112823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2943.4736" calcext:value-type="float">
            <text:p>1443132943.4736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53.9011409282684" calcext:value-type="float">
            <text:p>53.9011409283</text:p>
          </table:table-cell>
          <table:table-cell table:formula="of:=[.C206]/([.D206]-[.D205])" office:value-type="float" office:value="99806.0128352768" calcext:value-type="float">
            <text:p>99806.0128352768</text:p>
          </table:table-cell>
          <table:table-cell/>
          <table:table-cell office:value-type="float" office:value="1443132952.85097" calcext:value-type="float">
            <text:p>1443132952.85097</text:p>
          </table:table-cell>
          <table:table-cell table:formula="of:=[.G206]-[.$B$2]" office:value-type="float" office:value="63.2785186767578" calcext:value-type="float">
            <text:p>63.2785186768</text:p>
          </table:table-cell>
          <table:table-cell table:formula="of:=[.C206]/([.H206]-[.H205])" office:value-type="float" office:value="92753.8636628868" calcext:value-type="float">
            <text:p>92753.8636628868</text:p>
          </table:table-cell>
          <table:table-cell table:formula="of:=[.G206]-[.$B206]" office:value-type="float" office:value="9.37737774848938" calcext:value-type="float">
            <text:p>9.377377748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2943.556" calcext:value-type="float">
            <text:p>1443132943.556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53.9835410118103" calcext:value-type="float">
            <text:p>53.9835410118</text:p>
          </table:table-cell>
          <table:table-cell table:formula="of:=[.C207]/([.D207]-[.D206])" office:value-type="float" office:value="99805.7240539219" calcext:value-type="float">
            <text:p>99805.7240539219</text:p>
          </table:table-cell>
          <table:table-cell/>
          <table:table-cell office:value-type="float" office:value="1443132952.93975" calcext:value-type="float">
            <text:p>1443132952.93975</text:p>
          </table:table-cell>
          <table:table-cell table:formula="of:=[.G207]-[.$B$2]" office:value-type="float" office:value="63.3672993183136" calcext:value-type="float">
            <text:p>63.3672993183</text:p>
          </table:table-cell>
          <table:table-cell table:formula="of:=[.C207]/([.H207]-[.H206])" office:value-type="float" office:value="92632.8066105759" calcext:value-type="float">
            <text:p>92632.8066105759</text:p>
          </table:table-cell>
          <table:table-cell table:formula="of:=[.G207]-[.$B207]" office:value-type="float" office:value="9.3837583065033" calcext:value-type="float">
            <text:p>9.383758306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2943.6384" calcext:value-type="float">
            <text:p>1443132943.6384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54.0659401416779" calcext:value-type="float">
            <text:p>54.0659401417</text:p>
          </table:table-cell>
          <table:table-cell table:formula="of:=[.C208]/([.D208]-[.D207])" office:value-type="float" office:value="99806.8791893683" calcext:value-type="float">
            <text:p>99806.8791893683</text:p>
          </table:table-cell>
          <table:table-cell/>
          <table:table-cell office:value-type="float" office:value="1443132953.02843" calcext:value-type="float">
            <text:p>1443132953.02843</text:p>
          </table:table-cell>
          <table:table-cell table:formula="of:=[.G208]-[.$B$2]" office:value-type="float" office:value="63.4559781551361" calcext:value-type="float">
            <text:p>63.4559781551</text:p>
          </table:table-cell>
          <table:table-cell table:formula="of:=[.C208]/([.H208]-[.H207])" office:value-type="float" office:value="92739.1505648669" calcext:value-type="float">
            <text:p>92739.1505648669</text:p>
          </table:table-cell>
          <table:table-cell table:formula="of:=[.G208]-[.$B208]" office:value-type="float" office:value="9.39003801345825" calcext:value-type="float">
            <text:p>9.390038013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2943.72078" calcext:value-type="float">
            <text:p>1443132943.72078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54.1483216285706" calcext:value-type="float">
            <text:p>54.1483216286</text:p>
          </table:table-cell>
          <table:table-cell table:formula="of:=[.C209]/([.D209]-[.D208])" office:value-type="float" office:value="99828.254019153" calcext:value-type="float">
            <text:p>99828.254019153</text:p>
          </table:table-cell>
          <table:table-cell/>
          <table:table-cell office:value-type="float" office:value="1443132953.04286" calcext:value-type="float">
            <text:p>1443132953.04286</text:p>
          </table:table-cell>
          <table:table-cell table:formula="of:=[.G209]-[.$B$2]" office:value-type="float" office:value="63.4704041481018" calcext:value-type="float">
            <text:p>63.4704041481</text:p>
          </table:table-cell>
          <table:table-cell table:formula="of:=[.C209]/([.H209]-[.H208])" office:value-type="float" office:value="570082.074735155" calcext:value-type="float">
            <text:p>570082.074735155</text:p>
          </table:table-cell>
          <table:table-cell table:formula="of:=[.G209]-[.$B209]" office:value-type="float" office:value="9.32208251953125" calcext:value-type="float">
            <text:p>9.322082519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2943.80316" calcext:value-type="float">
            <text:p>1443132943.80316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54.2307071685791" calcext:value-type="float">
            <text:p>54.2307071686</text:p>
          </table:table-cell>
          <table:table-cell table:formula="of:=[.C210]/([.D210]-[.D209])" office:value-type="float" office:value="99823.3427752858" calcext:value-type="float">
            <text:p>99823.3427752858</text:p>
          </table:table-cell>
          <table:table-cell/>
          <table:table-cell office:value-type="float" office:value="1443132953.05727" calcext:value-type="float">
            <text:p>1443132953.05727</text:p>
          </table:table-cell>
          <table:table-cell table:formula="of:=[.G210]-[.$B$2]" office:value-type="float" office:value="63.4848098754883" calcext:value-type="float">
            <text:p>63.4848098755</text:p>
          </table:table-cell>
          <table:table-cell table:formula="of:=[.C210]/([.H210]-[.H209])" office:value-type="float" office:value="570884.050445202" calcext:value-type="float">
            <text:p>570884.050445202</text:p>
          </table:table-cell>
          <table:table-cell table:formula="of:=[.G210]-[.$B210]" office:value-type="float" office:value="9.25410270690918" calcext:value-type="float">
            <text:p>9.254102706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2943.88555" calcext:value-type="float">
            <text:p>1443132943.88555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54.3130993843079" calcext:value-type="float">
            <text:p>54.3130993843</text:p>
          </table:table-cell>
          <table:table-cell table:formula="of:=[.C211]/([.D211]-[.D210])" office:value-type="float" office:value="99815.254721076" calcext:value-type="float">
            <text:p>99815.254721076</text:p>
          </table:table-cell>
          <table:table-cell/>
          <table:table-cell office:value-type="float" office:value="1443132953.07169" calcext:value-type="float">
            <text:p>1443132953.07169</text:p>
          </table:table-cell>
          <table:table-cell table:formula="of:=[.G211]-[.$B$2]" office:value-type="float" office:value="63.4992303848267" calcext:value-type="float">
            <text:p>63.4992303848</text:p>
          </table:table-cell>
          <table:table-cell table:formula="of:=[.C211]/([.H211]-[.H210])" office:value-type="float" office:value="570298.857482971" calcext:value-type="float">
            <text:p>570298.857482971</text:p>
          </table:table-cell>
          <table:table-cell table:formula="of:=[.G211]-[.$B211]" office:value-type="float" office:value="9.1861310005188" calcext:value-type="float">
            <text:p>9.186131000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2943.96795" calcext:value-type="float">
            <text:p>1443132943.96795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54.3954958915711" calcext:value-type="float">
            <text:p>54.3954958916</text:p>
          </table:table-cell>
          <table:table-cell table:formula="of:=[.C212]/([.D212]-[.D211])" office:value-type="float" office:value="99810.0559497216" calcext:value-type="float">
            <text:p>99810.0559497216</text:p>
          </table:table-cell>
          <table:table-cell/>
          <table:table-cell office:value-type="float" office:value="1443132953.08611" calcext:value-type="float">
            <text:p>1443132953.08611</text:p>
          </table:table-cell>
          <table:table-cell table:formula="of:=[.G212]-[.$B$2]" office:value-type="float" office:value="63.5136518478394" calcext:value-type="float">
            <text:p>63.5136518478</text:p>
          </table:table-cell>
          <table:table-cell table:formula="of:=[.C212]/([.H212]-[.H211])" office:value-type="float" office:value="570261.144293083" calcext:value-type="float">
            <text:p>570261.144293083</text:p>
          </table:table-cell>
          <table:table-cell table:formula="of:=[.G212]-[.$B212]" office:value-type="float" office:value="9.11815595626831" calcext:value-type="float">
            <text:p>9.118155956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2944.0501" calcext:value-type="float">
            <text:p>1443132944.0501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54.4776468276978" calcext:value-type="float">
            <text:p>54.4776468277</text:p>
          </table:table-cell>
          <table:table-cell table:formula="of:=[.C213]/([.D213]-[.D212])" office:value-type="float" office:value="100108.41492196" calcext:value-type="float">
            <text:p>100108.41492196</text:p>
          </table:table-cell>
          <table:table-cell/>
          <table:table-cell office:value-type="float" office:value="1443132953.11903" calcext:value-type="float">
            <text:p>1443132953.11903</text:p>
          </table:table-cell>
          <table:table-cell table:formula="of:=[.G213]-[.$B$2]" office:value-type="float" office:value="63.5465726852417" calcext:value-type="float">
            <text:p>63.5465726852</text:p>
          </table:table-cell>
          <table:table-cell table:formula="of:=[.C213]/([.H213]-[.H212])" office:value-type="float" office:value="249811.385399768" calcext:value-type="float">
            <text:p>249811.385399768</text:p>
          </table:table-cell>
          <table:table-cell table:formula="of:=[.G213]-[.$B213]" office:value-type="float" office:value="9.06892585754395" calcext:value-type="float">
            <text:p>9.068925857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2944.13208" calcext:value-type="float">
            <text:p>1443132944.13208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54.5596282482147" calcext:value-type="float">
            <text:p>54.5596282482</text:p>
          </table:table-cell>
          <table:table-cell table:formula="of:=[.C214]/([.D214]-[.D213])" office:value-type="float" office:value="100315.412298789" calcext:value-type="float">
            <text:p>100315.412298789</text:p>
          </table:table-cell>
          <table:table-cell/>
          <table:table-cell office:value-type="float" office:value="1443132953.20224" calcext:value-type="float">
            <text:p>1443132953.20224</text:p>
          </table:table-cell>
          <table:table-cell table:formula="of:=[.G214]-[.$B$2]" office:value-type="float" office:value="63.6297862529755" calcext:value-type="float">
            <text:p>63.629786253</text:p>
          </table:table-cell>
          <table:table-cell table:formula="of:=[.C214]/([.H214]-[.H213])" office:value-type="float" office:value="98830.0372640198" calcext:value-type="float">
            <text:p>98830.0372640198</text:p>
          </table:table-cell>
          <table:table-cell table:formula="of:=[.G214]-[.$B214]" office:value-type="float" office:value="9.07015800476074" calcext:value-type="float">
            <text:p>9.070158004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2944.21405" calcext:value-type="float">
            <text:p>1443132944.21405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54.6415987014771" calcext:value-type="float">
            <text:p>54.6415987015</text:p>
          </table:table-cell>
          <table:table-cell table:formula="of:=[.C215]/([.D215]-[.D214])" office:value-type="float" office:value="100328.834021215" calcext:value-type="float">
            <text:p>100328.834021215</text:p>
          </table:table-cell>
          <table:table-cell/>
          <table:table-cell office:value-type="float" office:value="1443132953.28576" calcext:value-type="float">
            <text:p>1443132953.28576</text:p>
          </table:table-cell>
          <table:table-cell table:formula="of:=[.G215]-[.$B$2]" office:value-type="float" office:value="63.7133095264435" calcext:value-type="float">
            <text:p>63.7133095264</text:p>
          </table:table-cell>
          <table:table-cell table:formula="of:=[.C215]/([.H215]-[.H214])" office:value-type="float" office:value="98463.5737864022" calcext:value-type="float">
            <text:p>98463.5737864022</text:p>
          </table:table-cell>
          <table:table-cell table:formula="of:=[.G215]-[.$B215]" office:value-type="float" office:value="9.07171082496643" calcext:value-type="float">
            <text:p>9.07171082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2944.29603" calcext:value-type="float">
            <text:p>1443132944.29603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54.7235727310181" calcext:value-type="float">
            <text:p>54.723572731</text:p>
          </table:table-cell>
          <table:table-cell table:formula="of:=[.C216]/([.D216]-[.D215])" office:value-type="float" office:value="100324.456977989" calcext:value-type="float">
            <text:p>100324.456977989</text:p>
          </table:table-cell>
          <table:table-cell/>
          <table:table-cell office:value-type="float" office:value="1443132953.36916" calcext:value-type="float">
            <text:p>1443132953.36916</text:p>
          </table:table-cell>
          <table:table-cell table:formula="of:=[.G216]-[.$B$2]" office:value-type="float" office:value="63.7967031002045" calcext:value-type="float">
            <text:p>63.7967031002</text:p>
          </table:table-cell>
          <table:table-cell table:formula="of:=[.C216]/([.H216]-[.H215])" office:value-type="float" office:value="98616.7114455455" calcext:value-type="float">
            <text:p>98616.7114455455</text:p>
          </table:table-cell>
          <table:table-cell table:formula="of:=[.G216]-[.$B216]" office:value-type="float" office:value="9.0731303691864" calcext:value-type="float">
            <text:p>9.073130369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2944.37801" calcext:value-type="float">
            <text:p>1443132944.37801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54.8055582046509" calcext:value-type="float">
            <text:p>54.8055582047</text:p>
          </table:table-cell>
          <table:table-cell table:formula="of:=[.C217]/([.D217]-[.D216])" office:value-type="float" office:value="100310.45300577" calcext:value-type="float">
            <text:p>100310.45300577</text:p>
          </table:table-cell>
          <table:table-cell/>
          <table:table-cell office:value-type="float" office:value="1443132953.45244" calcext:value-type="float">
            <text:p>1443132953.45244</text:p>
          </table:table-cell>
          <table:table-cell table:formula="of:=[.G217]-[.$B$2]" office:value-type="float" office:value="63.8799812793732" calcext:value-type="float">
            <text:p>63.8799812794</text:p>
          </table:table-cell>
          <table:table-cell table:formula="of:=[.C217]/([.H217]-[.H216])" office:value-type="float" office:value="98753.3599088447" calcext:value-type="float">
            <text:p>98753.3599088447</text:p>
          </table:table-cell>
          <table:table-cell table:formula="of:=[.G217]-[.$B217]" office:value-type="float" office:value="9.07442307472229" calcext:value-type="float">
            <text:p>9.074423074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2944.45999" calcext:value-type="float">
            <text:p>1443132944.45999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54.8875379562378" calcext:value-type="float">
            <text:p>54.8875379562</text:p>
          </table:table-cell>
          <table:table-cell table:formula="of:=[.C218]/([.D218]-[.D217])" office:value-type="float" office:value="100317.454503153" calcext:value-type="float">
            <text:p>100317.454503153</text:p>
          </table:table-cell>
          <table:table-cell/>
          <table:table-cell office:value-type="float" office:value="1443132953.53578" calcext:value-type="float">
            <text:p>1443132953.53578</text:p>
          </table:table-cell>
          <table:table-cell table:formula="of:=[.G218]-[.$B$2]" office:value-type="float" office:value="63.9633233547211" calcext:value-type="float">
            <text:p>63.9633233547</text:p>
          </table:table-cell>
          <table:table-cell table:formula="of:=[.C218]/([.H218]-[.H217])" office:value-type="float" office:value="98677.6483027331" calcext:value-type="float">
            <text:p>98677.6483027331</text:p>
          </table:table-cell>
          <table:table-cell table:formula="of:=[.G218]-[.$B218]" office:value-type="float" office:value="9.07578539848328" calcext:value-type="float">
            <text:p>9.075785398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2944.54197" calcext:value-type="float">
            <text:p>1443132944.54197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54.9695167541504" calcext:value-type="float">
            <text:p>54.9695167542</text:p>
          </table:table-cell>
          <table:table-cell table:formula="of:=[.C219]/([.D219]-[.D218])" office:value-type="float" office:value="100318.621514408" calcext:value-type="float">
            <text:p>100318.621514408</text:p>
          </table:table-cell>
          <table:table-cell/>
          <table:table-cell office:value-type="float" office:value="1443132953.61915" calcext:value-type="float">
            <text:p>1443132953.61915</text:p>
          </table:table-cell>
          <table:table-cell table:formula="of:=[.G219]-[.$B$2]" office:value-type="float" office:value="64.0466923713684" calcext:value-type="float">
            <text:p>64.0466923714</text:p>
          </table:table-cell>
          <table:table-cell table:formula="of:=[.C219]/([.H219]-[.H218])" office:value-type="float" office:value="98645.7599084864" calcext:value-type="float">
            <text:p>98645.7599084864</text:p>
          </table:table-cell>
          <table:table-cell table:formula="of:=[.G219]-[.$B219]" office:value-type="float" office:value="9.07717561721802" calcext:value-type="float">
            <text:p>9.077175617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2944.62395" calcext:value-type="float">
            <text:p>1443132944.62395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55.0514943599701" calcext:value-type="float">
            <text:p>55.05149436</text:p>
          </table:table-cell>
          <table:table-cell table:formula="of:=[.C220]/([.D220]-[.D219])" office:value-type="float" office:value="100320.08031666" calcext:value-type="float">
            <text:p>100320.08031666</text:p>
          </table:table-cell>
          <table:table-cell/>
          <table:table-cell office:value-type="float" office:value="1443132953.70252" calcext:value-type="float">
            <text:p>1443132953.70252</text:p>
          </table:table-cell>
          <table:table-cell table:formula="of:=[.G220]-[.$B$2]" office:value-type="float" office:value="64.1300685405731" calcext:value-type="float">
            <text:p>64.1300685406</text:p>
          </table:table-cell>
          <table:table-cell table:formula="of:=[.C220]/([.H220]-[.H219])" office:value-type="float" office:value="98637.2974249725" calcext:value-type="float">
            <text:p>98637.2974249725</text:p>
          </table:table-cell>
          <table:table-cell table:formula="of:=[.G220]-[.$B220]" office:value-type="float" office:value="9.07857418060303" calcext:value-type="float">
            <text:p>9.078574180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2944.70591" calcext:value-type="float">
            <text:p>1443132944.70591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55.1334564685822" calcext:value-type="float">
            <text:p>55.1334564686</text:p>
          </table:table-cell>
          <table:table-cell table:formula="of:=[.C221]/([.D221]-[.D220])" office:value-type="float" office:value="100339.048607515" calcext:value-type="float">
            <text:p>100339.048607515</text:p>
          </table:table-cell>
          <table:table-cell/>
          <table:table-cell office:value-type="float" office:value="1443132953.7859" calcext:value-type="float">
            <text:p>1443132953.7859</text:p>
          </table:table-cell>
          <table:table-cell table:formula="of:=[.G221]-[.$B$2]" office:value-type="float" office:value="64.2134487628937" calcext:value-type="float">
            <text:p>64.2134487629</text:p>
          </table:table-cell>
          <table:table-cell table:formula="of:=[.C221]/([.H221]-[.H220])" office:value-type="float" office:value="98632.5026621145" calcext:value-type="float">
            <text:p>98632.5026621145</text:p>
          </table:table-cell>
          <table:table-cell table:formula="of:=[.G221]-[.$B221]" office:value-type="float" office:value="9.07999229431152" calcext:value-type="float">
            <text:p>9.079992294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2944.78788" calcext:value-type="float">
            <text:p>1443132944.78788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55.2154288291931" calcext:value-type="float">
            <text:p>55.2154288292</text:p>
          </table:table-cell>
          <table:table-cell table:formula="of:=[.C222]/([.D222]-[.D221])" office:value-type="float" office:value="100326.499550633" calcext:value-type="float">
            <text:p>100326.499550633</text:p>
          </table:table-cell>
          <table:table-cell/>
          <table:table-cell office:value-type="float" office:value="1443132953.86929" calcext:value-type="float">
            <text:p>1443132953.86929</text:p>
          </table:table-cell>
          <table:table-cell table:formula="of:=[.G222]-[.$B$2]" office:value-type="float" office:value="64.2968311309815" calcext:value-type="float">
            <text:p>64.296831131</text:p>
          </table:table-cell>
          <table:table-cell table:formula="of:=[.C222]/([.H222]-[.H221])" office:value-type="float" office:value="98629.9644469607" calcext:value-type="float">
            <text:p>98629.9644469607</text:p>
          </table:table-cell>
          <table:table-cell table:formula="of:=[.G222]-[.$B222]" office:value-type="float" office:value="9.08140230178833" calcext:value-type="float">
            <text:p>9.081402301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2944.86985" calcext:value-type="float">
            <text:p>1443132944.86985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55.2973973751068" calcext:value-type="float">
            <text:p>55.2973973751</text:p>
          </table:table-cell>
          <table:table-cell table:formula="of:=[.C223]/([.D223]-[.D222])" office:value-type="float" office:value="100331.16860044" calcext:value-type="float">
            <text:p>100331.16860044</text:p>
          </table:table-cell>
          <table:table-cell/>
          <table:table-cell office:value-type="float" office:value="1443132953.95262" calcext:value-type="float">
            <text:p>1443132953.95262</text:p>
          </table:table-cell>
          <table:table-cell table:formula="of:=[.G223]-[.$B$2]" office:value-type="float" office:value="64.3801686763763" calcext:value-type="float">
            <text:p>64.3801686764</text:p>
          </table:table-cell>
          <table:table-cell table:formula="of:=[.C223]/([.H223]-[.H222])" office:value-type="float" office:value="98683.0120929328" calcext:value-type="float">
            <text:p>98683.0120929328</text:p>
          </table:table-cell>
          <table:table-cell table:formula="of:=[.G223]-[.$B223]" office:value-type="float" office:value="9.08277130126953" calcext:value-type="float">
            <text:p>9.082771301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2944.95183" calcext:value-type="float">
            <text:p>1443132944.95183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55.379371881485" calcext:value-type="float">
            <text:p>55.3793718815</text:p>
          </table:table-cell>
          <table:table-cell table:formula="of:=[.C224]/([.D224]-[.D223])" office:value-type="float" office:value="100323.873401081" calcext:value-type="float">
            <text:p>100323.873401081</text:p>
          </table:table-cell>
          <table:table-cell/>
          <table:table-cell office:value-type="float" office:value="1443132954.02724" calcext:value-type="float">
            <text:p>1443132954.02724</text:p>
          </table:table-cell>
          <table:table-cell table:formula="of:=[.G224]-[.$B$2]" office:value-type="float" office:value="64.4547863006592" calcext:value-type="float">
            <text:p>64.4547863007</text:p>
          </table:table-cell>
          <table:table-cell table:formula="of:=[.C224]/([.H224]-[.H223])" office:value-type="float" office:value="110215.248462308" calcext:value-type="float">
            <text:p>110215.248462308</text:p>
          </table:table-cell>
          <table:table-cell table:formula="of:=[.G224]-[.$B224]" office:value-type="float" office:value="9.07541441917419" calcext:value-type="float">
            <text:p>9.075414419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2945.03236" calcext:value-type="float">
            <text:p>1443132945.03236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55.4599006175995" calcext:value-type="float">
            <text:p>55.4599006176</text:p>
          </table:table-cell>
          <table:table-cell table:formula="of:=[.C225]/([.D225]-[.D224])" office:value-type="float" office:value="102125.035072033" calcext:value-type="float">
            <text:p>102125.035072033</text:p>
          </table:table-cell>
          <table:table-cell/>
          <table:table-cell office:value-type="float" office:value="1443132954.04157" calcext:value-type="float">
            <text:p>1443132954.04157</text:p>
          </table:table-cell>
          <table:table-cell table:formula="of:=[.G225]-[.$B$2]" office:value-type="float" office:value="64.4691181182861" calcext:value-type="float">
            <text:p>64.4691181183</text:p>
          </table:table-cell>
          <table:table-cell table:formula="of:=[.C225]/([.H225]-[.H224])" office:value-type="float" office:value="573828.122438116" calcext:value-type="float">
            <text:p>573828.122438116</text:p>
          </table:table-cell>
          <table:table-cell table:formula="of:=[.G225]-[.$B225]" office:value-type="float" office:value="9.00921750068665" calcext:value-type="float">
            <text:p>9.009217500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2945.11083" calcext:value-type="float">
            <text:p>1443132945.11083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55.5383701324463" calcext:value-type="float">
            <text:p>55.5383701324</text:p>
          </table:table-cell>
          <table:table-cell table:formula="of:=[.C226]/([.D226]-[.D225])" office:value-type="float" office:value="104805.03181466" calcext:value-type="float">
            <text:p>104805.03181466</text:p>
          </table:table-cell>
          <table:table-cell/>
          <table:table-cell office:value-type="float" office:value="1443132954.05593" calcext:value-type="float">
            <text:p>1443132954.05593</text:p>
          </table:table-cell>
          <table:table-cell table:formula="of:=[.G226]-[.$B$2]" office:value-type="float" office:value="64.4834711551666" calcext:value-type="float">
            <text:p>64.4834711552</text:p>
          </table:table-cell>
          <table:table-cell table:formula="of:=[.C226]/([.H226]-[.H225])" office:value-type="float" office:value="572979.785983622" calcext:value-type="float">
            <text:p>572979.785983622</text:p>
          </table:table-cell>
          <table:table-cell table:formula="of:=[.G226]-[.$B226]" office:value-type="float" office:value="8.94510102272034" calcext:value-type="float">
            <text:p>8.94510102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2945.18928" calcext:value-type="float">
            <text:p>1443132945.18928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55.6168258190155" calcext:value-type="float">
            <text:p>55.616825819</text:p>
          </table:table-cell>
          <table:table-cell table:formula="of:=[.C227]/([.D227]-[.D226])" office:value-type="float" office:value="104823.504319789" calcext:value-type="float">
            <text:p>104823.504319789</text:p>
          </table:table-cell>
          <table:table-cell/>
          <table:table-cell office:value-type="float" office:value="1443132954.07028" calcext:value-type="float">
            <text:p>1443132954.07028</text:p>
          </table:table-cell>
          <table:table-cell table:formula="of:=[.G227]-[.$B$2]" office:value-type="float" office:value="64.4978272914887" calcext:value-type="float">
            <text:p>64.4978272915</text:p>
          </table:table-cell>
          <table:table-cell table:formula="of:=[.C227]/([.H227]-[.H226])" office:value-type="float" office:value="572856.081575713" calcext:value-type="float">
            <text:p>572856.081575713</text:p>
          </table:table-cell>
          <table:table-cell table:formula="of:=[.G227]-[.$B227]" office:value-type="float" office:value="8.88100147247314" calcext:value-type="float">
            <text:p>8.88100147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2945.26774" calcext:value-type="float">
            <text:p>1443132945.26774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55.6952860355377" calcext:value-type="float">
            <text:p>55.6952860355</text:p>
          </table:table-cell>
          <table:table-cell table:formula="of:=[.C228]/([.D228]-[.D227])" office:value-type="float" office:value="104817.452264758" calcext:value-type="float">
            <text:p>104817.452264758</text:p>
          </table:table-cell>
          <table:table-cell/>
          <table:table-cell office:value-type="float" office:value="1443132954.08463" calcext:value-type="float">
            <text:p>1443132954.08463</text:p>
          </table:table-cell>
          <table:table-cell table:formula="of:=[.G228]-[.$B$2]" office:value-type="float" office:value="64.5121796131134" calcext:value-type="float">
            <text:p>64.5121796131</text:p>
          </table:table-cell>
          <table:table-cell table:formula="of:=[.C228]/([.H228]-[.H227])" office:value-type="float" office:value="573008.340742217" calcext:value-type="float">
            <text:p>573008.340742217</text:p>
          </table:table-cell>
          <table:table-cell table:formula="of:=[.G228]-[.$B228]" office:value-type="float" office:value="8.81689357757568" calcext:value-type="float">
            <text:p>8.81689357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2945.34621" calcext:value-type="float">
            <text:p>1443132945.34621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55.7737560272217" calcext:value-type="float">
            <text:p>55.7737560272</text:p>
          </table:table-cell>
          <table:table-cell table:formula="of:=[.C229]/([.D229]-[.D228])" office:value-type="float" office:value="104804.394947847" calcext:value-type="float">
            <text:p>104804.394947847</text:p>
          </table:table-cell>
          <table:table-cell/>
          <table:table-cell office:value-type="float" office:value="1443132954.12793" calcext:value-type="float">
            <text:p>1443132954.12793</text:p>
          </table:table-cell>
          <table:table-cell table:formula="of:=[.G229]-[.$B$2]" office:value-type="float" office:value="64.5554721355438" calcext:value-type="float">
            <text:p>64.5554721355</text:p>
          </table:table-cell>
          <table:table-cell table:formula="of:=[.C229]/([.H229]-[.H228])" office:value-type="float" office:value="189963.521141963" calcext:value-type="float">
            <text:p>189963.521141963</text:p>
          </table:table-cell>
          <table:table-cell table:formula="of:=[.G229]-[.$B229]" office:value-type="float" office:value="8.78171610832214" calcext:value-type="float">
            <text:p>8.781716108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2945.4247" calcext:value-type="float">
            <text:p>1443132945.4247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55.852240562439" calcext:value-type="float">
            <text:p>55.8522405624</text:p>
          </table:table-cell>
          <table:table-cell table:formula="of:=[.C230]/([.D230]-[.D229])" office:value-type="float" office:value="104784.974227493" calcext:value-type="float">
            <text:p>104784.974227493</text:p>
          </table:table-cell>
          <table:table-cell/>
          <table:table-cell office:value-type="float" office:value="1443132954.22055" calcext:value-type="float">
            <text:p>1443132954.22055</text:p>
          </table:table-cell>
          <table:table-cell table:formula="of:=[.G230]-[.$B$2]" office:value-type="float" office:value="64.6480939388275" calcext:value-type="float">
            <text:p>64.6480939388</text:p>
          </table:table-cell>
          <table:table-cell table:formula="of:=[.C230]/([.H230]-[.H229])" office:value-type="float" office:value="88791.1885586022" calcext:value-type="float">
            <text:p>88791.1885586022</text:p>
          </table:table-cell>
          <table:table-cell table:formula="of:=[.G230]-[.$B230]" office:value-type="float" office:value="8.79585337638855" calcext:value-type="float">
            <text:p>8.795853376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2945.50316" calcext:value-type="float">
            <text:p>1443132945.50316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55.9307065010071" calcext:value-type="float">
            <text:p>55.930706501</text:p>
          </table:table-cell>
          <table:table-cell table:formula="of:=[.C231]/([.D231]-[.D230])" office:value-type="float" office:value="104809.808562487" calcext:value-type="float">
            <text:p>104809.808562487</text:p>
          </table:table-cell>
          <table:table-cell/>
          <table:table-cell office:value-type="float" office:value="1443132954.31303" calcext:value-type="float">
            <text:p>1443132954.31303</text:p>
          </table:table-cell>
          <table:table-cell table:formula="of:=[.G231]-[.$B$2]" office:value-type="float" office:value="64.7405757904053" calcext:value-type="float">
            <text:p>64.7405757904</text:p>
          </table:table-cell>
          <table:table-cell table:formula="of:=[.C231]/([.H231]-[.H230])" office:value-type="float" office:value="88925.5552272897" calcext:value-type="float">
            <text:p>88925.5552272897</text:p>
          </table:table-cell>
          <table:table-cell table:formula="of:=[.G231]-[.$B231]" office:value-type="float" office:value="8.80986928939819" calcext:value-type="float">
            <text:p>8.809869289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2945.58163" calcext:value-type="float">
            <text:p>1443132945.58163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56.0091736316681" calcext:value-type="float">
            <text:p>56.0091736317</text:p>
          </table:table-cell>
          <table:table-cell table:formula="of:=[.C232]/([.D232]-[.D231])" office:value-type="float" office:value="104808.216264831" calcext:value-type="float">
            <text:p>104808.216264831</text:p>
          </table:table-cell>
          <table:table-cell/>
          <table:table-cell office:value-type="float" office:value="1443132954.40584" calcext:value-type="float">
            <text:p>1443132954.40584</text:p>
          </table:table-cell>
          <table:table-cell table:formula="of:=[.G232]-[.$B$2]" office:value-type="float" office:value="64.833389043808" calcext:value-type="float">
            <text:p>64.8333890438</text:p>
          </table:table-cell>
          <table:table-cell table:formula="of:=[.C232]/([.H232]-[.H231])" office:value-type="float" office:value="88608.0349356644" calcext:value-type="float">
            <text:p>88608.0349356644</text:p>
          </table:table-cell>
          <table:table-cell table:formula="of:=[.G232]-[.$B232]" office:value-type="float" office:value="8.82421541213989" calcext:value-type="float">
            <text:p>8.824215412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2945.66009" calcext:value-type="float">
            <text:p>1443132945.66009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56.0876367092133" calcext:value-type="float">
            <text:p>56.0876367092</text:p>
          </table:table-cell>
          <table:table-cell table:formula="of:=[.C233]/([.D233]-[.D232])" office:value-type="float" office:value="104813.630274265" calcext:value-type="float">
            <text:p>104813.630274265</text:p>
          </table:table-cell>
          <table:table-cell/>
          <table:table-cell office:value-type="float" office:value="1443132954.49845" calcext:value-type="float">
            <text:p>1443132954.49845</text:p>
          </table:table-cell>
          <table:table-cell table:formula="of:=[.G233]-[.$B$2]" office:value-type="float" office:value="64.9259994029999" calcext:value-type="float">
            <text:p>64.925999403</text:p>
          </table:table-cell>
          <table:table-cell table:formula="of:=[.C233]/([.H233]-[.H232])" office:value-type="float" office:value="88802.1607060108" calcext:value-type="float">
            <text:p>88802.1607060108</text:p>
          </table:table-cell>
          <table:table-cell table:formula="of:=[.G233]-[.$B233]" office:value-type="float" office:value="8.83836269378662" calcext:value-type="float">
            <text:p>8.838362693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2945.73859" calcext:value-type="float">
            <text:p>1443132945.73859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56.1661386489868" calcext:value-type="float">
            <text:p>56.166138649</text:p>
          </table:table-cell>
          <table:table-cell table:formula="of:=[.C234]/([.D234]-[.D233])" office:value-type="float" office:value="104761.742496075" calcext:value-type="float">
            <text:p>104761.742496075</text:p>
          </table:table-cell>
          <table:table-cell/>
          <table:table-cell office:value-type="float" office:value="1443132954.59097" calcext:value-type="float">
            <text:p>1443132954.59097</text:p>
          </table:table-cell>
          <table:table-cell table:formula="of:=[.G234]-[.$B$2]" office:value-type="float" office:value="65.0185170173645" calcext:value-type="float">
            <text:p>65.0185170174</text:p>
          </table:table-cell>
          <table:table-cell table:formula="of:=[.C234]/([.H234]-[.H233])" office:value-type="float" office:value="88891.1809548843" calcext:value-type="float">
            <text:p>88891.1809548843</text:p>
          </table:table-cell>
          <table:table-cell table:formula="of:=[.G234]-[.$B234]" office:value-type="float" office:value="8.85237836837769" calcext:value-type="float">
            <text:p>8.852378368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2945.81706" calcext:value-type="float">
            <text:p>1443132945.81706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56.2446067333221" calcext:value-type="float">
            <text:p>56.2446067333</text:p>
          </table:table-cell>
          <table:table-cell table:formula="of:=[.C235]/([.D235]-[.D234])" office:value-type="float" office:value="104806.942461541" calcext:value-type="float">
            <text:p>104806.942461541</text:p>
          </table:table-cell>
          <table:table-cell/>
          <table:table-cell office:value-type="float" office:value="1443132954.68368" calcext:value-type="float">
            <text:p>1443132954.68368</text:p>
          </table:table-cell>
          <table:table-cell table:formula="of:=[.G235]-[.$B$2]" office:value-type="float" office:value="65.1112275123596" calcext:value-type="float">
            <text:p>65.1112275124</text:p>
          </table:table-cell>
          <table:table-cell table:formula="of:=[.C235]/([.H235]-[.H234])" office:value-type="float" office:value="88706.2462608266" calcext:value-type="float">
            <text:p>88706.2462608266</text:p>
          </table:table-cell>
          <table:table-cell table:formula="of:=[.G235]-[.$B235]" office:value-type="float" office:value="8.86662077903748" calcext:value-type="float">
            <text:p>8.86662077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2945.89552" calcext:value-type="float">
            <text:p>1443132945.89552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56.3230681419373" calcext:value-type="float">
            <text:p>56.3230681419</text:p>
          </table:table-cell>
          <table:table-cell table:formula="of:=[.C236]/([.D236]-[.D235])" office:value-type="float" office:value="104815.859734845" calcext:value-type="float">
            <text:p>104815.859734845</text:p>
          </table:table-cell>
          <table:table-cell/>
          <table:table-cell office:value-type="float" office:value="1443132954.77628" calcext:value-type="float">
            <text:p>1443132954.77628</text:p>
          </table:table-cell>
          <table:table-cell table:formula="of:=[.G236]-[.$B$2]" office:value-type="float" office:value="65.2038242816925" calcext:value-type="float">
            <text:p>65.2038242817</text:p>
          </table:table-cell>
          <table:table-cell table:formula="of:=[.C236]/([.H236]-[.H235])" office:value-type="float" office:value="88815.1936536218" calcext:value-type="float">
            <text:p>88815.1936536218</text:p>
          </table:table-cell>
          <table:table-cell table:formula="of:=[.G236]-[.$B236]" office:value-type="float" office:value="8.88075613975525" calcext:value-type="float">
            <text:p>8.880756139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2945.97404" calcext:value-type="float">
            <text:p>1443132945.97404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56.4015834331512" calcext:value-type="float">
            <text:p>56.4015834332</text:p>
          </table:table-cell>
          <table:table-cell table:formula="of:=[.C237]/([.D237]-[.D236])" office:value-type="float" office:value="104743.927874965" calcext:value-type="float">
            <text:p>104743.927874965</text:p>
          </table:table-cell>
          <table:table-cell/>
          <table:table-cell office:value-type="float" office:value="1443132954.86905" calcext:value-type="float">
            <text:p>1443132954.86905</text:p>
          </table:table-cell>
          <table:table-cell table:formula="of:=[.G237]-[.$B$2]" office:value-type="float" office:value="65.2965927124023" calcext:value-type="float">
            <text:p>65.2965927124</text:p>
          </table:table-cell>
          <table:table-cell table:formula="of:=[.C237]/([.H237]-[.H236])" office:value-type="float" office:value="88650.847460415" calcext:value-type="float">
            <text:p>88650.847460415</text:p>
          </table:table-cell>
          <table:table-cell table:formula="of:=[.G237]-[.$B237]" office:value-type="float" office:value="8.8950092792511" calcext:value-type="float">
            <text:p>8.895009279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2946.0502" calcext:value-type="float">
            <text:p>1443132946.0502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56.4777412414551" calcext:value-type="float">
            <text:p>56.4777412415</text:p>
          </table:table-cell>
          <table:table-cell table:formula="of:=[.C238]/([.D238]-[.D237])" office:value-type="float" office:value="107986.300855589" calcext:value-type="float">
            <text:p>107986.300855589</text:p>
          </table:table-cell>
          <table:table-cell/>
          <table:table-cell office:value-type="float" office:value="1443132954.96156" calcext:value-type="float">
            <text:p>1443132954.96156</text:p>
          </table:table-cell>
          <table:table-cell table:formula="of:=[.G238]-[.$B$2]" office:value-type="float" office:value="65.3891019821167" calcext:value-type="float">
            <text:p>65.3891019821</text:p>
          </table:table-cell>
          <table:table-cell table:formula="of:=[.C238]/([.H238]-[.H237])" office:value-type="float" office:value="88899.1992412606" calcext:value-type="float">
            <text:p>88899.1992412606</text:p>
          </table:table-cell>
          <table:table-cell table:formula="of:=[.G238]-[.$B238]" office:value-type="float" office:value="8.91136074066162" calcext:value-type="float">
            <text:p>8.911360740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2946.1251" calcext:value-type="float">
            <text:p>1443132946.1251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56.5526452064514" calcext:value-type="float">
            <text:p>56.5526452065</text:p>
          </table:table-cell>
          <table:table-cell table:formula="of:=[.C239]/([.D239]-[.D238])" office:value-type="float" office:value="109793.920794474" calcext:value-type="float">
            <text:p>109793.920794474</text:p>
          </table:table-cell>
          <table:table-cell/>
          <table:table-cell office:value-type="float" office:value="1443132955.00847" calcext:value-type="float">
            <text:p>1443132955.00847</text:p>
          </table:table-cell>
          <table:table-cell table:formula="of:=[.G239]-[.$B$2]" office:value-type="float" office:value="65.4360158443451" calcext:value-type="float">
            <text:p>65.4360158443</text:p>
          </table:table-cell>
          <table:table-cell table:formula="of:=[.C239]/([.H239]-[.H238])" office:value-type="float" office:value="175299.998963262" calcext:value-type="float">
            <text:p>175299.998963262</text:p>
          </table:table-cell>
          <table:table-cell table:formula="of:=[.G239]-[.$B239]" office:value-type="float" office:value="8.88337063789368" calcext:value-type="float">
            <text:p>8.883370637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2946.2" calcext:value-type="float">
            <text:p>1443132946.2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56.6275453567505" calcext:value-type="float">
            <text:p>56.6275453568</text:p>
          </table:table-cell>
          <table:table-cell table:formula="of:=[.C240]/([.D240]-[.D239])" office:value-type="float" office:value="109799.512646664" calcext:value-type="float">
            <text:p>109799.512646664</text:p>
          </table:table-cell>
          <table:table-cell/>
          <table:table-cell office:value-type="float" office:value="1443132955.02165" calcext:value-type="float">
            <text:p>1443132955.02165</text:p>
          </table:table-cell>
          <table:table-cell table:formula="of:=[.G240]-[.$B$2]" office:value-type="float" office:value="65.4491937160492" calcext:value-type="float">
            <text:p>65.449193716</text:p>
          </table:table-cell>
          <table:table-cell table:formula="of:=[.C240]/([.H240]-[.H239])" office:value-type="float" office:value="624076.496164423" calcext:value-type="float">
            <text:p>624076.496164423</text:p>
          </table:table-cell>
          <table:table-cell table:formula="of:=[.G240]-[.$B240]" office:value-type="float" office:value="8.82164835929871" calcext:value-type="float">
            <text:p>8.821648359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2946.27492" calcext:value-type="float">
            <text:p>1443132946.27492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56.7024650573731" calcext:value-type="float">
            <text:p>56.7024650574</text:p>
          </table:table-cell>
          <table:table-cell table:formula="of:=[.C241]/([.D241]-[.D240])" office:value-type="float" office:value="109770.860423376" calcext:value-type="float">
            <text:p>109770.860423376</text:p>
          </table:table-cell>
          <table:table-cell/>
          <table:table-cell office:value-type="float" office:value="1443132955.03482" calcext:value-type="float">
            <text:p>1443132955.03482</text:p>
          </table:table-cell>
          <table:table-cell table:formula="of:=[.G241]-[.$B$2]" office:value-type="float" office:value="65.4623672962189" calcext:value-type="float">
            <text:p>65.4623672962</text:p>
          </table:table-cell>
          <table:table-cell table:formula="of:=[.C241]/([.H241]-[.H240])" office:value-type="float" office:value="624279.800485033" calcext:value-type="float">
            <text:p>624279.800485033</text:p>
          </table:table-cell>
          <table:table-cell table:formula="of:=[.G241]-[.$B241]" office:value-type="float" office:value="8.75990223884583" calcext:value-type="float">
            <text:p>8.759902238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2946.34985" calcext:value-type="float">
            <text:p>1443132946.34985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56.777393579483" calcext:value-type="float">
            <text:p>56.7773935795</text:p>
          </table:table-cell>
          <table:table-cell table:formula="of:=[.C242]/([.D242]-[.D241])" office:value-type="float" office:value="109757.936876537" calcext:value-type="float">
            <text:p>109757.936876537</text:p>
          </table:table-cell>
          <table:table-cell/>
          <table:table-cell office:value-type="float" office:value="1443132955.048" calcext:value-type="float">
            <text:p>1443132955.048</text:p>
          </table:table-cell>
          <table:table-cell table:formula="of:=[.G242]-[.$B$2]" office:value-type="float" office:value="65.475549697876" calcext:value-type="float">
            <text:p>65.4755496979</text:p>
          </table:table-cell>
          <table:table-cell table:formula="of:=[.C242]/([.H242]-[.H241])" office:value-type="float" office:value="623862.040766128" calcext:value-type="float">
            <text:p>623862.040766128</text:p>
          </table:table-cell>
          <table:table-cell table:formula="of:=[.G242]-[.$B242]" office:value-type="float" office:value="8.69815611839294" calcext:value-type="float">
            <text:p>8.698156118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2946.42475" calcext:value-type="float">
            <text:p>1443132946.42475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56.8522958755493" calcext:value-type="float">
            <text:p>56.8522958755</text:p>
          </table:table-cell>
          <table:table-cell table:formula="of:=[.C243]/([.D243]-[.D242])" office:value-type="float" office:value="109796.367159723" calcext:value-type="float">
            <text:p>109796.367159723</text:p>
          </table:table-cell>
          <table:table-cell/>
          <table:table-cell office:value-type="float" office:value="1443132955.06116" calcext:value-type="float">
            <text:p>1443132955.06116</text:p>
          </table:table-cell>
          <table:table-cell table:formula="of:=[.G243]-[.$B$2]" office:value-type="float" office:value="65.4887046813965" calcext:value-type="float">
            <text:p>65.4887046814</text:p>
          </table:table-cell>
          <table:table-cell table:formula="of:=[.C243]/([.H243]-[.H242])" office:value-type="float" office:value="625162.318689285" calcext:value-type="float">
            <text:p>625162.318689285</text:p>
          </table:table-cell>
          <table:table-cell table:formula="of:=[.G243]-[.$B243]" office:value-type="float" office:value="8.63640880584717" calcext:value-type="float">
            <text:p>8.636408805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2946.49966" calcext:value-type="float">
            <text:p>1443132946.49966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56.92720246315" calcext:value-type="float">
            <text:p>56.9272024632</text:p>
          </table:table-cell>
          <table:table-cell table:formula="of:=[.C244]/([.D244]-[.D243])" office:value-type="float" office:value="109790.076726473" calcext:value-type="float">
            <text:p>109790.076726473</text:p>
          </table:table-cell>
          <table:table-cell/>
          <table:table-cell office:value-type="float" office:value="1443132955.09059" calcext:value-type="float">
            <text:p>1443132955.09059</text:p>
          </table:table-cell>
          <table:table-cell table:formula="of:=[.G244]-[.$B$2]" office:value-type="float" office:value="65.5181305408478" calcext:value-type="float">
            <text:p>65.5181305408</text:p>
          </table:table-cell>
          <table:table-cell table:formula="of:=[.C244]/([.H244]-[.H243])" office:value-type="float" office:value="279482.0662286" calcext:value-type="float">
            <text:p>279482.0662286</text:p>
          </table:table-cell>
          <table:table-cell table:formula="of:=[.G244]-[.$B244]" office:value-type="float" office:value="8.59092807769775" calcext:value-type="float">
            <text:p>8.590928077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2946.57456" calcext:value-type="float">
            <text:p>1443132946.57456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57.0021035671234" calcext:value-type="float">
            <text:p>57.0021035671</text:p>
          </table:table-cell>
          <table:table-cell table:formula="of:=[.C245]/([.D245]-[.D244])" office:value-type="float" office:value="109798.114630218" calcext:value-type="float">
            <text:p>109798.114630218</text:p>
          </table:table-cell>
          <table:table-cell/>
          <table:table-cell office:value-type="float" office:value="1443132955.16638" calcext:value-type="float">
            <text:p>1443132955.16638</text:p>
          </table:table-cell>
          <table:table-cell table:formula="of:=[.G245]-[.$B$2]" office:value-type="float" office:value="65.5939242839813" calcext:value-type="float">
            <text:p>65.593924284</text:p>
          </table:table-cell>
          <table:table-cell table:formula="of:=[.C245]/([.H245]-[.H244])" office:value-type="float" office:value="108504.998697712" calcext:value-type="float">
            <text:p>108504.998697712</text:p>
          </table:table-cell>
          <table:table-cell table:formula="of:=[.G245]-[.$B245]" office:value-type="float" office:value="8.59182071685791" calcext:value-type="float">
            <text:p>8.591820716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2946.64946" calcext:value-type="float">
            <text:p>1443132946.64946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57.0770013332367" calcext:value-type="float">
            <text:p>57.0770013332</text:p>
          </table:table-cell>
          <table:table-cell table:formula="of:=[.C246]/([.D246]-[.D245])" office:value-type="float" office:value="109803.007843537" calcext:value-type="float">
            <text:p>109803.007843537</text:p>
          </table:table-cell>
          <table:table-cell/>
          <table:table-cell office:value-type="float" office:value="1443132955.24216" calcext:value-type="float">
            <text:p>1443132955.24216</text:p>
          </table:table-cell>
          <table:table-cell table:formula="of:=[.G246]-[.$B$2]" office:value-type="float" office:value="65.6697084903717" calcext:value-type="float">
            <text:p>65.6697084904</text:p>
          </table:table-cell>
          <table:table-cell table:formula="of:=[.C246]/([.H246]-[.H245])" office:value-type="float" office:value="108518.653050695" calcext:value-type="float">
            <text:p>108518.653050695</text:p>
          </table:table-cell>
          <table:table-cell table:formula="of:=[.G246]-[.$B246]" office:value-type="float" office:value="8.59270715713501" calcext:value-type="float">
            <text:p>8.592707157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2946.72436" calcext:value-type="float">
            <text:p>1443132946.72436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57.1519029140472" calcext:value-type="float">
            <text:p>57.151902914</text:p>
          </table:table-cell>
          <table:table-cell table:formula="of:=[.C247]/([.D247]-[.D246])" office:value-type="float" office:value="109797.415635345" calcext:value-type="float">
            <text:p>109797.415635345</text:p>
          </table:table-cell>
          <table:table-cell/>
          <table:table-cell office:value-type="float" office:value="1443132955.31791" calcext:value-type="float">
            <text:p>1443132955.31791</text:p>
          </table:table-cell>
          <table:table-cell table:formula="of:=[.G247]-[.$B$2]" office:value-type="float" office:value="65.7454588413239" calcext:value-type="float">
            <text:p>65.7454588413</text:p>
          </table:table-cell>
          <table:table-cell table:formula="of:=[.C247]/([.H247]-[.H246])" office:value-type="float" office:value="108567.153770616" calcext:value-type="float">
            <text:p>108567.153770616</text:p>
          </table:table-cell>
          <table:table-cell table:formula="of:=[.G247]-[.$B247]" office:value-type="float" office:value="8.59355592727661" calcext:value-type="float">
            <text:p>8.593555927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2946.79926" calcext:value-type="float">
            <text:p>1443132946.79926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57.2268047332764" calcext:value-type="float">
            <text:p>57.2268047333</text:p>
          </table:table-cell>
          <table:table-cell table:formula="of:=[.C248]/([.D248]-[.D247])" office:value-type="float" office:value="109797.066141246" calcext:value-type="float">
            <text:p>109797.066141246</text:p>
          </table:table-cell>
          <table:table-cell/>
          <table:table-cell office:value-type="float" office:value="1443132955.39375" calcext:value-type="float">
            <text:p>1443132955.39375</text:p>
          </table:table-cell>
          <table:table-cell table:formula="of:=[.G248]-[.$B$2]" office:value-type="float" office:value="65.821291923523" calcext:value-type="float">
            <text:p>65.8212919235</text:p>
          </table:table-cell>
          <table:table-cell table:formula="of:=[.C248]/([.H248]-[.H247])" office:value-type="float" office:value="108448.710793638" calcext:value-type="float">
            <text:p>108448.710793638</text:p>
          </table:table-cell>
          <table:table-cell table:formula="of:=[.G248]-[.$B248]" office:value-type="float" office:value="8.59448719024658" calcext:value-type="float">
            <text:p>8.594487190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2946.87416" calcext:value-type="float">
            <text:p>1443132946.87416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57.3017067909241" calcext:value-type="float">
            <text:p>57.3017067909</text:p>
          </table:table-cell>
          <table:table-cell table:formula="of:=[.C249]/([.D249]-[.D248])" office:value-type="float" office:value="109796.716649372" calcext:value-type="float">
            <text:p>109796.716649372</text:p>
          </table:table-cell>
          <table:table-cell/>
          <table:table-cell office:value-type="float" office:value="1443132955.46952" calcext:value-type="float">
            <text:p>1443132955.46952</text:p>
          </table:table-cell>
          <table:table-cell table:formula="of:=[.G249]-[.$B$2]" office:value-type="float" office:value="65.8970685005188" calcext:value-type="float">
            <text:p>65.8970685005</text:p>
          </table:table-cell>
          <table:table-cell table:formula="of:=[.C249]/([.H249]-[.H248])" office:value-type="float" office:value="108529.579007646" calcext:value-type="float">
            <text:p>108529.579007646</text:p>
          </table:table-cell>
          <table:table-cell table:formula="of:=[.G249]-[.$B249]" office:value-type="float" office:value="8.59536170959473" calcext:value-type="float">
            <text:p>8.595361709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2946.94907" calcext:value-type="float">
            <text:p>1443132946.94907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57.3766117095947" calcext:value-type="float">
            <text:p>57.3766117096</text:p>
          </table:table-cell>
          <table:table-cell table:formula="of:=[.C250]/([.D250]-[.D249])" office:value-type="float" office:value="109792.52292042" calcext:value-type="float">
            <text:p>109792.52292042</text:p>
          </table:table-cell>
          <table:table-cell/>
          <table:table-cell office:value-type="float" office:value="1443132955.54528" calcext:value-type="float">
            <text:p>1443132955.54528</text:p>
          </table:table-cell>
          <table:table-cell table:formula="of:=[.G250]-[.$B$2]" office:value-type="float" office:value="65.9728281497955" calcext:value-type="float">
            <text:p>65.9728281498</text:p>
          </table:table-cell>
          <table:table-cell table:formula="of:=[.C250]/([.H250]-[.H249])" office:value-type="float" office:value="108553.828832543" calcext:value-type="float">
            <text:p>108553.828832543</text:p>
          </table:table-cell>
          <table:table-cell table:formula="of:=[.G250]-[.$B250]" office:value-type="float" office:value="8.59621644020081" calcext:value-type="float">
            <text:p>8.596216440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2960.03293" calcext:value-type="float">
            <text:p>1443132960.03293</text:p>
          </table:table-cell>
          <table:table-cell office:value-type="float" office:value="8000" calcext:value-type="float">
            <text:p>8000</text:p>
          </table:table-cell>
          <table:table-cell table:formula="of:=[.B251]-[.$B$2]" office:value-type="float" office:value="70.4604771137238" calcext:value-type="float">
            <text:p>70.4604771137</text:p>
          </table:table-cell>
          <table:table-cell table:formula="of:=[.C251]/([.D251]-[.D250])" office:value-type="float" office:value="611.440102209806" calcext:value-type="float">
            <text:p>611.4401022098</text:p>
          </table:table-cell>
          <table:table-cell/>
          <table:table-cell office:value-type="float" office:value="1443132960.22428" calcext:value-type="float">
            <text:p>1443132960.22428</text:p>
          </table:table-cell>
          <table:table-cell table:formula="of:=[.G251]-[.$B$2]" office:value-type="float" office:value="70.6518275737763" calcext:value-type="float">
            <text:p>70.6518275738</text:p>
          </table:table-cell>
          <table:table-cell table:formula="of:=[.C251]/([.H251]-[.H250])" office:value-type="float" office:value="1709.76725472514" calcext:value-type="float">
            <text:p>1709.7672547251</text:p>
          </table:table-cell>
          <table:table-cell table:formula="of:=[.G251]-[.$B251]" office:value-type="float" office:value="0.19135046005249" calcext:value-type="float">
            <text:p>0.19135046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7:18:54.729397503</dc:date>
    <meta:editing-duration>PT2M13S</meta:editing-duration>
    <meta:editing-cycles>2</meta:editing-cycles>
    <meta:generator>LibreOffice/4.4.2.2$Linux_X86_64 LibreOffice_project/40m0$Build-2</meta:generator>
    <meta:document-statistic meta:table-count="1" meta:cell-count="22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251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251" chart:label-cell-address="source_2.E1:source_2.E1" chart:class="chart:scatter">
            <chart:domain table:cell-range-address="source_2.D2:source_2.D251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251</svg:desc>
                </draw:g>
              </table:table-cell>
              <table:table-cell office:value-type="float" office:value="0">
                <text:p>0</text:p>
                <draw:g>
                  <svg:desc>source_2.E2:source_2.E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305542945862">
                <text:p>10.5305542945862</text:p>
              </table:table-cell>
              <table:table-cell office:value-type="float" office:value="780.965537989582">
                <text:p>780.965537989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6334958076477">
                <text:p>10.6334958076477</text:p>
              </table:table-cell>
              <table:table-cell office:value-type="float" office:value="79890.024494636">
                <text:p>79890.024494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364475727081">
                <text:p>10.7364475727081</text:p>
              </table:table-cell>
              <table:table-cell office:value-type="float" office:value="79882.0689977791">
                <text:p>79882.0689977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394050598145">
                <text:p>10.8394050598145</text:p>
              </table:table-cell>
              <table:table-cell office:value-type="float" office:value="79877.6294093809">
                <text:p>79877.6294093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423429965973">
                <text:p>10.9423429965973</text:p>
              </table:table-cell>
              <table:table-cell office:value-type="float" office:value="79892.8000407641">
                <text:p>79892.8000407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452897548676">
                <text:p>11.0452897548676</text:p>
              </table:table-cell>
              <table:table-cell office:value-type="float" office:value="79885.9540424744">
                <text:p>79885.9540424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482372283936">
                <text:p>11.1482372283936</text:p>
              </table:table-cell>
              <table:table-cell office:value-type="float" office:value="79885.399012953">
                <text:p>79885.399012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511789798737">
                <text:p>11.2511789798737</text:p>
              </table:table-cell>
              <table:table-cell office:value-type="float" office:value="79889.8394650843">
                <text:p>79889.8394650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3541250228882">
                <text:p>11.3541250228882</text:p>
              </table:table-cell>
              <table:table-cell office:value-type="float" office:value="79886.5090797083">
                <text:p>79886.5090797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553346633911">
                <text:p>11.4553346633911</text:p>
              </table:table-cell>
              <table:table-cell office:value-type="float" office:value="81257.0814315059">
                <text:p>81257.0814315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52237033844">
                <text:p>11.552237033844</text:p>
              </table:table-cell>
              <table:table-cell office:value-type="float" office:value="84868.9248938337">
                <text:p>84868.9248938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491272449493">
                <text:p>11.6491272449493</text:p>
              </table:table-cell>
              <table:table-cell office:value-type="float" office:value="84879.575616346">
                <text:p>84879.575616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460298538208">
                <text:p>11.7460298538208</text:p>
              </table:table-cell>
              <table:table-cell office:value-type="float" office:value="84868.7160828562">
                <text:p>84868.7160828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8429222106934">
                <text:p>11.8429222106934</text:p>
              </table:table-cell>
              <table:table-cell office:value-type="float" office:value="84877.6958828335">
                <text:p>84877.69588283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9398131370544">
                <text:p>11.9398131370544</text:p>
              </table:table-cell>
              <table:table-cell office:value-type="float" office:value="84878.9490292576">
                <text:p>84878.9490292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0367679595947">
                <text:p>12.0367679595947</text:p>
              </table:table-cell>
              <table:table-cell office:value-type="float" office:value="84823.0112182719">
                <text:p>84823.0112182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337056159973">
                <text:p>12.1337056159973</text:p>
              </table:table-cell>
              <table:table-cell office:value-type="float" office:value="84838.0320424215">
                <text:p>84838.0320424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2306008338928">
                <text:p>12.2306008338928</text:p>
              </table:table-cell>
              <table:table-cell office:value-type="float" office:value="84875.1897009901">
                <text:p>84875.1897009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327517747879">
                <text:p>12.327517747879</text:p>
              </table:table-cell>
              <table:table-cell office:value-type="float" office:value="84856.1893042787">
                <text:p>84856.1893042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4244532585144">
                <text:p>12.4244532585144</text:p>
              </table:table-cell>
              <table:table-cell office:value-type="float" office:value="84839.9100195043">
                <text:p>84839.9100195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054571628571">
                <text:p>12.5054571628571</text:p>
              </table:table-cell>
              <table:table-cell office:value-type="float" office:value="101525.970466954">
                <text:p>101525.970466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5859093666077">
                <text:p>12.5859093666077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6663610935211">
                <text:p>12.6663610935211</text:p>
              </table:table-cell>
              <table:table-cell office:value-type="float" office:value="102222.790181336">
                <text:p>102222.790181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468268871307">
                <text:p>12.7468268871307</text:p>
              </table:table-cell>
              <table:table-cell office:value-type="float" office:value="102204.920017304">
                <text:p>102204.920017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8272738456726">
                <text:p>12.8272738456726</text:p>
              </table:table-cell>
              <table:table-cell office:value-type="float" office:value="102228.849282346">
                <text:p>102228.8492823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9077265262604">
                <text:p>12.9077265262604</text:p>
              </table:table-cell>
              <table:table-cell office:value-type="float" office:value="102221.578447323">
                <text:p>102221.578447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88174200058">
                <text:p>12.988174200058</text:p>
              </table:table-cell>
              <table:table-cell office:value-type="float" office:value="102227.940371404">
                <text:p>102227.940371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686264038086">
                <text:p>13.0686264038086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490705013275">
                <text:p>13.1490705013275</text:p>
              </table:table-cell>
              <table:table-cell office:value-type="float" office:value="102232.485087743">
                <text:p>102232.4850877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2295205593109">
                <text:p>13.2295205593109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3099834918976">
                <text:p>13.3099834918976</text:p>
              </table:table-cell>
              <table:table-cell office:value-type="float" office:value="102208.554120764">
                <text:p>102208.554120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3904435634613">
                <text:p>13.3904435634613</text:p>
              </table:table-cell>
              <table:table-cell office:value-type="float" office:value="102212.188482668">
                <text:p>102212.188482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4719309806824">
                <text:p>13.4719309806824</text:p>
              </table:table-cell>
              <table:table-cell office:value-type="float" office:value="100923.557040578">
                <text:p>100923.557040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5543115139008">
                <text:p>13.5543115139008</text:p>
              </table:table-cell>
              <table:table-cell office:value-type="float" office:value="99829.4096761777">
                <text:p>99829.4096761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636684179306">
                <text:p>13.636684179306</text:p>
              </table:table-cell>
              <table:table-cell office:value-type="float" office:value="99838.9448676685">
                <text:p>99838.94486766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71906208992">
                <text:p>13.71906208992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8014400005341">
                <text:p>13.8014400005341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838109970093">
                <text:p>13.8838109970093</text:p>
              </table:table-cell>
              <table:table-cell office:value-type="float" office:value="99840.9677182197">
                <text:p>99840.9677182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661905765533">
                <text:p>13.9661905765533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0485577583313">
                <text:p>14.0485577583313</text:p>
              </table:table-cell>
              <table:table-cell office:value-type="float" office:value="99845.5916844442">
                <text:p>99845.5916844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09356689453">
                <text:p>14.1309356689453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133147716522">
                <text:p>14.2133147716522</text:p>
              </table:table-cell>
              <table:table-cell office:value-type="float" office:value="99831.1432118846">
                <text:p>99831.14321188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295688867569">
                <text:p>14.295688867569</text:p>
              </table:table-cell>
              <table:table-cell office:value-type="float" office:value="99837.2110610069">
                <text:p>99837.2110610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780722618103">
                <text:p>14.3780722618103</text:p>
              </table:table-cell>
              <table:table-cell office:value-type="float" office:value="99825.9427853713">
                <text:p>99825.9427853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4603137969971">
                <text:p>14.4603137969971</text:p>
              </table:table-cell>
              <table:table-cell office:value-type="float" office:value="99998.1333194181">
                <text:p>99998.1333194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422875881195">
                <text:p>14.5422875881195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242496967316">
                <text:p>14.6242496967316</text:p>
              </table:table-cell>
              <table:table-cell office:value-type="float" office:value="100339.048607515">
                <text:p>100339.0486075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7062177658081">
                <text:p>14.7062177658081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788183927536">
                <text:p>14.788183927536</text:p>
              </table:table-cell>
              <table:table-cell office:value-type="float" office:value="100334.086977262">
                <text:p>100334.086977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8701479434967">
                <text:p>14.8701479434967</text:p>
              </table:table-cell>
              <table:table-cell office:value-type="float" office:value="100336.713661565">
                <text:p>100336.713661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521214962006">
                <text:p>14.9521214962006</text:p>
              </table:table-cell>
              <table:table-cell office:value-type="float" office:value="100325.040561686">
                <text:p>100325.040561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0341064929962">
                <text:p>15.0341064929962</text:p>
              </table:table-cell>
              <table:table-cell office:value-type="float" office:value="100311.036426557">
                <text:p>100311.036426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1160991191864">
                <text:p>15.1160991191864</text:p>
              </table:table-cell>
              <table:table-cell office:value-type="float" office:value="100301.702508273">
                <text:p>100301.702508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1980609893799">
                <text:p>15.1980609893799</text:p>
              </table:table-cell>
              <table:table-cell office:value-type="float" office:value="100339.3404834">
                <text:p>100339.34048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2800538539886">
                <text:p>15.2800538539886</text:p>
              </table:table-cell>
              <table:table-cell office:value-type="float" office:value="100301.410851316">
                <text:p>100301.4108513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3620274066925">
                <text:p>15.3620274066925</text:p>
              </table:table-cell>
              <table:table-cell office:value-type="float" office:value="100325.040561686">
                <text:p>100325.0405616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4433526992798">
                <text:p>15.4433526992798</text:p>
              </table:table-cell>
              <table:table-cell office:value-type="float" office:value="101124.751456305">
                <text:p>101124.751456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5218245983124">
                <text:p>15.5218245983124</text:p>
              </table:table-cell>
              <table:table-cell office:value-type="float" office:value="104801.847557993">
                <text:p>104801.847557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6002840995789">
                <text:p>15.6002840995789</text:p>
              </table:table-cell>
              <table:table-cell office:value-type="float" office:value="104818.407805933">
                <text:p>104818.4078059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6787488460541">
                <text:p>15.6787488460541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72102546692">
                <text:p>15.7572102546692</text:p>
              </table:table-cell>
              <table:table-cell office:value-type="float" office:value="104815.859734845">
                <text:p>104815.859734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8356826305389">
                <text:p>15.8356826305389</text:p>
              </table:table-cell>
              <table:table-cell office:value-type="float" office:value="104801.210729878">
                <text:p>104801.2107298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9141483306885">
                <text:p>15.9141483306885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9926147460938">
                <text:p>15.9926147460938</text:p>
              </table:table-cell>
              <table:table-cell office:value-type="float" office:value="104809.171637619">
                <text:p>104809.1716376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0710768699646">
                <text:p>16.0710768699646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1495687961578">
                <text:p>16.1495687961578</text:p>
              </table:table-cell>
              <table:table-cell office:value-type="float" office:value="104775.107439121">
                <text:p>104775.107439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280478477478">
                <text:p>16.2280478477478</text:p>
              </table:table-cell>
              <table:table-cell office:value-type="float" office:value="104792.29594884">
                <text:p>104792.295948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3065094947815">
                <text:p>16.3065094947815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3849673271179">
                <text:p>16.3849673271179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4618287086487">
                <text:p>16.4618287086487</text:p>
              </table:table-cell>
              <table:table-cell office:value-type="float" office:value="106997.816539488">
                <text:p>106997.8165394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5367345809937">
                <text:p>16.5367345809937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6116240024567">
                <text:p>16.6116240024567</text:p>
              </table:table-cell>
              <table:table-cell office:value-type="float" office:value="109815.242785148">
                <text:p>109815.2427851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6865234375">
                <text:p>16.6865234375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7614245414734">
                <text:p>16.7614245414734</text:p>
              </table:table-cell>
              <table:table-cell office:value-type="float" office:value="109798.114630218">
                <text:p>109798.1146302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8363213539124">
                <text:p>16.8363213539124</text:p>
              </table:table-cell>
              <table:table-cell office:value-type="float" office:value="109804.405984593">
                <text:p>109804.405984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9112269878387">
                <text:p>16.9112269878387</text:p>
              </table:table-cell>
              <table:table-cell office:value-type="float" office:value="109791.474538238">
                <text:p>109791.474538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9861335754395">
                <text:p>16.9861335754395</text:p>
              </table:table-cell>
              <table:table-cell office:value-type="float" office:value="109790.076726473">
                <text:p>109790.076726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0610392093658">
                <text:p>17.0610392093658</text:p>
              </table:table-cell>
              <table:table-cell office:value-type="float" office:value="109791.474538238">
                <text:p>109791.4745382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35941028595">
                <text:p>17.135941028595</text:p>
              </table:table-cell>
              <table:table-cell office:value-type="float" office:value="109797.066141246">
                <text:p>109797.06614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2108507156372">
                <text:p>17.2108507156372</text:p>
              </table:table-cell>
              <table:table-cell office:value-type="float" office:value="109785.534084037">
                <text:p>109785.534084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28573179245">
                <text:p>17.28573179245</text:p>
              </table:table-cell>
              <table:table-cell office:value-type="float" office:value="109827.480453651">
                <text:p>109827.480453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3606715202332">
                <text:p>17.3606715202332</text:p>
              </table:table-cell>
              <table:table-cell office:value-type="float" office:value="109741.524866378">
                <text:p>109741.5248663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4385282993317">
                <text:p>30.4385282993317</text:p>
              </table:table-cell>
              <table:table-cell office:value-type="float" office:value="628.849217338416">
                <text:p>628.849217338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541476726532">
                <text:p>30.541476726532</text:p>
              </table:table-cell>
              <table:table-cell office:value-type="float" office:value="79884.6589855881">
                <text:p>79884.65898558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6444139480591">
                <text:p>30.6444139480591</text:p>
              </table:table-cell>
              <table:table-cell office:value-type="float" office:value="79893.3551731326">
                <text:p>79893.3551731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7473480701447">
                <text:p>30.7473480701447</text:p>
              </table:table-cell>
              <table:table-cell office:value-type="float" office:value="79895.7608358792">
                <text:p>79895.7608358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8502948284149">
                <text:p>30.8502948284149</text:p>
              </table:table-cell>
              <table:table-cell office:value-type="float" office:value="79885.9540424744">
                <text:p>79885.95404247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9532299041748">
                <text:p>30.9532299041748</text:p>
              </table:table-cell>
              <table:table-cell office:value-type="float" office:value="79895.020616527">
                <text:p>79895.0206165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.0561552047729">
                <text:p>31.0561552047729</text:p>
              </table:table-cell>
              <table:table-cell office:value-type="float" office:value="79902.6085151726">
                <text:p>79902.60851517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1590890884399">
                <text:p>31.1590890884399</text:p>
              </table:table-cell>
              <table:table-cell office:value-type="float" office:value="79895.9458928605">
                <text:p>79895.9458928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.2620351314545">
                <text:p>31.2620351314545</text:p>
              </table:table-cell>
              <table:table-cell office:value-type="float" office:value="79886.5090797083">
                <text:p>79886.50907970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.3649787902832">
                <text:p>31.3649787902832</text:p>
              </table:table-cell>
              <table:table-cell office:value-type="float" office:value="79888.3592595252">
                <text:p>79888.35925952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.4655361175537">
                <text:p>31.4655361175537</text:p>
              </table:table-cell>
              <table:table-cell office:value-type="float" office:value="81784.1943817454">
                <text:p>81784.19438174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.5624330043793">
                <text:p>31.5624330043793</text:p>
              </table:table-cell>
              <table:table-cell office:value-type="float" office:value="84873.7278299275">
                <text:p>84873.72782992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.6593210697174">
                <text:p>31.6593210697174</text:p>
              </table:table-cell>
              <table:table-cell office:value-type="float" office:value="84881.4554331189">
                <text:p>84881.45543311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.7562294006348">
                <text:p>31.7562294006348</text:p>
              </table:table-cell>
              <table:table-cell office:value-type="float" office:value="84863.7049276318">
                <text:p>84863.70492763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8531222343445">
                <text:p>31.8531222343445</text:p>
              </table:table-cell>
              <table:table-cell office:value-type="float" office:value="84877.2781755816">
                <text:p>84877.27817558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9500091075897">
                <text:p>31.9500091075897</text:p>
              </table:table-cell>
              <table:table-cell office:value-type="float" office:value="84882.4998117493">
                <text:p>84882.49981174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.0469012260437">
                <text:p>32.0469012260437</text:p>
              </table:table-cell>
              <table:table-cell office:value-type="float" office:value="84877.9047380012">
                <text:p>84877.9047380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.1437916755676">
                <text:p>32.1437916755676</text:p>
              </table:table-cell>
              <table:table-cell office:value-type="float" office:value="84879.3667529553">
                <text:p>84879.3667529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.2407031059265">
                <text:p>32.2407031059265</text:p>
              </table:table-cell>
              <table:table-cell office:value-type="float" office:value="84860.9907989648">
                <text:p>84860.99079896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3376221656799">
                <text:p>32.3376221656799</text:p>
              </table:table-cell>
              <table:table-cell office:value-type="float" office:value="84854.3106064333">
                <text:p>84854.3106064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.4333617687225">
                <text:p>32.4333617687225</text:p>
              </table:table-cell>
              <table:table-cell office:value-type="float" office:value="85899.6667903507">
                <text:p>85899.66679035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5138185024261">
                <text:p>32.5138185024261</text:p>
              </table:table-cell>
              <table:table-cell office:value-type="float" office:value="102216.42889824">
                <text:p>102216.428898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.5942687988281">
                <text:p>32.5942687988281</text:p>
              </table:table-cell>
              <table:table-cell office:value-type="float" office:value="102224.607836222">
                <text:p>102224.607836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6747193336487">
                <text:p>32.6747193336487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7551605701447">
                <text:p>32.7551605701447</text:p>
              </table:table-cell>
              <table:table-cell office:value-type="float" office:value="102236.121151766">
                <text:p>102236.1211517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835606098175">
                <text:p>32.835606098175</text:p>
              </table:table-cell>
              <table:table-cell office:value-type="float" office:value="102230.667152718">
                <text:p>102230.667152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.9160687923431">
                <text:p>32.9160687923431</text:p>
              </table:table-cell>
              <table:table-cell office:value-type="float" office:value="102208.856974384">
                <text:p>102208.8569743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.996523141861">
                <text:p>32.996523141861</text:p>
              </table:table-cell>
              <table:table-cell office:value-type="float" office:value="102219.457981923">
                <text:p>102219.4579819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0769791603088">
                <text:p>33.0769791603088</text:p>
              </table:table-cell>
              <table:table-cell office:value-type="float" office:value="102217.337604495">
                <text:p>102217.3376044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1574404239655">
                <text:p>33.1574404239655</text:p>
              </table:table-cell>
              <table:table-cell office:value-type="float" office:value="102210.674133798">
                <text:p>102210.6741337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2378988265991">
                <text:p>33.2378988265991</text:p>
              </table:table-cell>
              <table:table-cell office:value-type="float" office:value="102214.308646475">
                <text:p>102214.3086464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3183579444885">
                <text:p>33.3183579444885</text:p>
              </table:table-cell>
              <table:table-cell office:value-type="float" office:value="102213.399994074">
                <text:p>102213.3999940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3988304138184">
                <text:p>33.3988304138184</text:p>
              </table:table-cell>
              <table:table-cell office:value-type="float" office:value="102196.441447474">
                <text:p>102196.441447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4805307388306">
                <text:p>33.4805307388306</text:p>
              </table:table-cell>
              <table:table-cell office:value-type="float" office:value="100660.554272841">
                <text:p>100660.5542728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5629103183746">
                <text:p>33.5629103183746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6452848911285">
                <text:p>33.6452848911285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727662563324">
                <text:p>33.727662563324</text:p>
              </table:table-cell>
              <table:table-cell office:value-type="float" office:value="99832.8768077982">
                <text:p>99832.87680779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810042142868">
                <text:p>33.810042142868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8924143314362">
                <text:p>33.8924143314362</text:p>
              </table:table-cell>
              <table:table-cell office:value-type="float" office:value="99839.5228166046">
                <text:p>99839.52281660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9747936725616">
                <text:p>33.9747936725616</text:p>
              </table:table-cell>
              <table:table-cell office:value-type="float" office:value="99830.8542850858">
                <text:p>99830.85428508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0571713447571">
                <text:p>34.0571713447571</text:p>
              </table:table-cell>
              <table:table-cell office:value-type="float" office:value="99832.8768077982">
                <text:p>99832.87680779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1395485401154">
                <text:p>34.1395485401154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2219314575195">
                <text:p>34.2219314575195</text:p>
              </table:table-cell>
              <table:table-cell office:value-type="float" office:value="99826.5205837836">
                <text:p>99826.52058378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3043084144592">
                <text:p>34.3043084144592</text:p>
              </table:table-cell>
              <table:table-cell office:value-type="float" office:value="99833.7436283334">
                <text:p>99833.7436283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3867173194885">
                <text:p>34.3867173194885</text:p>
              </table:table-cell>
              <table:table-cell office:value-type="float" office:value="99795.0403184743">
                <text:p>99795.04031847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4688944816589">
                <text:p>34.4688944816589</text:p>
              </table:table-cell>
              <table:table-cell office:value-type="float" office:value="100076.466292982">
                <text:p>100076.4662929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5509729385376">
                <text:p>34.5509729385376</text:p>
              </table:table-cell>
              <table:table-cell office:value-type="float" office:value="100196.815495175">
                <text:p>100196.8154951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6329407691956">
                <text:p>34.6329407691956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.7149064540863">
                <text:p>34.7149064540863</text:p>
              </table:table-cell>
              <table:table-cell office:value-type="float" office:value="100334.670673">
                <text:p>100334.6706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796936750412">
                <text:p>34.796936750412</text:p>
              </table:table-cell>
              <table:table-cell office:value-type="float" office:value="100255.641736906">
                <text:p>100255.641736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.8789045810699">
                <text:p>34.8789045810699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.9608573913574">
                <text:p>34.9608573913574</text:p>
              </table:table-cell>
              <table:table-cell office:value-type="float" office:value="100350.433025441">
                <text:p>100350.4330254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0428273677826">
                <text:p>35.0428273677826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1247971057892">
                <text:p>35.1247971057892</text:p>
              </table:table-cell>
              <table:table-cell office:value-type="float" office:value="100329.709475693">
                <text:p>100329.7094756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2067663669586">
                <text:p>35.2067663669586</text:p>
              </table:table-cell>
              <table:table-cell office:value-type="float" office:value="100330.293120499">
                <text:p>100330.2931204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2887361049652">
                <text:p>35.2887361049652</text:p>
              </table:table-cell>
              <table:table-cell office:value-type="float" office:value="100329.709475693">
                <text:p>100329.709475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3707149028778">
                <text:p>35.3707149028778</text:p>
              </table:table-cell>
              <table:table-cell office:value-type="float" office:value="100318.621514408">
                <text:p>100318.621514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4516227245331">
                <text:p>35.4516227245331</text:p>
              </table:table-cell>
              <table:table-cell office:value-type="float" office:value="101646.538390815">
                <text:p>101646.538390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5300943851471">
                <text:p>35.5300943851471</text:p>
              </table:table-cell>
              <table:table-cell office:value-type="float" office:value="104802.165974952">
                <text:p>104802.1659749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6085605621338">
                <text:p>35.6085605621338</text:p>
              </table:table-cell>
              <table:table-cell office:value-type="float" office:value="104809.490099085">
                <text:p>104809.4900990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6870286464691">
                <text:p>35.6870286464691</text:p>
              </table:table-cell>
              <table:table-cell office:value-type="float" office:value="104806.942461541">
                <text:p>104806.9424615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7654926776886">
                <text:p>35.7654926776886</text:p>
              </table:table-cell>
              <table:table-cell office:value-type="float" office:value="104812.356339372">
                <text:p>104812.356339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.8439583778381">
                <text:p>35.8439583778381</text:p>
              </table:table-cell>
              <table:table-cell office:value-type="float" office:value="104810.127027824">
                <text:p>104810.1270278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.922425031662">
                <text:p>35.922425031662</text:p>
              </table:table-cell>
              <table:table-cell office:value-type="float" office:value="104808.853178088">
                <text:p>104808.8531780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0009200572968">
                <text:p>36.0009200572968</text:p>
              </table:table-cell>
              <table:table-cell office:value-type="float" office:value="104770.970306653">
                <text:p>104770.9703066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0793948173523">
                <text:p>36.0793948173523</text:p>
              </table:table-cell>
              <table:table-cell office:value-type="float" office:value="104798.026705393">
                <text:p>104798.0267053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1578583717346">
                <text:p>36.1578583717346</text:p>
              </table:table-cell>
              <table:table-cell office:value-type="float" office:value="104812.993302947">
                <text:p>104812.9933029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2363214492798">
                <text:p>36.2363214492798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314802646637">
                <text:p>36.314802646637</text:p>
              </table:table-cell>
              <table:table-cell office:value-type="float" office:value="104789.430805592">
                <text:p>104789.4308055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3932695388794">
                <text:p>36.3932695388794</text:p>
              </table:table-cell>
              <table:table-cell office:value-type="float" office:value="104808.534720492">
                <text:p>104808.534720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4697282314301">
                <text:p>36.4697282314301</text:p>
              </table:table-cell>
              <table:table-cell office:value-type="float" office:value="107561.347515209">
                <text:p>107561.3475152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5446352958679">
                <text:p>36.5446352958679</text:p>
              </table:table-cell>
              <table:table-cell office:value-type="float" office:value="109789.377833938">
                <text:p>109789.377833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619532585144">
                <text:p>36.619532585144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6944324970245">
                <text:p>36.6944324970245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7693302631378">
                <text:p>36.7693302631378</text:p>
              </table:table-cell>
              <table:table-cell office:value-type="float" office:value="109803.007843537">
                <text:p>109803.0078435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8442280292511">
                <text:p>36.8442280292511</text:p>
              </table:table-cell>
              <table:table-cell office:value-type="float" office:value="109803.007843537">
                <text:p>109803.0078435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9191336631775">
                <text:p>36.9191336631775</text:p>
              </table:table-cell>
              <table:table-cell office:value-type="float" office:value="109791.474538238">
                <text:p>109791.4745382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9940321445465">
                <text:p>36.9940321445465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.0689325332642">
                <text:p>37.0689325332642</text:p>
              </table:table-cell>
              <table:table-cell office:value-type="float" office:value="109799.163139215">
                <text:p>109799.1631392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1438367366791">
                <text:p>37.1438367366791</text:p>
              </table:table-cell>
              <table:table-cell office:value-type="float" office:value="109793.571322624">
                <text:p>109793.5713226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2187349796295">
                <text:p>37.2187349796295</text:p>
              </table:table-cell>
              <table:table-cell office:value-type="float" office:value="109802.30878636">
                <text:p>109802.308786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2936339378357">
                <text:p>37.2936339378357</text:p>
              </table:table-cell>
              <table:table-cell office:value-type="float" office:value="109801.260217285">
                <text:p>109801.2602172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3685383796692">
                <text:p>37.3685383796692</text:p>
              </table:table-cell>
              <table:table-cell office:value-type="float" office:value="109793.221852998">
                <text:p>109793.221852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4493498802185">
                <text:p>50.4493498802185</text:p>
              </table:table-cell>
              <table:table-cell office:value-type="float" office:value="628.707171543191">
                <text:p>628.7071715431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.5522956848145">
                <text:p>50.5522956848145</text:p>
              </table:table-cell>
              <table:table-cell office:value-type="float" office:value="79886.6940938335">
                <text:p>79886.69409383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.6552512645721">
                <text:p>50.6552512645721</text:p>
              </table:table-cell>
              <table:table-cell office:value-type="float" office:value="79879.1092173486">
                <text:p>79879.10921734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.7581961154938">
                <text:p>50.7581961154938</text:p>
              </table:table-cell>
              <table:table-cell office:value-type="float" office:value="79887.4341589043">
                <text:p>79887.43415890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8611395359039">
                <text:p>50.8611395359039</text:p>
              </table:table-cell>
              <table:table-cell office:value-type="float" office:value="79888.5442822204">
                <text:p>79888.54428222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.9641175270081">
                <text:p>50.9641175270081</text:p>
              </table:table-cell>
              <table:table-cell office:value-type="float" office:value="79861.72493581">
                <text:p>79861.724935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.0670166015625">
                <text:p>51.0670166015625</text:p>
              </table:table-cell>
              <table:table-cell office:value-type="float" office:value="79922.9734145833">
                <text:p>79922.97341458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.169933795929">
                <text:p>51.169933795929</text:p>
              </table:table-cell>
              <table:table-cell office:value-type="float" office:value="79908.9020122039">
                <text:p>79908.90201220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.2728583812714">
                <text:p>51.2728583812714</text:p>
              </table:table-cell>
              <table:table-cell office:value-type="float" office:value="79903.1637838577">
                <text:p>79903.16378385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.3757934570313">
                <text:p>51.3757934570313</text:p>
              </table:table-cell>
              <table:table-cell office:value-type="float" office:value="79895.020616527">
                <text:p>79895.0206165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.4757261276245">
                <text:p>51.4757261276245</text:p>
              </table:table-cell>
              <table:table-cell office:value-type="float" office:value="82295.4090106597">
                <text:p>82295.40901065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.5726189613342">
                <text:p>51.5726189613342</text:p>
              </table:table-cell>
              <table:table-cell office:value-type="float" office:value="84877.2781755816">
                <text:p>84877.27817558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.6695029735565">
                <text:p>51.6695029735565</text:p>
              </table:table-cell>
              <table:table-cell office:value-type="float" office:value="84885.0064253213">
                <text:p>84885.00642532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.7663922309876">
                <text:p>51.7663922309876</text:p>
              </table:table-cell>
              <table:table-cell office:value-type="float" office:value="84880.4110801879">
                <text:p>84880.4110801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8632829189301">
                <text:p>51.8632829189301</text:p>
              </table:table-cell>
              <table:table-cell office:value-type="float" office:value="84879.1578905925">
                <text:p>84879.15789059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.960170507431">
                <text:p>51.960170507431</text:p>
              </table:table-cell>
              <table:table-cell office:value-type="float" office:value="84881.8731814871">
                <text:p>84881.87318148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.0570657253265">
                <text:p>52.0570657253265</text:p>
              </table:table-cell>
              <table:table-cell office:value-type="float" office:value="84875.1897009901">
                <text:p>84875.18970099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1539573669434">
                <text:p>52.1539573669434</text:p>
              </table:table-cell>
              <table:table-cell office:value-type="float" office:value="84878.3224514202">
                <text:p>84878.32245142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2508518695831">
                <text:p>52.2508518695831</text:p>
              </table:table-cell>
              <table:table-cell office:value-type="float" office:value="84875.8162325759">
                <text:p>84875.81623257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3477673530579">
                <text:p>52.3477673530579</text:p>
              </table:table-cell>
              <table:table-cell office:value-type="float" office:value="84857.4418157262">
                <text:p>84857.44181572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4417674541473">
                <text:p>52.4417674541473</text:p>
              </table:table-cell>
              <table:table-cell office:value-type="float" office:value="87489.2676144218">
                <text:p>87489.26761442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5222735404968">
                <text:p>52.5222735404968</text:p>
              </table:table-cell>
              <table:table-cell office:value-type="float" office:value="102153.767161138">
                <text:p>102153.7671611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6027200222015">
                <text:p>52.6027200222015</text:p>
              </table:table-cell>
              <table:table-cell office:value-type="float" office:value="102229.455231953">
                <text:p>102229.4552319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6831574440002">
                <text:p>52.6831574440002</text:p>
              </table:table-cell>
              <table:table-cell office:value-type="float" office:value="102240.969639486">
                <text:p>102240.9696394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7636079788208">
                <text:p>52.7636079788208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8440642356873">
                <text:p>52.8440642356873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9245178699493">
                <text:p>52.9245178699493</text:p>
              </table:table-cell>
              <table:table-cell office:value-type="float" office:value="102220.366742037">
                <text:p>102220.3667420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.0049874782562">
                <text:p>53.0049874782562</text:p>
              </table:table-cell>
              <table:table-cell office:value-type="float" office:value="102200.074948002">
                <text:p>102200.074948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.085462808609">
                <text:p>53.085462808609</text:p>
              </table:table-cell>
              <table:table-cell office:value-type="float" office:value="102192.808205298">
                <text:p>102192.8082052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3.1659729480743">
                <text:p>53.1659729480743</text:p>
              </table:table-cell>
              <table:table-cell office:value-type="float" office:value="102148.624441786">
                <text:p>102148.6244417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3.2464163303375">
                <text:p>53.2464163303375</text:p>
              </table:table-cell>
              <table:table-cell office:value-type="float" office:value="102233.394079501">
                <text:p>102233.3940795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.3268759250641">
                <text:p>53.3268759250641</text:p>
              </table:table-cell>
              <table:table-cell office:value-type="float" office:value="102212.794234781">
                <text:p>102212.7942347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4073286056519">
                <text:p>53.4073286056519</text:p>
              </table:table-cell>
              <table:table-cell office:value-type="float" office:value="102221.578447323">
                <text:p>102221.5784473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4892113208771">
                <text:p>53.4892113208771</text:p>
              </table:table-cell>
              <table:table-cell office:value-type="float" office:value="100436.337234052">
                <text:p>100436.3372340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.5716083049774">
                <text:p>53.5716083049774</text:p>
              </table:table-cell>
              <table:table-cell office:value-type="float" office:value="99809.4783418886">
                <text:p>99809.47834188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.6539855003357">
                <text:p>53.6539855003357</text:p>
              </table:table-cell>
              <table:table-cell office:value-type="float" office:value="99833.4546864825">
                <text:p>99833.45468648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.7363636493683">
                <text:p>53.7363636493683</text:p>
              </table:table-cell>
              <table:table-cell office:value-type="float" office:value="99832.2989358038">
                <text:p>99832.29893580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.8187410831451">
                <text:p>53.8187410831451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.9011409282684">
                <text:p>53.9011409282684</text:p>
              </table:table-cell>
              <table:table-cell office:value-type="float" office:value="99806.0128352768">
                <text:p>99806.01283527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9835410118103">
                <text:p>53.9835410118103</text:p>
              </table:table-cell>
              <table:table-cell office:value-type="float" office:value="99805.7240539219">
                <text:p>99805.72405392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.0659401416779">
                <text:p>54.0659401416779</text:p>
              </table:table-cell>
              <table:table-cell office:value-type="float" office:value="99806.8791893683">
                <text:p>99806.87918936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.1483216285706">
                <text:p>54.1483216285706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.2307071685791">
                <text:p>54.2307071685791</text:p>
              </table:table-cell>
              <table:table-cell office:value-type="float" office:value="99823.3427752858">
                <text:p>99823.34277528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.3130993843079">
                <text:p>54.3130993843079</text:p>
              </table:table-cell>
              <table:table-cell office:value-type="float" office:value="99815.254721076">
                <text:p>99815.2547210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.3954958915711">
                <text:p>54.3954958915711</text:p>
              </table:table-cell>
              <table:table-cell office:value-type="float" office:value="99810.0559497216">
                <text:p>99810.05594972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.4776468276978">
                <text:p>54.4776468276978</text:p>
              </table:table-cell>
              <table:table-cell office:value-type="float" office:value="100108.41492196">
                <text:p>100108.41492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5596282482147">
                <text:p>54.5596282482147</text:p>
              </table:table-cell>
              <table:table-cell office:value-type="float" office:value="100315.412298789">
                <text:p>100315.4122987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.6415987014771">
                <text:p>54.6415987014771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.7235727310181">
                <text:p>54.7235727310181</text:p>
              </table:table-cell>
              <table:table-cell office:value-type="float" office:value="100324.456977989">
                <text:p>100324.4569779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8055582046509">
                <text:p>54.8055582046509</text:p>
              </table:table-cell>
              <table:table-cell office:value-type="float" office:value="100310.45300577">
                <text:p>100310.453005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8875379562378">
                <text:p>54.8875379562378</text:p>
              </table:table-cell>
              <table:table-cell office:value-type="float" office:value="100317.454503153">
                <text:p>100317.4545031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9695167541504">
                <text:p>54.9695167541504</text:p>
              </table:table-cell>
              <table:table-cell office:value-type="float" office:value="100318.621514408">
                <text:p>100318.6215144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.0514943599701">
                <text:p>55.0514943599701</text:p>
              </table:table-cell>
              <table:table-cell office:value-type="float" office:value="100320.08031666">
                <text:p>100320.080316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1334564685822">
                <text:p>55.1334564685822</text:p>
              </table:table-cell>
              <table:table-cell office:value-type="float" office:value="100339.048607515">
                <text:p>100339.0486075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2154288291931">
                <text:p>55.2154288291931</text:p>
              </table:table-cell>
              <table:table-cell office:value-type="float" office:value="100326.499550633">
                <text:p>100326.4995506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2973973751068">
                <text:p>55.2973973751068</text:p>
              </table:table-cell>
              <table:table-cell office:value-type="float" office:value="100331.16860044">
                <text:p>100331.168600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379371881485">
                <text:p>55.379371881485</text:p>
              </table:table-cell>
              <table:table-cell office:value-type="float" office:value="100323.873401081">
                <text:p>100323.8734010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4599006175995">
                <text:p>55.4599006175995</text:p>
              </table:table-cell>
              <table:table-cell office:value-type="float" office:value="102125.035072033">
                <text:p>102125.0350720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5.5383701324463">
                <text:p>55.5383701324463</text:p>
              </table:table-cell>
              <table:table-cell office:value-type="float" office:value="104805.03181466">
                <text:p>104805.031814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.6168258190155">
                <text:p>55.6168258190155</text:p>
              </table:table-cell>
              <table:table-cell office:value-type="float" office:value="104823.504319789">
                <text:p>104823.5043197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5.6952860355377">
                <text:p>55.6952860355377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.7737560272217">
                <text:p>55.7737560272217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5.852240562439">
                <text:p>55.852240562439</text:p>
              </table:table-cell>
              <table:table-cell office:value-type="float" office:value="104784.974227493">
                <text:p>104784.9742274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5.9307065010071">
                <text:p>55.9307065010071</text:p>
              </table:table-cell>
              <table:table-cell office:value-type="float" office:value="104809.808562487">
                <text:p>104809.8085624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6.0091736316681">
                <text:p>56.0091736316681</text:p>
              </table:table-cell>
              <table:table-cell office:value-type="float" office:value="104808.216264831">
                <text:p>104808.216264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6.0876367092133">
                <text:p>56.0876367092133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.1661386489868">
                <text:p>56.1661386489868</text:p>
              </table:table-cell>
              <table:table-cell office:value-type="float" office:value="104761.742496075">
                <text:p>104761.7424960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.2446067333221">
                <text:p>56.2446067333221</text:p>
              </table:table-cell>
              <table:table-cell office:value-type="float" office:value="104806.942461541">
                <text:p>104806.9424615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3230681419373">
                <text:p>56.3230681419373</text:p>
              </table:table-cell>
              <table:table-cell office:value-type="float" office:value="104815.859734845">
                <text:p>104815.8597348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.4015834331512">
                <text:p>56.4015834331512</text:p>
              </table:table-cell>
              <table:table-cell office:value-type="float" office:value="104743.927874965">
                <text:p>104743.9278749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.4777412414551">
                <text:p>56.4777412414551</text:p>
              </table:table-cell>
              <table:table-cell office:value-type="float" office:value="107986.300855589">
                <text:p>107986.3008555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.5526452064514">
                <text:p>56.5526452064514</text:p>
              </table:table-cell>
              <table:table-cell office:value-type="float" office:value="109793.920794474">
                <text:p>109793.9207944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6.6275453567505">
                <text:p>56.6275453567505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.7024650573731">
                <text:p>56.7024650573731</text:p>
              </table:table-cell>
              <table:table-cell office:value-type="float" office:value="109770.860423376">
                <text:p>109770.860423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.777393579483">
                <text:p>56.777393579483</text:p>
              </table:table-cell>
              <table:table-cell office:value-type="float" office:value="109757.936876537">
                <text:p>109757.9368765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.8522958755493">
                <text:p>56.8522958755493</text:p>
              </table:table-cell>
              <table:table-cell office:value-type="float" office:value="109796.367159723">
                <text:p>109796.3671597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.92720246315">
                <text:p>56.92720246315</text:p>
              </table:table-cell>
              <table:table-cell office:value-type="float" office:value="109790.076726473">
                <text:p>109790.0767264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.0021035671234">
                <text:p>57.0021035671234</text:p>
              </table:table-cell>
              <table:table-cell office:value-type="float" office:value="109798.114630218">
                <text:p>109798.114630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.0770013332367">
                <text:p>57.0770013332367</text:p>
              </table:table-cell>
              <table:table-cell office:value-type="float" office:value="109803.007843537">
                <text:p>109803.0078435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7.1519029140472">
                <text:p>57.1519029140472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.2268047332764">
                <text:p>57.2268047332764</text:p>
              </table:table-cell>
              <table:table-cell office:value-type="float" office:value="109797.066141246">
                <text:p>109797.0661412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7.3017067909241">
                <text:p>57.3017067909241</text:p>
              </table:table-cell>
              <table:table-cell office:value-type="float" office:value="109796.716649372">
                <text:p>109796.7166493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7.3766117095947">
                <text:p>57.3766117095947</text:p>
              </table:table-cell>
              <table:table-cell office:value-type="float" office:value="109792.52292042">
                <text:p>109792.522920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.4604771137238">
                <text:p>70.4604771137238</text:p>
              </table:table-cell>
              <table:table-cell office:value-type="float" office:value="611.440102209806">
                <text:p>611.440102209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251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251" chart:label-cell-address="source_2.I1:source_2.I1" chart:class="chart:scatter">
            <chart:domain table:cell-range-address="source_2.H2:source_2.H251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340684890747">
                <text:p>0.191340684890747</text:p>
                <draw:g>
                  <svg:desc>source_2.H2:source_2.H251</svg:desc>
                </draw:g>
              </table:table-cell>
              <table:table-cell office:value-type="float" office:value="0">
                <text:p>0</text:p>
                <draw:g>
                  <svg:desc>source_2.I2:source_2.I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218022346497">
                <text:p>10.7218022346497</text:p>
              </table:table-cell>
              <table:table-cell office:value-type="float" office:value="780.972416179449">
                <text:p>780.972416179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187017917633">
                <text:p>12.5187017917633</text:p>
              </table:table-cell>
              <table:table-cell office:value-type="float" office:value="4576.77223384159">
                <text:p>4576.77223384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5645859241486">
                <text:p>17.5645859241486</text:p>
              </table:table-cell>
              <table:table-cell office:value-type="float" office:value="1629.84321166178">
                <text:p>1629.84321166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4457159042358">
                <text:p>20.4457159042358</text:p>
              </table:table-cell>
              <table:table-cell office:value-type="float" office:value="2854.43560576565">
                <text:p>2854.43560576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4217867851257">
                <text:p>21.4217867851257</text:p>
              </table:table-cell>
              <table:table-cell office:value-type="float" office:value="8425.61760730133">
                <text:p>8425.61760730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4395322799683">
                <text:p>21.4395322799683</text:p>
              </table:table-cell>
              <table:table-cell office:value-type="float" office:value="463441.57054951">
                <text:p>463441.57054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4570841789246">
                <text:p>21.4570841789246</text:p>
              </table:table-cell>
              <table:table-cell office:value-type="float" office:value="468553.289901926">
                <text:p>468553.289901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4746372699738">
                <text:p>21.4746372699738</text:p>
              </table:table-cell>
              <table:table-cell office:value-type="float" office:value="468521.468780137">
                <text:p>468521.468780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4921941757202">
                <text:p>21.4921941757202</text:p>
              </table:table-cell>
              <table:table-cell office:value-type="float" office:value="468419.670229091">
                <text:p>468419.670229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5097496509552">
                <text:p>21.5097496509552</text:p>
              </table:table-cell>
              <table:table-cell office:value-type="float" office:value="468457.839501311">
                <text:p>468457.839501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5303158760071">
                <text:p>21.5303158760071</text:p>
              </table:table-cell>
              <table:table-cell office:value-type="float" office:value="399878.926699204">
                <text:p>399878.926699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6261005401611">
                <text:p>21.6261005401611</text:p>
              </table:table-cell>
              <table:table-cell office:value-type="float" office:value="85859.2559950218">
                <text:p>85859.2559950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7219724655151">
                <text:p>21.7219724655151</text:p>
              </table:table-cell>
              <table:table-cell office:value-type="float" office:value="85781.1081777398">
                <text:p>85781.1081777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8177835941315">
                <text:p>21.8177835941315</text:p>
              </table:table-cell>
              <table:table-cell office:value-type="float" office:value="85835.5403883432">
                <text:p>85835.5403883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9136056900024">
                <text:p>21.9136056900024</text:p>
              </table:table-cell>
              <table:table-cell office:value-type="float" office:value="85825.7161383106">
                <text:p>85825.7161383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0093955993652">
                <text:p>22.0093955993652</text:p>
              </table:table-cell>
              <table:table-cell office:value-type="float" office:value="85854.5545632846">
                <text:p>85854.5545632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1051595211029">
                <text:p>22.1051595211029</text:p>
              </table:table-cell>
              <table:table-cell office:value-type="float" office:value="85877.8530658786">
                <text:p>85877.8530658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201025724411">
                <text:p>22.201025724411</text:p>
              </table:table-cell>
              <table:table-cell office:value-type="float" office:value="85786.2282661679">
                <text:p>85786.22826616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2968382835388">
                <text:p>22.2968382835388</text:p>
              </table:table-cell>
              <table:table-cell office:value-type="float" office:value="85834.2588368789">
                <text:p>85834.2588368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3926556110382">
                <text:p>22.3926556110382</text:p>
              </table:table-cell>
              <table:table-cell office:value-type="float" office:value="85829.98727503">
                <text:p>85829.98727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4885170459747">
                <text:p>22.4885170459747</text:p>
              </table:table-cell>
              <table:table-cell office:value-type="float" office:value="85790.4954734475">
                <text:p>85790.4954734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043087005615">
                <text:p>22.5043087005615</text:p>
              </table:table-cell>
              <table:table-cell office:value-type="float" office:value="520781.40101155">
                <text:p>520781.40101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5200991630554">
                <text:p>22.5200991630554</text:p>
              </table:table-cell>
              <table:table-cell office:value-type="float" office:value="520820.717137249">
                <text:p>520820.717137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5358908176422">
                <text:p>22.5358908176422</text:p>
              </table:table-cell>
              <table:table-cell office:value-type="float" office:value="520781.40101155">
                <text:p>520781.40101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516848564148">
                <text:p>22.5516848564148</text:p>
              </table:table-cell>
              <table:table-cell office:value-type="float" office:value="520702.786565024">
                <text:p>520702.786565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5848677158356">
                <text:p>22.5848677158356</text:p>
              </table:table-cell>
              <table:table-cell office:value-type="float" office:value="247838.7982095">
                <text:p>247838.7982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6735351085663">
                <text:p>22.6735351085663</text:p>
              </table:table-cell>
              <table:table-cell office:value-type="float" office:value="92751.120188869">
                <text:p>92751.120188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76225233078">
                <text:p>22.76225233078</text:p>
              </table:table-cell>
              <table:table-cell office:value-type="float" office:value="92699.0250008734">
                <text:p>92699.0250008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8509068489075">
                <text:p>22.8509068489075</text:p>
              </table:table-cell>
              <table:table-cell office:value-type="float" office:value="92764.5897096632">
                <text:p>92764.5897096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9396052360535">
                <text:p>22.9396052360535</text:p>
              </table:table-cell>
              <table:table-cell office:value-type="float" office:value="92718.709602503">
                <text:p>92718.709602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0282890796661">
                <text:p>23.0282890796661</text:p>
              </table:table-cell>
              <table:table-cell office:value-type="float" office:value="92733.9148257776">
                <text:p>92733.9148257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1169698238373">
                <text:p>23.1169698238373</text:p>
              </table:table-cell>
              <table:table-cell office:value-type="float" office:value="92737.1559278835">
                <text:p>92737.1559278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2056586742401">
                <text:p>23.2056586742401</text:p>
              </table:table-cell>
              <table:table-cell office:value-type="float" office:value="92728.6796778391">
                <text:p>92728.6796778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2943332195282">
                <text:p>23.2943332195282</text:p>
              </table:table-cell>
              <table:table-cell office:value-type="float" office:value="92743.6388118131">
                <text:p>92743.6388118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3830373287201">
                <text:p>23.3830373287201</text:p>
              </table:table-cell>
              <table:table-cell office:value-type="float" office:value="92712.7285863267">
                <text:p>92712.7285863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4716918468475">
                <text:p>23.4716918468475</text:p>
              </table:table-cell>
              <table:table-cell office:value-type="float" office:value="92764.5897096632">
                <text:p>92764.5897096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4861629009247">
                <text:p>23.4861629009247</text:p>
              </table:table-cell>
              <table:table-cell office:value-type="float" office:value="568306.908132332">
                <text:p>568306.908132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5005917549133">
                <text:p>23.5005917549133</text:p>
              </table:table-cell>
              <table:table-cell office:value-type="float" office:value="569969.036104364">
                <text:p>569969.036104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5150299072266">
                <text:p>23.5150299072266</text:p>
              </table:table-cell>
              <table:table-cell office:value-type="float" office:value="569601.969946167">
                <text:p>569601.9699461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5294525623322">
                <text:p>23.5294525623322</text:p>
              </table:table-cell>
              <table:table-cell office:value-type="float" office:value="570214.009819318">
                <text:p>570214.009819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5622568130493">
                <text:p>23.5622568130493</text:p>
              </table:table-cell>
              <table:table-cell office:value-type="float" office:value="250699.217943034">
                <text:p>250699.217943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6456203460693">
                <text:p>23.6456203460693</text:p>
              </table:table-cell>
              <table:table-cell office:value-type="float" office:value="98652.2487959457">
                <text:p>98652.24879594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7290279865265">
                <text:p>23.7290279865265</text:p>
              </table:table-cell>
              <table:table-cell office:value-type="float" office:value="98600.0797399932">
                <text:p>98600.07973999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8123695850372">
                <text:p>23.8123695850372</text:p>
              </table:table-cell>
              <table:table-cell office:value-type="float" office:value="98678.2128847694">
                <text:p>98678.2128847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8957335948944">
                <text:p>23.8957335948944</text:p>
              </table:table-cell>
              <table:table-cell office:value-type="float" office:value="98651.6845109737">
                <text:p>98651.6845109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9791884422302">
                <text:p>23.9791884422302</text:p>
              </table:table-cell>
              <table:table-cell office:value-type="float" office:value="98544.3058437013">
                <text:p>98544.3058437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0624761581421">
                <text:p>24.0624761581421</text:p>
              </table:table-cell>
              <table:table-cell office:value-type="float" office:value="98742.0522937933">
                <text:p>98742.0522937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1457960605621">
                <text:p>24.1457960605621</text:p>
              </table:table-cell>
              <table:table-cell office:value-type="float" office:value="98703.9082035889">
                <text:p>98703.9082035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2291650772095">
                <text:p>24.2291650772095</text:p>
              </table:table-cell>
              <table:table-cell office:value-type="float" office:value="98645.7599084864">
                <text:p>98645.7599084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3125591278076">
                <text:p>24.3125591278076</text:p>
              </table:table-cell>
              <table:table-cell office:value-type="float" office:value="98616.1475670421">
                <text:p>98616.14756704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3959212303162">
                <text:p>24.3959212303162</text:p>
              </table:table-cell>
              <table:table-cell office:value-type="float" office:value="98653.9416895946">
                <text:p>98653.9416895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4793627262115">
                <text:p>24.4793627262115</text:p>
              </table:table-cell>
              <table:table-cell office:value-type="float" office:value="98560.0738787184">
                <text:p>98560.07387871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4937078952789">
                <text:p>24.4937078952789</text:p>
              </table:table-cell>
              <table:table-cell office:value-type="float" office:value="573294.044940832">
                <text:p>573294.044940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5080540180206">
                <text:p>24.5080540180206</text:p>
              </table:table-cell>
              <table:table-cell office:value-type="float" office:value="573255.934587516">
                <text:p>573255.934587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522394657135">
                <text:p>24.522394657135</text:p>
              </table:table-cell>
              <table:table-cell office:value-type="float" office:value="573475.13833979">
                <text:p>573475.13833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5367321968079">
                <text:p>24.5367321968079</text:p>
              </table:table-cell>
              <table:table-cell office:value-type="float" office:value="573599.110283358">
                <text:p>573599.1102833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799844264984">
                <text:p>24.5799844264984</text:p>
              </table:table-cell>
              <table:table-cell office:value-type="float" office:value="190140.486602393">
                <text:p>190140.486602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6726231575012">
                <text:p>24.6726231575012</text:p>
              </table:table-cell>
              <table:table-cell office:value-type="float" office:value="88774.9638944294">
                <text:p>88774.9638944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7652153968811">
                <text:p>24.7652153968811</text:p>
              </table:table-cell>
              <table:table-cell office:value-type="float" office:value="88819.5388196519">
                <text:p>88819.53881965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8578586578369">
                <text:p>24.8578586578369</text:p>
              </table:table-cell>
              <table:table-cell office:value-type="float" office:value="88770.6230885237">
                <text:p>88770.6230885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950455904007">
                <text:p>24.950455904007</text:p>
              </table:table-cell>
              <table:table-cell office:value-type="float" office:value="88814.7362924551">
                <text:p>88814.7362924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.0431227684021">
                <text:p>25.0431227684021</text:p>
              </table:table-cell>
              <table:table-cell office:value-type="float" office:value="88748.0120718445">
                <text:p>88748.0120718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1356627941132">
                <text:p>25.1356627941132</text:p>
              </table:table-cell>
              <table:table-cell office:value-type="float" office:value="88869.6532857905">
                <text:p>88869.6532857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2283475399017">
                <text:p>25.2283475399017</text:p>
              </table:table-cell>
              <table:table-cell office:value-type="float" office:value="88730.8901807855">
                <text:p>88730.89018078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3209662437439">
                <text:p>25.3209662437439</text:p>
              </table:table-cell>
              <table:table-cell office:value-type="float" office:value="88794.1599141249">
                <text:p>88794.1599141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4136009216309">
                <text:p>25.4136009216309</text:p>
              </table:table-cell>
              <table:table-cell office:value-type="float" office:value="88778.8481332585">
                <text:p>88778.8481332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5062317848206">
                <text:p>25.5062317848206</text:p>
              </table:table-cell>
              <table:table-cell office:value-type="float" office:value="88782.5041979605">
                <text:p>88782.50419796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5193758010864">
                <text:p>25.5193758010864</text:p>
              </table:table-cell>
              <table:table-cell office:value-type="float" office:value="625683.948775621">
                <text:p>625683.9487756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5325121879578">
                <text:p>25.5325121879578</text:p>
              </table:table-cell>
              <table:table-cell office:value-type="float" office:value="626047.335583869">
                <text:p>626047.335583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5456595420837">
                <text:p>25.5456595420837</text:p>
              </table:table-cell>
              <table:table-cell office:value-type="float" office:value="625525.099666328">
                <text:p>625525.099666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5588071346283">
                <text:p>25.5588071346283</text:p>
              </table:table-cell>
              <table:table-cell office:value-type="float" office:value="625513.756387705">
                <text:p>625513.7563877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5885810852051">
                <text:p>25.5885810852051</text:p>
              </table:table-cell>
              <table:table-cell office:value-type="float" office:value="276214.605072029">
                <text:p>276214.605072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6643660068512">
                <text:p>25.6643660068512</text:p>
              </table:table-cell>
              <table:table-cell office:value-type="float" office:value="108517.628855017">
                <text:p>108517.628855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7401504516602">
                <text:p>25.7401504516602</text:p>
              </table:table-cell>
              <table:table-cell office:value-type="float" office:value="108518.311649988">
                <text:p>108518.311649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8159193992615">
                <text:p>25.8159193992615</text:p>
              </table:table-cell>
              <table:table-cell office:value-type="float" office:value="108540.507164929">
                <text:p>108540.5071649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8916842937469">
                <text:p>25.8916842937469</text:p>
              </table:table-cell>
              <table:table-cell office:value-type="float" office:value="108546.313643673">
                <text:p>108546.3136436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9675004482269">
                <text:p>25.9675004482269</text:p>
              </table:table-cell>
              <table:table-cell office:value-type="float" office:value="108472.924489616">
                <text:p>108472.9244896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0432689189911">
                <text:p>26.0432689189911</text:p>
              </table:table-cell>
              <table:table-cell office:value-type="float" office:value="108541.190247832">
                <text:p>108541.190247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1191086769104">
                <text:p>26.1191086769104</text:p>
              </table:table-cell>
              <table:table-cell office:value-type="float" office:value="108439.164702369">
                <text:p>108439.1647023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1948273181915">
                <text:p>26.1948273181915</text:p>
              </table:table-cell>
              <table:table-cell office:value-type="float" office:value="108612.619836454">
                <text:p>108612.619836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2705926895142">
                <text:p>26.2705926895142</text:p>
              </table:table-cell>
              <table:table-cell office:value-type="float" office:value="108545.630496282">
                <text:p>108545.630496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3464109897613">
                <text:p>26.3464109897613</text:p>
              </table:table-cell>
              <table:table-cell office:value-type="float" office:value="108469.854549457">
                <text:p>108469.8545494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6297636032104">
                <text:p>30.6297636032104</text:p>
              </table:table-cell>
              <table:table-cell office:value-type="float" office:value="1919.99135774576">
                <text:p>1919.99135774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5724942684174">
                <text:p>37.5724942684174</text:p>
              </table:table-cell>
              <table:table-cell office:value-type="float" office:value="1184.54832782353">
                <text:p>1184.5483278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.4457335472107">
                <text:p>40.4457335472107</text:p>
              </table:table-cell>
              <table:table-cell office:value-type="float" office:value="2862.27466702801">
                <text:p>2862.27466702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.4217638969421">
                <text:p>41.4217638969421</text:p>
              </table:table-cell>
              <table:table-cell office:value-type="float" office:value="8425.96749400552">
                <text:p>8425.96749400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439519405365">
                <text:p>41.439519405365</text:p>
              </table:table-cell>
              <table:table-cell office:value-type="float" office:value="463180.203244172">
                <text:p>463180.2032441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.4570531845093">
                <text:p>41.4570531845093</text:p>
              </table:table-cell>
              <table:table-cell office:value-type="float" office:value="469037.503684969">
                <text:p>469037.5036849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4746124744415">
                <text:p>41.4746124744415</text:p>
              </table:table-cell>
              <table:table-cell office:value-type="float" office:value="468356.068595636">
                <text:p>468356.068595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.4921658039093">
                <text:p>41.4921658039093</text:p>
              </table:table-cell>
              <table:table-cell office:value-type="float" office:value="468515.105074432">
                <text:p>468515.1050744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.5097188949585">
                <text:p>41.5097188949585</text:p>
              </table:table-cell>
              <table:table-cell office:value-type="float" office:value="468521.468780137">
                <text:p>468521.4687801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.5302975177765">
                <text:p>41.5302975177765</text:p>
              </table:table-cell>
              <table:table-cell office:value-type="float" office:value="399638.016243208">
                <text:p>399638.016243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.6261146068573">
                <text:p>41.6261146068573</text:p>
              </table:table-cell>
              <table:table-cell office:value-type="float" office:value="85830.2008430251">
                <text:p>85830.2008430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7219166755676">
                <text:p>41.7219166755676</text:p>
              </table:table-cell>
              <table:table-cell office:value-type="float" office:value="85843.6577697145">
                <text:p>85843.6577697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.8177492618561">
                <text:p>41.8177492618561</text:p>
              </table:table-cell>
              <table:table-cell office:value-type="float" office:value="85816.3211336705">
                <text:p>85816.32113367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.9135615825653">
                <text:p>41.9135615825653</text:p>
              </table:table-cell>
              <table:table-cell office:value-type="float" office:value="85834.4724261321">
                <text:p>85834.47242613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.0093939304352">
                <text:p>42.0093939304352</text:p>
              </table:table-cell>
              <table:table-cell office:value-type="float" office:value="85816.5346336609">
                <text:p>85816.53463366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.1051676273346">
                <text:p>42.1051676273346</text:p>
              </table:table-cell>
              <table:table-cell office:value-type="float" office:value="85869.0879254376">
                <text:p>85869.0879254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2010071277618">
                <text:p>42.2010071277618</text:p>
              </table:table-cell>
              <table:table-cell office:value-type="float" office:value="85810.1300960247">
                <text:p>85810.1300960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2968168258667">
                <text:p>42.2968168258667</text:p>
              </table:table-cell>
              <table:table-cell office:value-type="float" office:value="85836.8219780767">
                <text:p>85836.82197807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.3926558494568">
                <text:p>42.3926558494568</text:p>
              </table:table-cell>
              <table:table-cell office:value-type="float" office:value="85810.5570354597">
                <text:p>85810.55703545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.4885561466217">
                <text:p>42.4885561466217</text:p>
              </table:table-cell>
              <table:table-cell office:value-type="float" office:value="85755.730098077">
                <text:p>85755.7300980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5043299198151">
                <text:p>42.5043299198151</text:p>
              </table:table-cell>
              <table:table-cell office:value-type="float" office:value="521371.766868198">
                <text:p>521371.766868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5201151371002">
                <text:p>42.5201151371002</text:p>
              </table:table-cell>
              <table:table-cell office:value-type="float" office:value="520993.778637023">
                <text:p>520993.778637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535902261734">
                <text:p>42.535902261734</text:p>
              </table:table-cell>
              <table:table-cell office:value-type="float" office:value="520930.833877009">
                <text:p>520930.8338770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.5516896247864">
                <text:p>42.5516896247864</text:p>
              </table:table-cell>
              <table:table-cell office:value-type="float" office:value="520922.966851413">
                <text:p>520922.966851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.5848534107208">
                <text:p>42.5848534107208</text:p>
              </table:table-cell>
              <table:table-cell office:value-type="float" office:value="247981.337723492">
                <text:p>247981.337723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.6735875606537">
                <text:p>42.6735875606537</text:p>
              </table:table-cell>
              <table:table-cell office:value-type="float" office:value="92681.3409067704">
                <text:p>92681.3409067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.762225151062">
                <text:p>42.762225151062</text:p>
              </table:table-cell>
              <table:table-cell office:value-type="float" office:value="92782.3055897012">
                <text:p>92782.30558970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.8509070873261">
                <text:p>42.8509070873261</text:p>
              </table:table-cell>
              <table:table-cell office:value-type="float" office:value="92735.9093233394">
                <text:p>92735.90932333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.9395804405212">
                <text:p>42.9395804405212</text:p>
              </table:table-cell>
              <table:table-cell office:value-type="float" office:value="92744.8856241749">
                <text:p>92744.88562417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.028270483017">
                <text:p>43.028270483017</text:p>
              </table:table-cell>
              <table:table-cell office:value-type="float" office:value="92727.4333011643">
                <text:p>92727.43330116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.1169605255127">
                <text:p>43.1169605255127</text:p>
              </table:table-cell>
              <table:table-cell office:value-type="float" office:value="92727.4333011643">
                <text:p>92727.4333011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.2056620121002">
                <text:p>43.2056620121002</text:p>
              </table:table-cell>
              <table:table-cell office:value-type="float" office:value="92715.46978962">
                <text:p>92715.46978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.2943468093872">
                <text:p>43.2943468093872</text:p>
              </table:table-cell>
              <table:table-cell office:value-type="float" office:value="92732.9176091684">
                <text:p>92732.91760916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.3830499649048">
                <text:p>43.3830499649048</text:p>
              </table:table-cell>
              <table:table-cell office:value-type="float" office:value="92713.7253687696">
                <text:p>92713.72536876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.4717121124268">
                <text:p>43.4717121124268</text:p>
              </table:table-cell>
              <table:table-cell office:value-type="float" office:value="92756.6072992073">
                <text:p>92756.60729920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.486138343811">
                <text:p>43.486138343811</text:p>
              </table:table-cell>
              <table:table-cell office:value-type="float" office:value="570072.653136775">
                <text:p>570072.6531367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.5005598068237">
                <text:p>43.5005598068237</text:p>
              </table:table-cell>
              <table:table-cell office:value-type="float" office:value="570261.144293083">
                <text:p>570261.1442930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.5149788856506">
                <text:p>43.5149788856506</text:p>
              </table:table-cell>
              <table:table-cell office:value-type="float" office:value="570355.436621581">
                <text:p>570355.4366215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.529402256012">
                <text:p>43.529402256012</text:p>
              </table:table-cell>
              <table:table-cell office:value-type="float" office:value="570185.732874901">
                <text:p>570185.7328749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.5622477531433">
                <text:p>43.5622477531433</text:p>
              </table:table-cell>
              <table:table-cell office:value-type="float" office:value="250384.39720101">
                <text:p>250384.397201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.6456174850464">
                <text:p>43.6456174850464</text:p>
              </table:table-cell>
              <table:table-cell office:value-type="float" office:value="98644.9135947929">
                <text:p>98644.91359479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.7289998531342">
                <text:p>43.7289998531342</text:p>
              </table:table-cell>
              <table:table-cell office:value-type="float" office:value="98629.9644469607">
                <text:p>98629.96444696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.8123519420624">
                <text:p>43.8123519420624</text:p>
              </table:table-cell>
              <table:table-cell office:value-type="float" office:value="98665.7935721559">
                <text:p>98665.79357215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8956964015961">
                <text:p>43.8956964015961</text:p>
              </table:table-cell>
              <table:table-cell office:value-type="float" office:value="98674.8254894557">
                <text:p>98674.82548945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.9789979457855">
                <text:p>43.9789979457855</text:p>
              </table:table-cell>
              <table:table-cell office:value-type="float" office:value="98725.6608508495">
                <text:p>98725.66085084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.0624468326569">
                <text:p>44.0624468326569</text:p>
              </table:table-cell>
              <table:table-cell office:value-type="float" office:value="98551.3445215851">
                <text:p>98551.34452158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.1458730697632">
                <text:p>44.1458730697632</text:p>
              </table:table-cell>
              <table:table-cell office:value-type="float" office:value="98578.1006701627">
                <text:p>98578.10067016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.2291719913483">
                <text:p>44.2291719913483</text:p>
              </table:table-cell>
              <table:table-cell office:value-type="float" office:value="98728.7691545906">
                <text:p>98728.76915459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3124792575836">
                <text:p>44.3124792575836</text:p>
              </table:table-cell>
              <table:table-cell office:value-type="float" office:value="98718.8797765414">
                <text:p>98718.8797765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.3958749771118">
                <text:p>44.3958749771118</text:p>
              </table:table-cell>
              <table:table-cell office:value-type="float" office:value="98614.1740430605">
                <text:p>98614.1740430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.4792692661285">
                <text:p>44.4792692661285</text:p>
              </table:table-cell>
              <table:table-cell office:value-type="float" office:value="98615.8656302086">
                <text:p>98615.8656302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.4936554431915">
                <text:p>44.4936554431915</text:p>
              </table:table-cell>
              <table:table-cell office:value-type="float" office:value="571659.862379848">
                <text:p>571659.8623798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.5080480575562">
                <text:p>44.5080480575562</text:p>
              </table:table-cell>
              <table:table-cell office:value-type="float" office:value="571404.179369523">
                <text:p>571404.1793695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.5224349498749">
                <text:p>44.5224349498749</text:p>
              </table:table-cell>
              <table:table-cell office:value-type="float" office:value="571631.441857382">
                <text:p>571631.4418573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.5367691516876">
                <text:p>44.5367691516876</text:p>
              </table:table-cell>
              <table:table-cell office:value-type="float" office:value="573732.678487076">
                <text:p>573732.6784870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.5799152851105">
                <text:p>44.5799152851105</text:p>
              </table:table-cell>
              <table:table-cell office:value-type="float" office:value="190608.041731135">
                <text:p>190608.0417311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.6726274490356">
                <text:p>44.6726274490356</text:p>
              </table:table-cell>
              <table:table-cell office:value-type="float" office:value="88704.6494420914">
                <text:p>88704.64944209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.7651541233063">
                <text:p>44.7651541233063</text:p>
              </table:table-cell>
              <table:table-cell office:value-type="float" office:value="88882.4770243632">
                <text:p>88882.47702436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.8578188419342">
                <text:p>44.8578188419342</text:p>
              </table:table-cell>
              <table:table-cell office:value-type="float" office:value="88750.0671428277">
                <text:p>88750.06714282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.9504718780518">
                <text:p>44.9504718780518</text:p>
              </table:table-cell>
              <table:table-cell office:value-type="float" office:value="88761.2575325193">
                <text:p>88761.2575325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.0430815219879">
                <text:p>45.0430815219879</text:p>
              </table:table-cell>
              <table:table-cell office:value-type="float" office:value="88802.8465552618">
                <text:p>88802.84655526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.1356766223907">
                <text:p>45.1356766223907</text:p>
              </table:table-cell>
              <table:table-cell office:value-type="float" office:value="88816.7944548011">
                <text:p>88816.79445480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.2282974720001">
                <text:p>45.2282974720001</text:p>
              </table:table-cell>
              <table:table-cell office:value-type="float" office:value="88792.102800659">
                <text:p>88792.1028006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.3209767341614">
                <text:p>45.3209767341614</text:p>
              </table:table-cell>
              <table:table-cell office:value-type="float" office:value="88736.1401916522">
                <text:p>88736.14019165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.4135377407074">
                <text:p>45.4135377407074</text:p>
              </table:table-cell>
              <table:table-cell office:value-type="float" office:value="88849.5091711335">
                <text:p>88849.50917113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5062012672424">
                <text:p>45.5062012672424</text:p>
              </table:table-cell>
              <table:table-cell office:value-type="float" office:value="88751.2088900553">
                <text:p>88751.20889005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5193355083466">
                <text:p>45.5193355083466</text:p>
              </table:table-cell>
              <table:table-cell office:value-type="float" office:value="626149.61418795">
                <text:p>626149.614187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5324838161469">
                <text:p>45.5324838161469</text:p>
              </table:table-cell>
              <table:table-cell office:value-type="float" office:value="625479.729020091">
                <text:p>625479.729020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.5456156730652">
                <text:p>45.5456156730652</text:p>
              </table:table-cell>
              <table:table-cell office:value-type="float" office:value="626263.29628352">
                <text:p>626263.296283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.5587687492371">
                <text:p>45.5587687492371</text:p>
              </table:table-cell>
              <table:table-cell office:value-type="float" office:value="625252.974477958">
                <text:p>625252.9744779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.5885791778564">
                <text:p>45.5885791778564</text:p>
              </table:table-cell>
              <table:table-cell office:value-type="float" office:value="275876.61032999">
                <text:p>275876.61032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.6643385887146">
                <text:p>45.6643385887146</text:p>
              </table:table-cell>
              <table:table-cell office:value-type="float" office:value="108554.170456763">
                <text:p>108554.1704567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.7400760650635">
                <text:p>45.7400760650635</text:p>
              </table:table-cell>
              <table:table-cell office:value-type="float" office:value="108585.609086273">
                <text:p>108585.6090862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8159055709839">
                <text:p>45.8159055709839</text:p>
              </table:table-cell>
              <table:table-cell office:value-type="float" office:value="108453.825462503">
                <text:p>108453.8254625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.8916430473328">
                <text:p>45.8916430473328</text:p>
              </table:table-cell>
              <table:table-cell office:value-type="float" office:value="108585.609086273">
                <text:p>108585.6090862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.9674847126007">
                <text:p>45.9674847126007</text:p>
              </table:table-cell>
              <table:table-cell office:value-type="float" office:value="108436.437556389">
                <text:p>108436.437556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.0432457923889">
                <text:p>46.0432457923889</text:p>
              </table:table-cell>
              <table:table-cell office:value-type="float" office:value="108551.779132378">
                <text:p>108551.779132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.1190266609192">
                <text:p>46.1190266609192</text:p>
              </table:table-cell>
              <table:table-cell office:value-type="float" office:value="108523.432886159">
                <text:p>108523.4328861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.1947917938232">
                <text:p>46.1947917938232</text:p>
              </table:table-cell>
              <table:table-cell office:value-type="float" office:value="108545.972068903">
                <text:p>108545.9720689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.270565032959">
                <text:p>46.270565032959</text:p>
              </table:table-cell>
              <table:table-cell office:value-type="float" office:value="108534.359805674">
                <text:p>108534.359805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3464107513428">
                <text:p>46.3464107513428</text:p>
              </table:table-cell>
              <table:table-cell office:value-type="float" office:value="108430.642826606">
                <text:p>108430.6428266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.4220767021179">
                <text:p>46.4220767021179</text:p>
              </table:table-cell>
              <table:table-cell office:value-type="float" office:value="108688.252982361">
                <text:p>108688.2529823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.4979276657104">
                <text:p>46.4979276657104</text:p>
              </table:table-cell>
              <table:table-cell office:value-type="float" office:value="108423.14468382">
                <text:p>108423.144683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6406672000885">
                <text:p>50.6406672000885</text:p>
              </table:table-cell>
              <table:table-cell office:value-type="float" office:value="1985.15980349575">
                <text:p>1985.15980349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0520396232605">
                <text:p>51.0520396232605</text:p>
              </table:table-cell>
              <table:table-cell office:value-type="float" office:value="19991.6171740114">
                <text:p>19991.61717401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4420266151428">
                <text:p>52.4420266151428</text:p>
              </table:table-cell>
              <table:table-cell office:value-type="float" office:value="5916.60213227106">
                <text:p>5916.602132271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.5042409896851">
                <text:p>54.5042409896851</text:p>
              </table:table-cell>
              <table:table-cell office:value-type="float" office:value="3987.94621040576">
                <text:p>3987.946210405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.6687622070313">
                <text:p>54.6687622070313</text:p>
              </table:table-cell>
              <table:table-cell office:value-type="float" office:value="49987.4735469211">
                <text:p>49987.47354692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.4180145263672">
                <text:p>57.4180145263672</text:p>
              </table:table-cell>
              <table:table-cell office:value-type="float" office:value="2991.35875676426">
                <text:p>2991.358756764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.4314153194428">
                <text:p>60.4314153194428</text:p>
              </table:table-cell>
              <table:table-cell office:value-type="float" office:value="2729.14244228573">
                <text:p>2729.142442285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.4495506286621">
                <text:p>60.4495506286621</text:p>
              </table:table-cell>
              <table:table-cell office:value-type="float" office:value="453479.998632748">
                <text:p>453479.9986327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.4676802158356">
                <text:p>60.4676802158356</text:p>
              </table:table-cell>
              <table:table-cell office:value-type="float" office:value="453623.125629595">
                <text:p>453623.125629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.4217600822449">
                <text:p>61.4217600822449</text:p>
              </table:table-cell>
              <table:table-cell office:value-type="float" office:value="8619.82344408041">
                <text:p>8619.82344408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.4395341873169">
                <text:p>61.4395341873169</text:p>
              </table:table-cell>
              <table:table-cell office:value-type="float" office:value="462695.588142187">
                <text:p>462695.588142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.4571042060852">
                <text:p>61.4571042060852</text:p>
              </table:table-cell>
              <table:table-cell office:value-type="float" office:value="468070.074850056">
                <text:p>468070.0748500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.4746336936951">
                <text:p>61.4746336936951</text:p>
              </table:table-cell>
              <table:table-cell office:value-type="float" office:value="469152.332517273">
                <text:p>469152.3325172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492196559906">
                <text:p>61.492196559906</text:p>
              </table:table-cell>
              <table:table-cell office:value-type="float" office:value="468260.698523024">
                <text:p>468260.6985230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.5097544193268">
                <text:p>61.5097544193268</text:p>
              </table:table-cell>
              <table:table-cell office:value-type="float" office:value="468394.227502953">
                <text:p>468394.2275029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.5303053855896">
                <text:p>61.5303053855896</text:p>
              </table:table-cell>
              <table:table-cell office:value-type="float" office:value="400175.830898987">
                <text:p>400175.830898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.6261270046234">
                <text:p>61.6261270046234</text:p>
              </table:table-cell>
              <table:table-cell office:value-type="float" office:value="85826.1432328535">
                <text:p>85826.1432328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.7219281196594">
                <text:p>61.7219281196594</text:p>
              </table:table-cell>
              <table:table-cell office:value-type="float" office:value="85844.5123202238">
                <text:p>85844.51232022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.8177850246429">
                <text:p>61.8177850246429</text:p>
              </table:table-cell>
              <table:table-cell office:value-type="float" office:value="85794.549713595">
                <text:p>85794.5497135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.9135949611664">
                <text:p>61.9135949611664</text:p>
              </table:table-cell>
              <table:table-cell office:value-type="float" office:value="85836.6083771301">
                <text:p>85836.60837713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.0094113349915">
                <text:p>62.0094113349915</text:p>
              </table:table-cell>
              <table:table-cell office:value-type="float" office:value="85830.8415533874">
                <text:p>85830.84155338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.1051173210144">
                <text:p>62.1051173210144</text:p>
              </table:table-cell>
              <table:table-cell office:value-type="float" office:value="85929.8393104479">
                <text:p>85929.83931044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201051235199">
                <text:p>62.201051235199</text:p>
              </table:table-cell>
              <table:table-cell office:value-type="float" office:value="85725.6797025667">
                <text:p>85725.6797025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2968349456787">
                <text:p>62.2968349456787</text:p>
              </table:table-cell>
              <table:table-cell office:value-type="float" office:value="85860.1108561131">
                <text:p>85860.11085611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3926093578339">
                <text:p>62.3926093578339</text:p>
              </table:table-cell>
              <table:table-cell office:value-type="float" office:value="85868.446643947">
                <text:p>85868.4466439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.4727647304535">
                <text:p>62.4727647304535</text:p>
              </table:table-cell>
              <table:table-cell office:value-type="float" office:value="102600.733191353">
                <text:p>102600.7331913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.4885404109955">
                <text:p>62.4885404109955</text:p>
              </table:table-cell>
              <table:table-cell office:value-type="float" office:value="521308.73074598">
                <text:p>521308.730745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.5043833255768">
                <text:p>62.5043833255768</text:p>
              </table:table-cell>
              <table:table-cell office:value-type="float" office:value="519096.404755455">
                <text:p>519096.404755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.5201752185822">
                <text:p>62.5201752185822</text:p>
              </table:table-cell>
              <table:table-cell office:value-type="float" office:value="520773.538498702">
                <text:p>520773.5384987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535966873169">
                <text:p>62.535966873169</text:p>
              </table:table-cell>
              <table:table-cell office:value-type="float" office:value="520781.40101155">
                <text:p>520781.401011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5690262317657">
                <text:p>62.5690262317657</text:p>
              </table:table-cell>
              <table:table-cell office:value-type="float" office:value="248764.656940308">
                <text:p>248764.6569403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.6576972007751">
                <text:p>62.6576972007751</text:p>
              </table:table-cell>
              <table:table-cell office:value-type="float" office:value="92747.3793494715">
                <text:p>92747.37934947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.7465674877167">
                <text:p>62.7465674877167</text:p>
              </table:table-cell>
              <table:table-cell office:value-type="float" office:value="92539.3658896469">
                <text:p>92539.36588964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.8351600170136">
                <text:p>62.8351600170136</text:p>
              </table:table-cell>
              <table:table-cell office:value-type="float" office:value="92829.497760937">
                <text:p>92829.4977609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.9237334728241">
                <text:p>62.9237334728241</text:p>
              </table:table-cell>
              <table:table-cell office:value-type="float" office:value="92849.4877471037">
                <text:p>92849.48774710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3.0124707221985">
                <text:p>63.0124707221985</text:p>
              </table:table-cell>
              <table:table-cell office:value-type="float" office:value="92678.1037048182">
                <text:p>92678.10370481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.1011884212494">
                <text:p>63.1011884212494</text:p>
              </table:table-cell>
              <table:table-cell office:value-type="float" office:value="92698.526765007">
                <text:p>92698.5267650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.1898539066315">
                <text:p>63.1898539066315</text:p>
              </table:table-cell>
              <table:table-cell office:value-type="float" office:value="92753.1154266046">
                <text:p>92753.11542660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.2785186767578">
                <text:p>63.2785186767578</text:p>
              </table:table-cell>
              <table:table-cell office:value-type="float" office:value="92753.8636628868">
                <text:p>92753.86366288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3672993183136">
                <text:p>63.3672993183136</text:p>
              </table:table-cell>
              <table:table-cell office:value-type="float" office:value="92632.8066105759">
                <text:p>92632.80661057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4559781551361">
                <text:p>63.4559781551361</text:p>
              </table:table-cell>
              <table:table-cell office:value-type="float" office:value="92739.1505648669">
                <text:p>92739.15056486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.4704041481018">
                <text:p>63.4704041481018</text:p>
              </table:table-cell>
              <table:table-cell office:value-type="float" office:value="570082.074735155">
                <text:p>570082.0747351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.4848098754883">
                <text:p>63.4848098754883</text:p>
              </table:table-cell>
              <table:table-cell office:value-type="float" office:value="570884.050445202">
                <text:p>570884.0504452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.4992303848267">
                <text:p>63.4992303848267</text:p>
              </table:table-cell>
              <table:table-cell office:value-type="float" office:value="570298.857482971">
                <text:p>570298.8574829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3.5136518478394">
                <text:p>63.5136518478394</text:p>
              </table:table-cell>
              <table:table-cell office:value-type="float" office:value="570261.144293083">
                <text:p>570261.1442930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.5465726852417">
                <text:p>63.5465726852417</text:p>
              </table:table-cell>
              <table:table-cell office:value-type="float" office:value="249811.385399768">
                <text:p>249811.385399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.6297862529755">
                <text:p>63.6297862529755</text:p>
              </table:table-cell>
              <table:table-cell office:value-type="float" office:value="98830.0372640198">
                <text:p>98830.03726401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.7133095264435">
                <text:p>63.7133095264435</text:p>
              </table:table-cell>
              <table:table-cell office:value-type="float" office:value="98463.5737864022">
                <text:p>98463.57378640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.7967031002045">
                <text:p>63.7967031002045</text:p>
              </table:table-cell>
              <table:table-cell office:value-type="float" office:value="98616.7114455455">
                <text:p>98616.7114455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.8799812793732">
                <text:p>63.8799812793732</text:p>
              </table:table-cell>
              <table:table-cell office:value-type="float" office:value="98753.3599088447">
                <text:p>98753.35990884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.9633233547211">
                <text:p>63.9633233547211</text:p>
              </table:table-cell>
              <table:table-cell office:value-type="float" office:value="98677.6483027331">
                <text:p>98677.64830273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.0466923713684">
                <text:p>64.0466923713684</text:p>
              </table:table-cell>
              <table:table-cell office:value-type="float" office:value="98645.7599084864">
                <text:p>98645.75990848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.1300685405731">
                <text:p>64.1300685405731</text:p>
              </table:table-cell>
              <table:table-cell office:value-type="float" office:value="98637.2974249725">
                <text:p>98637.29742497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.2134487628937">
                <text:p>64.2134487628937</text:p>
              </table:table-cell>
              <table:table-cell office:value-type="float" office:value="98632.5026621145">
                <text:p>98632.50266211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4.2968311309815">
                <text:p>64.2968311309815</text:p>
              </table:table-cell>
              <table:table-cell office:value-type="float" office:value="98629.9644469607">
                <text:p>98629.96444696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.3801686763763">
                <text:p>64.3801686763763</text:p>
              </table:table-cell>
              <table:table-cell office:value-type="float" office:value="98683.0120929328">
                <text:p>98683.01209293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4.4547863006592">
                <text:p>64.4547863006592</text:p>
              </table:table-cell>
              <table:table-cell office:value-type="float" office:value="110215.248462308">
                <text:p>110215.2484623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4.4691181182861">
                <text:p>64.4691181182861</text:p>
              </table:table-cell>
              <table:table-cell office:value-type="float" office:value="573828.122438116">
                <text:p>573828.122438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.4834711551666">
                <text:p>64.4834711551666</text:p>
              </table:table-cell>
              <table:table-cell office:value-type="float" office:value="572979.785983622">
                <text:p>572979.7859836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4978272914887">
                <text:p>64.4978272914887</text:p>
              </table:table-cell>
              <table:table-cell office:value-type="float" office:value="572856.081575713">
                <text:p>572856.0815757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5121796131134">
                <text:p>64.5121796131134</text:p>
              </table:table-cell>
              <table:table-cell office:value-type="float" office:value="573008.340742217">
                <text:p>573008.3407422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.5554721355438">
                <text:p>64.5554721355438</text:p>
              </table:table-cell>
              <table:table-cell office:value-type="float" office:value="189963.521141963">
                <text:p>189963.521141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.6480939388275">
                <text:p>64.6480939388275</text:p>
              </table:table-cell>
              <table:table-cell office:value-type="float" office:value="88791.1885586022">
                <text:p>88791.18855860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.7405757904053">
                <text:p>64.7405757904053</text:p>
              </table:table-cell>
              <table:table-cell office:value-type="float" office:value="88925.5552272897">
                <text:p>88925.55522728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.833389043808">
                <text:p>64.833389043808</text:p>
              </table:table-cell>
              <table:table-cell office:value-type="float" office:value="88608.0349356644">
                <text:p>88608.03493566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.9259994029999">
                <text:p>64.9259994029999</text:p>
              </table:table-cell>
              <table:table-cell office:value-type="float" office:value="88802.1607060108">
                <text:p>88802.16070601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.0185170173645">
                <text:p>65.0185170173645</text:p>
              </table:table-cell>
              <table:table-cell office:value-type="float" office:value="88891.1809548843">
                <text:p>88891.18095488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.1112275123596">
                <text:p>65.1112275123596</text:p>
              </table:table-cell>
              <table:table-cell office:value-type="float" office:value="88706.2462608266">
                <text:p>88706.24626082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.2038242816925">
                <text:p>65.2038242816925</text:p>
              </table:table-cell>
              <table:table-cell office:value-type="float" office:value="88815.1936536218">
                <text:p>88815.19365362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.2965927124023">
                <text:p>65.2965927124023</text:p>
              </table:table-cell>
              <table:table-cell office:value-type="float" office:value="88650.847460415">
                <text:p>88650.8474604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5.3891019821167">
                <text:p>65.3891019821167</text:p>
              </table:table-cell>
              <table:table-cell office:value-type="float" office:value="88899.1992412606">
                <text:p>88899.19924126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.4360158443451">
                <text:p>65.4360158443451</text:p>
              </table:table-cell>
              <table:table-cell office:value-type="float" office:value="175299.998963262">
                <text:p>175299.9989632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5.4491937160492">
                <text:p>65.4491937160492</text:p>
              </table:table-cell>
              <table:table-cell office:value-type="float" office:value="624076.496164423">
                <text:p>624076.496164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4623672962189">
                <text:p>65.4623672962189</text:p>
              </table:table-cell>
              <table:table-cell office:value-type="float" office:value="624279.800485033">
                <text:p>624279.8004850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5.475549697876">
                <text:p>65.475549697876</text:p>
              </table:table-cell>
              <table:table-cell office:value-type="float" office:value="623862.040766128">
                <text:p>623862.040766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.4887046813965">
                <text:p>65.4887046813965</text:p>
              </table:table-cell>
              <table:table-cell office:value-type="float" office:value="625162.318689285">
                <text:p>625162.3186892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5.5181305408478">
                <text:p>65.5181305408478</text:p>
              </table:table-cell>
              <table:table-cell office:value-type="float" office:value="279482.0662286">
                <text:p>279482.06622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5.5939242839813">
                <text:p>65.5939242839813</text:p>
              </table:table-cell>
              <table:table-cell office:value-type="float" office:value="108504.998697712">
                <text:p>108504.9986977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5.6697084903717">
                <text:p>65.6697084903717</text:p>
              </table:table-cell>
              <table:table-cell office:value-type="float" office:value="108518.653050695">
                <text:p>108518.6530506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.7454588413239">
                <text:p>65.7454588413239</text:p>
              </table:table-cell>
              <table:table-cell office:value-type="float" office:value="108567.153770616">
                <text:p>108567.1537706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.821291923523">
                <text:p>65.821291923523</text:p>
              </table:table-cell>
              <table:table-cell office:value-type="float" office:value="108448.710793638">
                <text:p>108448.7107936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.8970685005188">
                <text:p>65.8970685005188</text:p>
              </table:table-cell>
              <table:table-cell office:value-type="float" office:value="108529.579007646">
                <text:p>108529.5790076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.9728281497955">
                <text:p>65.9728281497955</text:p>
              </table:table-cell>
              <table:table-cell office:value-type="float" office:value="108553.828832543">
                <text:p>108553.8288325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.6518275737763">
                <text:p>70.6518275737763</text:p>
              </table:table-cell>
              <table:table-cell office:value-type="float" office:value="1709.76725472514">
                <text:p>1709.76725472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